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1" style:family="table-row">
      <style:table-row-properties style:min-row-height="0.187cm"/>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4" style:family="table-row">
      <style:table-row-properties style:min-row-height="0.224cm"/>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667cm" style:rel-column-width="21847*"/>
    </style:style>
    <style:style style:name="Table3.C" style:family="table-column">
      <style:table-column-properties style:column-width="5.667cm" style:rel-column-width="21848*"/>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4" style:family="table">
      <style:table-properties style:width="9.862cm" fo:margin-left="3.002cm" table:align="left"/>
    </style:style>
    <style:style style:name="Table4.A" style:family="table-column">
      <style:table-column-properties style:column-width="4.473cm"/>
    </style:style>
    <style:style style:name="Table4.B" style:family="table-column">
      <style:table-column-properties style:column-width="5.389cm"/>
    </style:style>
    <style:style style:name="Table4.A1" style:family="table-cell">
      <style:table-cell-properties style:vertical-align="middle" fo:padding="0.049cm" fo:border="none"/>
    </style:style>
    <style:style style:name="Table8" style:family="table">
      <style:table-properties style:width="17cm" table:align="margins"/>
    </style:style>
    <style:style style:name="Table8.A" style:family="table-column">
      <style:table-column-properties style:column-width="5.666cm" style:rel-column-width="21840*"/>
    </style:style>
    <style:style style:name="Table8.B" style:family="table-column">
      <style:table-column-properties style:column-width="5.667cm" style:rel-column-width="21847*"/>
    </style:style>
    <style:style style:name="Table8.C" style:family="table-column">
      <style:table-column-properties style:column-width="5.667cm" style:rel-column-width="21848*"/>
    </style:style>
    <style:style style:name="Table8.A1" style:family="table-cell">
      <style:table-cell-properties fo:padding="0.097cm" fo:border-left="0.5pt solid #000000" fo:border-right="none" fo:border-top="0.5pt solid #000000" fo:border-bottom="0.5pt solid #000000"/>
    </style:style>
    <style:style style:name="Table8.C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C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83d96" officeooo:paragraph-rsid="00183d96"/>
    </style:style>
    <style:style style:name="P2" style:family="paragraph" style:parent-style-name="Standard">
      <style:text-properties officeooo:rsid="0019d464" officeooo:paragraph-rsid="0019d464"/>
    </style:style>
    <style:style style:name="P3" style:family="paragraph" style:parent-style-name="Table_20_Contents">
      <style:text-properties officeooo:rsid="0019d464" officeooo:paragraph-rsid="0019d464"/>
    </style:style>
    <style:style style:name="P4" style:family="paragraph" style:parent-style-name="Standard">
      <style:text-properties officeooo:rsid="0019d464" officeooo:paragraph-rsid="002da631"/>
    </style:style>
    <style:style style:name="P5" style:family="paragraph" style:parent-style-name="Standard">
      <style:text-properties officeooo:rsid="0019d464" officeooo:paragraph-rsid="002f6c8e"/>
    </style:style>
    <style:style style:name="P6" style:family="paragraph" style:parent-style-name="Standard">
      <style:text-properties officeooo:rsid="0019d464" officeooo:paragraph-rsid="002f82c9"/>
    </style:style>
    <style:style style:name="P7" style:family="paragraph" style:parent-style-name="Standard">
      <style:text-properties officeooo:rsid="0019d464" officeooo:paragraph-rsid="00326efc"/>
    </style:style>
    <style:style style:name="P8" style:family="paragraph" style:parent-style-name="Standard">
      <style:text-properties officeooo:rsid="0019d464" officeooo:paragraph-rsid="0049f919"/>
    </style:style>
    <style:style style:name="P9" style:family="paragraph" style:parent-style-name="Standard">
      <style:text-properties officeooo:rsid="001bcfc8" officeooo:paragraph-rsid="001bcfc8"/>
    </style:style>
    <style:style style:name="P10" style:family="paragraph" style:parent-style-name="Standard">
      <style:text-properties officeooo:rsid="001bcfc8" officeooo:paragraph-rsid="001efa04"/>
    </style:style>
    <style:style style:name="P11" style:family="paragraph" style:parent-style-name="Standard">
      <style:text-properties officeooo:rsid="001bcfc8" officeooo:paragraph-rsid="0021328f"/>
    </style:style>
    <style:style style:name="P12" style:family="paragraph" style:parent-style-name="Standard">
      <style:text-properties officeooo:paragraph-rsid="001efa04"/>
    </style:style>
    <style:style style:name="P13" style:family="paragraph" style:parent-style-name="Standard">
      <style:text-properties officeooo:rsid="002f6c8e" officeooo:paragraph-rsid="002f6c8e"/>
    </style:style>
    <style:style style:name="P14" style:family="paragraph" style:parent-style-name="Standard">
      <style:text-properties officeooo:rsid="002f6c8e" officeooo:paragraph-rsid="0031f019"/>
    </style:style>
    <style:style style:name="P15" style:family="paragraph" style:parent-style-name="Standard">
      <style:text-properties officeooo:paragraph-rsid="0031f019"/>
    </style:style>
    <style:style style:name="P16" style:family="paragraph" style:parent-style-name="Standard">
      <style:text-properties officeooo:paragraph-rsid="00353565"/>
    </style:style>
    <style:style style:name="P17" style:family="paragraph" style:parent-style-name="Table_20_Contents">
      <style:text-properties officeooo:paragraph-rsid="00353565"/>
    </style:style>
    <style:style style:name="P18" style:family="paragraph" style:parent-style-name="Standard">
      <style:text-properties officeooo:rsid="003726be" officeooo:paragraph-rsid="003726be"/>
    </style:style>
    <style:style style:name="P19" style:family="paragraph" style:parent-style-name="Standard">
      <style:text-properties officeooo:rsid="003726be" officeooo:paragraph-rsid="003988f4"/>
    </style:style>
    <style:style style:name="P20" style:family="paragraph" style:parent-style-name="Standard">
      <style:text-properties officeooo:paragraph-rsid="0037b119"/>
    </style:style>
    <style:style style:name="P21" style:family="paragraph" style:parent-style-name="Standard">
      <style:text-properties officeooo:rsid="001db95b" officeooo:paragraph-rsid="003988f4"/>
    </style:style>
    <style:style style:name="P22" style:family="paragraph" style:parent-style-name="Standard">
      <style:text-properties officeooo:rsid="001b33df" officeooo:paragraph-rsid="003988f4"/>
    </style:style>
    <style:style style:name="P23" style:family="paragraph" style:parent-style-name="Standard">
      <style:text-properties officeooo:rsid="001d35cd" officeooo:paragraph-rsid="003988f4"/>
    </style:style>
    <style:style style:name="P24" style:family="paragraph" style:parent-style-name="Standard">
      <style:text-properties officeooo:paragraph-rsid="003988f4"/>
    </style:style>
    <style:style style:name="P25" style:family="paragraph" style:parent-style-name="Standard">
      <style:text-properties officeooo:paragraph-rsid="003ea21a"/>
    </style:style>
    <style:style style:name="P26" style:family="paragraph" style:parent-style-name="Standard">
      <style:text-properties officeooo:paragraph-rsid="002f82c9"/>
    </style:style>
    <style:style style:name="P27" style:family="paragraph" style:parent-style-name="Standard">
      <style:text-properties officeooo:rsid="004c87d7" officeooo:paragraph-rsid="004c87d7"/>
    </style:style>
    <style:style style:name="P28" style:family="paragraph" style:parent-style-name="Standard">
      <style:text-properties officeooo:rsid="004c87d7" officeooo:paragraph-rsid="008d6d9c"/>
    </style:style>
    <style:style style:name="P29" style:family="paragraph" style:parent-style-name="Standard">
      <style:text-properties officeooo:rsid="004c87d7" officeooo:paragraph-rsid="00900f7a"/>
    </style:style>
    <style:style style:name="P30" style:family="paragraph" style:parent-style-name="Standard">
      <style:text-properties officeooo:rsid="004c87d7" officeooo:paragraph-rsid="009100d3"/>
    </style:style>
    <style:style style:name="P31" style:family="paragraph" style:parent-style-name="Standard">
      <style:text-properties officeooo:rsid="004c87d7" officeooo:paragraph-rsid="00926100"/>
    </style:style>
    <style:style style:name="P32" style:family="paragraph" style:parent-style-name="Standard">
      <style:text-properties officeooo:rsid="004c87d7" officeooo:paragraph-rsid="009a7f60"/>
    </style:style>
    <style:style style:name="P33" style:family="paragraph" style:parent-style-name="Standard">
      <style:text-properties officeooo:rsid="004c87d7" officeooo:paragraph-rsid="00a01059"/>
    </style:style>
    <style:style style:name="P34" style:family="paragraph" style:parent-style-name="Standard">
      <style:text-properties officeooo:rsid="004c87d7" officeooo:paragraph-rsid="00a64233"/>
    </style:style>
    <style:style style:name="P35" style:family="paragraph" style:parent-style-name="Standard">
      <style:text-properties officeooo:rsid="00550342" officeooo:paragraph-rsid="00550342"/>
    </style:style>
    <style:style style:name="P36" style:family="paragraph" style:parent-style-name="Standard">
      <style:text-properties officeooo:rsid="00550342" officeooo:paragraph-rsid="009fa045"/>
    </style:style>
    <style:style style:name="P37" style:family="paragraph" style:parent-style-name="Standard">
      <style:text-properties officeooo:rsid="005a4575" officeooo:paragraph-rsid="005a4575"/>
    </style:style>
    <style:style style:name="P38" style:family="paragraph" style:parent-style-name="Table_20_Contents">
      <style:text-properties fo:font-style="italic" fo:font-weight="bold" officeooo:rsid="00199d03" officeooo:paragraph-rsid="00353565" style:font-style-asian="italic" style:font-weight-asian="bold" style:font-style-complex="italic" style:font-weight-complex="bold"/>
    </style:style>
    <style:style style:name="P39" style:family="paragraph" style:parent-style-name="Table_20_Contents">
      <style:text-properties officeooo:rsid="00199d03" officeooo:paragraph-rsid="00353565"/>
    </style:style>
    <style:style style:name="P40" style:family="paragraph" style:parent-style-name="Table_20_Contents">
      <style:text-properties officeooo:rsid="00353565" officeooo:paragraph-rsid="00353565"/>
    </style:style>
    <style:style style:name="P41" style:family="paragraph" style:parent-style-name="Table_20_Contents">
      <style:text-properties fo:font-weight="bold" officeooo:rsid="006805db" officeooo:paragraph-rsid="006805db" style:font-weight-asian="bold" style:font-weight-complex="bold"/>
    </style:style>
    <style:style style:name="P42" style:family="paragraph" style:parent-style-name="Table_20_Contents">
      <style:text-properties officeooo:rsid="00698678" officeooo:paragraph-rsid="00698678"/>
    </style:style>
    <style:style style:name="P43" style:family="paragraph" style:parent-style-name="Table_20_Contents">
      <style:text-properties officeooo:rsid="006999e0" officeooo:paragraph-rsid="006999e0"/>
    </style:style>
    <style:style style:name="P44" style:family="paragraph" style:parent-style-name="Table_20_Contents">
      <style:text-properties officeooo:rsid="006a1136" officeooo:paragraph-rsid="006a1136"/>
    </style:style>
    <style:style style:name="P45" style:family="paragraph" style:parent-style-name="Table_20_Contents">
      <style:text-properties officeooo:rsid="006a348a" officeooo:paragraph-rsid="006a348a"/>
    </style:style>
    <style:style style:name="P46" style:family="paragraph" style:parent-style-name="Standard">
      <style:text-properties officeooo:rsid="001fd643" officeooo:paragraph-rsid="001efa04"/>
    </style:style>
    <style:style style:name="P47" style:family="paragraph" style:parent-style-name="Standard">
      <style:text-properties officeooo:rsid="00326efc" officeooo:paragraph-rsid="00326efc"/>
    </style:style>
    <style:style style:name="P48" style:family="paragraph" style:parent-style-name="Table_20_Contents">
      <style:text-properties officeooo:rsid="006eebef" officeooo:paragraph-rsid="006eebef"/>
    </style:style>
    <style:style style:name="P49" style:family="paragraph" style:parent-style-name="Table_20_Contents">
      <style:text-properties officeooo:rsid="0070c750" officeooo:paragraph-rsid="0070c750"/>
    </style:style>
    <style:style style:name="P50" style:family="paragraph" style:parent-style-name="Table_20_Contents">
      <style:text-properties officeooo:rsid="00721f19" officeooo:paragraph-rsid="00721f19"/>
    </style:style>
    <style:style style:name="P51" style:family="paragraph" style:parent-style-name="Table_20_Contents">
      <style:text-properties officeooo:rsid="00742b22" officeooo:paragraph-rsid="00742b22"/>
    </style:style>
    <style:style style:name="P52" style:family="paragraph" style:parent-style-name="Table_20_Contents">
      <style:text-properties officeooo:rsid="0076e68d" officeooo:paragraph-rsid="0076e68d"/>
    </style:style>
    <style:style style:name="P53" style:family="paragraph" style:parent-style-name="Standard">
      <style:text-properties officeooo:rsid="007c7204" officeooo:paragraph-rsid="007c7204"/>
    </style:style>
    <style:style style:name="P54" style:family="paragraph" style:parent-style-name="Standard">
      <style:text-properties officeooo:rsid="007c7204" officeooo:paragraph-rsid="004c87d7"/>
    </style:style>
    <style:style style:name="P55" style:family="paragraph" style:parent-style-name="Standard">
      <style:text-properties officeooo:rsid="0082cbad" officeooo:paragraph-rsid="0082cbad"/>
    </style:style>
    <style:style style:name="P56" style:family="paragraph" style:parent-style-name="Standard">
      <style:text-properties officeooo:rsid="0082cbad" officeooo:paragraph-rsid="008ada0d"/>
    </style:style>
    <style:style style:name="P57" style:family="paragraph" style:parent-style-name="Standard">
      <style:text-properties officeooo:rsid="0085c760" officeooo:paragraph-rsid="0085c760"/>
    </style:style>
    <style:style style:name="P58" style:family="paragraph" style:parent-style-name="Standard">
      <style:text-properties officeooo:paragraph-rsid="007b97bc"/>
    </style:style>
    <style:style style:name="P59" style:family="paragraph" style:parent-style-name="Standard">
      <style:text-properties officeooo:rsid="006297ce" officeooo:paragraph-rsid="006297ce"/>
    </style:style>
    <style:style style:name="P60" style:family="paragraph" style:parent-style-name="Standard">
      <style:text-properties officeooo:rsid="008ff9b4" officeooo:paragraph-rsid="008eb6ea"/>
    </style:style>
    <style:style style:name="P61" style:family="paragraph" style:parent-style-name="Standard">
      <style:text-properties officeooo:rsid="009bd9d8" officeooo:paragraph-rsid="009db453"/>
    </style:style>
    <style:style style:name="P62" style:family="paragraph" style:parent-style-name="Standard">
      <style:text-properties officeooo:rsid="009bd9d8" officeooo:paragraph-rsid="009fa045"/>
    </style:style>
    <style:style style:name="P63" style:family="paragraph" style:parent-style-name="Table_20_Contents">
      <style:text-properties officeooo:rsid="007e0ffa" officeooo:paragraph-rsid="007e0ffa"/>
    </style:style>
    <style:style style:name="P64" style:family="paragraph" style:parent-style-name="Table_20_Contents">
      <style:text-properties officeooo:rsid="0093873c" officeooo:paragraph-rsid="0093873c"/>
    </style:style>
    <style:style style:name="P65" style:family="paragraph" style:parent-style-name="Standard">
      <style:text-properties officeooo:rsid="0093873c" officeooo:paragraph-rsid="00926100"/>
    </style:style>
    <style:style style:name="P66" style:family="paragraph" style:parent-style-name="Standard">
      <style:text-properties officeooo:rsid="008216c7" officeooo:paragraph-rsid="007c7204"/>
    </style:style>
    <style:style style:name="P67" style:family="paragraph" style:parent-style-name="Standard">
      <style:text-properties officeooo:rsid="0083f55c" officeooo:paragraph-rsid="0082cbad"/>
    </style:style>
    <style:style style:name="P68" style:family="paragraph" style:parent-style-name="Standard">
      <style:text-properties officeooo:rsid="008ada0d" officeooo:paragraph-rsid="008ada0d"/>
    </style:style>
    <style:style style:name="P69" style:family="paragraph" style:parent-style-name="Standard">
      <style:text-properties officeooo:rsid="008eb6ea" officeooo:paragraph-rsid="008d6d9c"/>
    </style:style>
    <style:style style:name="P70" style:family="paragraph" style:parent-style-name="Standard">
      <style:text-properties officeooo:rsid="00900f7a" officeooo:paragraph-rsid="00900f7a"/>
    </style:style>
    <style:style style:name="P71" style:family="paragraph" style:parent-style-name="Standard">
      <style:text-properties officeooo:paragraph-rsid="00a01059"/>
    </style:style>
    <style:style style:name="P72" style:family="paragraph" style:parent-style-name="Standard">
      <style:text-properties officeooo:paragraph-rsid="00af50b1"/>
    </style:style>
    <style:style style:name="P73" style:family="paragraph" style:parent-style-name="Standard">
      <style:text-properties officeooo:paragraph-rsid="00b22303"/>
    </style:style>
    <style:style style:name="P74" style:family="paragraph" style:parent-style-name="Preformatted_20_Text">
      <style:paragraph-properties fo:margin-top="0cm" fo:margin-bottom="0.499cm" style:contextual-spacing="false"/>
    </style:style>
    <style:style style:name="P75" style:family="paragraph" style:parent-style-name="Preformatted_20_Text">
      <style:paragraph-properties fo:margin-top="0cm" fo:margin-bottom="0.499cm" style:contextual-spacing="false"/>
      <style:text-properties officeooo:paragraph-rsid="00b9868a"/>
    </style:style>
    <style:style style:name="P76" style:family="paragraph" style:parent-style-name="Text_20_body">
      <style:text-properties officeooo:paragraph-rsid="00b9868a"/>
    </style:style>
    <style:style style:name="P77" style:family="paragraph" style:parent-style-name="Preformatted_20_Text">
      <style:paragraph-properties fo:margin-top="0cm" fo:margin-bottom="0.499cm" style:contextual-spacing="false"/>
      <style:text-properties style:font-name="Liberation Serif" fo:font-size="12pt" officeooo:paragraph-rsid="00b9868a" style:font-size-asian="12pt" style:font-size-complex="12pt"/>
    </style:style>
    <style:style style:name="P78" style:family="paragraph" style:parent-style-name="Standard">
      <style:text-properties officeooo:paragraph-rsid="004c87d7"/>
    </style:style>
    <style:style style:name="P79" style:family="paragraph" style:parent-style-name="Text_20_body">
      <style:paragraph-properties fo:margin-left="0cm" fo:margin-right="0cm" fo:text-indent="0cm" style:auto-text-indent="false"/>
    </style:style>
    <style:style style:name="P80" style:family="paragraph" style:parent-style-name="Standard">
      <style:text-properties style:text-underline-style="none" fo:font-weight="normal" officeooo:rsid="00b65c6c" officeooo:paragraph-rsid="00926100" style:font-weight-asian="normal" style:font-weight-complex="normal"/>
    </style:style>
    <style:style style:name="P81" style:family="paragraph" style:parent-style-name="Standard">
      <style:text-properties officeooo:paragraph-rsid="00550342"/>
    </style:style>
    <style:style style:name="P82" style:family="paragraph" style:parent-style-name="Standard">
      <style:text-properties officeooo:rsid="00c67afb" officeooo:paragraph-rsid="00c67afb"/>
    </style:style>
    <style:style style:name="P83" style:family="paragraph" style:parent-style-name="Standard">
      <style:text-properties fo:font-weight="bold" officeooo:rsid="00c67afb" officeooo:paragraph-rsid="004c87d7" style:font-weight-asian="bold" style:font-weight-complex="bold"/>
    </style:style>
    <style:style style:name="P84" style:family="paragraph" style:parent-style-name="Standard">
      <style:text-properties officeooo:paragraph-rsid="003988f4"/>
    </style:style>
    <style:style style:name="P85" style:family="paragraph" style:parent-style-name="Standard">
      <style:text-properties officeooo:rsid="004c87d7" officeooo:paragraph-rsid="004c87d7"/>
    </style:style>
    <style:style style:name="P86" style:family="paragraph" style:parent-style-name="Standard">
      <style:text-properties officeooo:rsid="004c87d7" officeooo:paragraph-rsid="00cc2d4b"/>
    </style:style>
    <style:style style:name="P87" style:family="paragraph" style:parent-style-name="Standard">
      <style:text-properties officeooo:rsid="004c87d7" officeooo:paragraph-rsid="00d50d99"/>
    </style:style>
    <style:style style:name="P88" style:family="paragraph" style:parent-style-name="Standard">
      <style:text-properties officeooo:rsid="004c87d7" officeooo:paragraph-rsid="00eadd32"/>
    </style:style>
    <style:style style:name="P89" style:family="paragraph" style:parent-style-name="Standard">
      <style:text-properties officeooo:rsid="004c87d7" officeooo:paragraph-rsid="00ebe143"/>
    </style:style>
    <style:style style:name="P90" style:family="paragraph" style:parent-style-name="Standard">
      <style:text-properties officeooo:rsid="004c87d7" officeooo:paragraph-rsid="00ef3fa1"/>
    </style:style>
    <style:style style:name="P91" style:family="paragraph" style:parent-style-name="Standard">
      <style:text-properties officeooo:rsid="004c87d7" officeooo:paragraph-rsid="00f0d97c"/>
    </style:style>
    <style:style style:name="P92" style:family="paragraph" style:parent-style-name="Standard">
      <style:text-properties officeooo:rsid="004c87d7" officeooo:paragraph-rsid="00f1d918"/>
    </style:style>
    <style:style style:name="P93" style:family="paragraph" style:parent-style-name="Standard">
      <style:text-properties officeooo:rsid="004c87d7" officeooo:paragraph-rsid="00f5a142"/>
    </style:style>
    <style:style style:name="P94" style:family="paragraph" style:parent-style-name="Standard">
      <style:text-properties officeooo:rsid="004c87d7" officeooo:paragraph-rsid="00f74c33"/>
    </style:style>
    <style:style style:name="P95" style:family="paragraph" style:parent-style-name="Standard">
      <style:text-properties officeooo:rsid="004c87d7" officeooo:paragraph-rsid="00fa12a4"/>
    </style:style>
    <style:style style:name="P96" style:family="paragraph" style:parent-style-name="Standard">
      <style:text-properties officeooo:rsid="004c87d7" officeooo:paragraph-rsid="00fbbef8"/>
    </style:style>
    <style:style style:name="P97" style:family="paragraph" style:parent-style-name="Standard">
      <style:text-properties officeooo:rsid="004c87d7" officeooo:paragraph-rsid="00fc088a"/>
    </style:style>
    <style:style style:name="P98" style:family="paragraph" style:parent-style-name="Standard">
      <style:text-properties officeooo:rsid="004c87d7" officeooo:paragraph-rsid="0100444e"/>
    </style:style>
    <style:style style:name="P99" style:family="paragraph" style:parent-style-name="Standard">
      <style:text-properties officeooo:paragraph-rsid="004c87d7"/>
    </style:style>
    <style:style style:name="P100" style:family="paragraph" style:parent-style-name="Standard">
      <style:text-properties officeooo:rsid="00504de7" officeooo:paragraph-rsid="00d50d99"/>
    </style:style>
    <style:style style:name="P101" style:family="paragraph" style:parent-style-name="Standard">
      <style:text-properties officeooo:rsid="00531d9c" officeooo:paragraph-rsid="00d50d99"/>
    </style:style>
    <style:style style:name="P102" style:family="paragraph" style:parent-style-name="Standard">
      <style:text-properties officeooo:rsid="00550342" officeooo:paragraph-rsid="00d50d99"/>
    </style:style>
    <style:style style:name="P103" style:family="paragraph" style:parent-style-name="Standard">
      <style:text-properties officeooo:rsid="00550342" officeooo:paragraph-rsid="00d7da90"/>
    </style:style>
    <style:style style:name="P104" style:family="paragraph" style:parent-style-name="Standard">
      <style:text-properties officeooo:rsid="00a969a7" officeooo:paragraph-rsid="00d50d99"/>
    </style:style>
    <style:style style:name="P105" style:family="paragraph" style:parent-style-name="Standard">
      <style:text-properties officeooo:paragraph-rsid="00d50d99"/>
    </style:style>
    <style:style style:name="P106" style:family="paragraph" style:parent-style-name="Standard">
      <style:text-properties officeooo:rsid="005a4575" officeooo:paragraph-rsid="005a4575"/>
    </style:style>
    <style:style style:name="P107" style:family="paragraph" style:parent-style-name="Standard">
      <style:text-properties officeooo:paragraph-rsid="00dbfbe1"/>
    </style:style>
    <style:style style:name="P108" style:family="paragraph" style:parent-style-name="Standard">
      <style:text-properties officeooo:rsid="007c7204" officeooo:paragraph-rsid="007c7204"/>
    </style:style>
    <style:style style:name="P109" style:family="paragraph" style:parent-style-name="Standard">
      <style:text-properties officeooo:paragraph-rsid="00e4525c"/>
    </style:style>
    <style:style style:name="P110" style:family="paragraph" style:parent-style-name="Standard" style:list-style-name="L6">
      <style:text-properties officeooo:paragraph-rsid="00e8d781"/>
    </style:style>
    <style:style style:name="P111" style:family="paragraph" style:parent-style-name="Standard">
      <style:text-properties officeooo:paragraph-rsid="00e8d781"/>
    </style:style>
    <style:style style:name="P112" style:family="paragraph" style:parent-style-name="Standard" style:list-style-name="L8">
      <style:text-properties officeooo:paragraph-rsid="00f1d918"/>
    </style:style>
    <style:style style:name="P113" style:family="paragraph" style:parent-style-name="Standard">
      <style:text-properties officeooo:paragraph-rsid="00f1d918"/>
    </style:style>
    <style:style style:name="P114" style:family="paragraph" style:parent-style-name="Standard" style:list-style-name="L10">
      <style:text-properties officeooo:paragraph-rsid="00f74c33"/>
    </style:style>
    <style:style style:name="P115" style:family="paragraph" style:parent-style-name="Standard">
      <style:text-properties officeooo:paragraph-rsid="00f74c33"/>
    </style:style>
    <style:style style:name="P116" style:family="paragraph" style:parent-style-name="Standard" style:list-style-name="L11">
      <style:text-properties officeooo:paragraph-rsid="00fd9e1a"/>
    </style:style>
    <style:style style:name="P117" style:family="paragraph" style:parent-style-name="Standard">
      <style:text-properties officeooo:paragraph-rsid="00fc088a"/>
    </style:style>
    <style:style style:name="P118" style:family="paragraph" style:parent-style-name="Standard" style:list-style-name="L12">
      <style:text-properties officeooo:paragraph-rsid="01009a2d"/>
    </style:style>
    <style:style style:name="P119" style:family="paragraph" style:parent-style-name="Standard">
      <style:text-properties officeooo:paragraph-rsid="006297ce"/>
    </style:style>
    <style:style style:name="P120" style:family="paragraph" style:parent-style-name="Table_20_Contents">
      <style:text-properties fo:font-weight="bold" officeooo:rsid="006805db" officeooo:paragraph-rsid="00cc2d4b" style:font-weight-asian="bold" style:font-weight-complex="bold"/>
    </style:style>
    <style:style style:name="P121" style:family="paragraph" style:parent-style-name="Table_20_Contents">
      <style:text-properties officeooo:rsid="00698678" officeooo:paragraph-rsid="00cc2d4b"/>
    </style:style>
    <style:style style:name="P122" style:family="paragraph" style:parent-style-name="Table_20_Contents">
      <style:text-properties officeooo:rsid="006eebef" officeooo:paragraph-rsid="00cc2d4b"/>
    </style:style>
    <style:style style:name="P123" style:family="paragraph" style:parent-style-name="Table_20_Contents">
      <style:text-properties officeooo:rsid="006999e0" officeooo:paragraph-rsid="00cc2d4b"/>
    </style:style>
    <style:style style:name="P124" style:family="paragraph" style:parent-style-name="Table_20_Contents">
      <style:text-properties officeooo:rsid="00721f19" officeooo:paragraph-rsid="00cc2d4b"/>
    </style:style>
    <style:style style:name="P125" style:family="paragraph" style:parent-style-name="Table_20_Contents">
      <style:text-properties officeooo:rsid="00742b22" officeooo:paragraph-rsid="00cc2d4b"/>
    </style:style>
    <style:style style:name="P126" style:family="paragraph" style:parent-style-name="Table_20_Contents">
      <style:text-properties officeooo:rsid="0070c750" officeooo:paragraph-rsid="00cc2d4b"/>
    </style:style>
    <style:style style:name="P127" style:family="paragraph" style:parent-style-name="Table_20_Contents">
      <style:text-properties officeooo:rsid="0093873c" officeooo:paragraph-rsid="00cc2d4b"/>
    </style:style>
    <style:style style:name="P128" style:family="paragraph" style:parent-style-name="Table_20_Contents">
      <style:text-properties officeooo:rsid="006a1136" officeooo:paragraph-rsid="00cc2d4b"/>
    </style:style>
    <style:style style:name="P129" style:family="paragraph" style:parent-style-name="Table_20_Contents">
      <style:text-properties officeooo:rsid="0076e68d" officeooo:paragraph-rsid="00cc2d4b"/>
    </style:style>
    <style:style style:name="P130" style:family="paragraph" style:parent-style-name="Table_20_Contents">
      <style:text-properties officeooo:rsid="006a348a" officeooo:paragraph-rsid="00cc2d4b"/>
    </style:style>
    <style:style style:name="P131" style:family="paragraph" style:parent-style-name="Table_20_Contents">
      <style:text-properties officeooo:rsid="007e0ffa" officeooo:paragraph-rsid="00cc2d4b"/>
    </style:style>
    <style:style style:name="P132" style:family="paragraph" style:parent-style-name="Table_20_Contents">
      <style:text-properties officeooo:paragraph-rsid="00cc2d4b"/>
    </style:style>
    <style:style style:name="P133" style:family="paragraph" style:parent-style-name="Text_20_body" style:list-style-name="L1">
      <style:paragraph-properties fo:margin-top="0cm" fo:margin-bottom="0cm" style:contextual-spacing="false"/>
      <style:text-properties officeooo:paragraph-rsid="0031f019"/>
    </style:style>
    <style:style style:name="P134" style:family="paragraph" style:parent-style-name="Text_20_body" style:list-style-name="L1">
      <style:paragraph-properties fo:margin-top="0cm" fo:margin-bottom="0cm" style:contextual-spacing="false"/>
      <style:text-properties officeooo:rsid="002f6c8e" officeooo:paragraph-rsid="0031f019"/>
    </style:style>
    <style:style style:name="P135" style:family="paragraph" style:parent-style-name="Text_20_body" style:list-style-name="L2">
      <style:paragraph-properties fo:margin-top="0cm" fo:margin-bottom="0cm" style:contextual-spacing="false"/>
    </style:style>
    <style:style style:name="P136" style:family="paragraph" style:parent-style-name="Text_20_body" style:list-style-name="L3">
      <style:paragraph-properties fo:margin-top="0cm" fo:margin-bottom="0cm" style:contextual-spacing="false"/>
    </style:style>
    <style:style style:name="P137" style:family="paragraph" style:parent-style-name="Text_20_body" style:list-style-name="L4"/>
    <style:style style:name="P138" style:family="paragraph" style:parent-style-name="Text_20_body" style:list-style-name="L5"/>
    <style:style style:name="P139" style:family="paragraph" style:parent-style-name="Text_20_body" style:list-style-name="L5">
      <style:paragraph-properties fo:margin-top="0cm" fo:margin-bottom="0cm" style:contextual-spacing="false"/>
    </style:style>
    <style:style style:name="P140" style:family="paragraph" style:parent-style-name="Text_20_body" style:list-style-name="L5">
      <style:paragraph-properties fo:margin-top="0cm" fo:margin-bottom="0cm" style:contextual-spacing="false"/>
      <style:text-properties officeooo:paragraph-rsid="00e22d6a"/>
    </style:style>
    <style:style style:name="P141" style:family="paragraph" style:parent-style-name="Text_20_body" style:list-style-name="L6"/>
    <style:style style:name="P142" style:family="paragraph" style:parent-style-name="Text_20_body" style:list-style-name="L6">
      <style:paragraph-properties fo:margin-top="0cm" fo:margin-bottom="0cm" style:contextual-spacing="false"/>
    </style:style>
    <style:style style:name="P143" style:family="paragraph" style:parent-style-name="Text_20_body" style:list-style-name="L8"/>
    <style:style style:name="P144" style:family="paragraph" style:parent-style-name="Text_20_body" style:list-style-name="L8">
      <style:paragraph-properties fo:margin-top="0cm" fo:margin-bottom="0cm" style:contextual-spacing="false"/>
    </style:style>
    <style:style style:name="P145" style:family="paragraph" style:parent-style-name="Text_20_body">
      <style:text-properties officeooo:paragraph-rsid="00f49412"/>
    </style:style>
    <style:style style:name="P146" style:family="paragraph" style:parent-style-name="Text_20_body" style:list-style-name="L9"/>
    <style:style style:name="P147" style:family="paragraph" style:parent-style-name="Text_20_body" style:list-style-name="L9">
      <style:paragraph-properties fo:margin-top="0cm" fo:margin-bottom="0cm" style:contextual-spacing="false"/>
    </style:style>
    <style:style style:name="P148" style:family="paragraph" style:parent-style-name="Text_20_body" style:list-style-name="L9">
      <style:text-properties officeooo:paragraph-rsid="00f4aec2"/>
    </style:style>
    <style:style style:name="P149" style:family="paragraph" style:parent-style-name="Text_20_body" style:list-style-name="L10"/>
    <style:style style:name="P150" style:family="paragraph" style:parent-style-name="Text_20_body" style:list-style-name="L10">
      <style:paragraph-properties fo:margin-top="0cm" fo:margin-bottom="0cm" style:contextual-spacing="false"/>
    </style:style>
    <style:style style:name="P151" style:family="paragraph" style:parent-style-name="Text_20_body" style:list-style-name="L11"/>
    <style:style style:name="P152" style:family="paragraph" style:parent-style-name="Text_20_body" style:list-style-name="L11">
      <style:paragraph-properties fo:margin-top="0cm" fo:margin-bottom="0cm" style:contextual-spacing="false"/>
    </style:style>
    <style:style style:name="P153" style:family="paragraph" style:parent-style-name="Text_20_body" style:list-style-name="L12"/>
    <style:style style:name="P154" style:family="paragraph" style:parent-style-name="Text_20_body" style:list-style-name="L12">
      <style:paragraph-properties fo:margin-top="0cm" fo:margin-bottom="0cm" style:contextual-spacing="false"/>
    </style:style>
    <style:style style:name="P155" style:family="paragraph" style:parent-style-name="Text_20_body" style:list-style-name="L12">
      <style:paragraph-properties fo:margin-top="0cm" fo:margin-bottom="0cm" style:contextual-spacing="false"/>
      <style:text-properties officeooo:paragraph-rsid="01009a2d"/>
    </style:style>
    <style:style style:name="P156" style:family="paragraph" style:parent-style-name="Text_20_body">
      <style:text-properties officeooo:rsid="0103815b" officeooo:paragraph-rsid="0103815b"/>
    </style:style>
    <style:style style:name="P157" style:family="paragraph">
      <loext:graphic-properties draw:fill-color="#ffffff"/>
      <style:paragraph-properties fo:text-align="center"/>
      <style:text-properties fo:font-size="12pt"/>
    </style:style>
    <style:style style:name="T1" style:family="text">
      <style:text-properties officeooo:rsid="00183d96"/>
    </style:style>
    <style:style style:name="T2" style:family="text">
      <style:text-properties officeooo:rsid="0019d464"/>
    </style:style>
    <style:style style:name="T3" style:family="text">
      <style:text-properties officeooo:rsid="001b3485"/>
    </style:style>
    <style:style style:name="T4" style:family="text">
      <style:text-properties officeooo:rsid="001cc366"/>
    </style:style>
    <style:style style:name="T5" style:family="text">
      <style:text-properties officeooo:rsid="001e8d23"/>
    </style:style>
    <style:style style:name="T6" style:family="text">
      <style:text-properties officeooo:rsid="001fd3cc"/>
    </style:style>
    <style:style style:name="T7" style:family="text">
      <style:text-properties officeooo:rsid="00196677"/>
    </style:style>
    <style:style style:name="T8" style:family="text">
      <style:text-properties officeooo:rsid="001efa04"/>
    </style:style>
    <style:style style:name="T9" style:family="text">
      <style:text-properties officeooo:rsid="001f0e23"/>
    </style:style>
    <style:style style:name="T10" style:family="text">
      <style:text-properties officeooo:rsid="0021328f"/>
    </style:style>
    <style:style style:name="T11" style:family="text">
      <style:text-properties officeooo:rsid="002da631"/>
    </style:style>
    <style:style style:name="T12" style:family="text">
      <style:text-properties officeooo:rsid="002f6c8e"/>
    </style:style>
    <style:style style:name="T13" style:family="text">
      <style:text-properties officeooo:rsid="002f82c9"/>
    </style:style>
    <style:style style:name="T14" style:family="text">
      <style:text-properties officeooo:rsid="00317caf"/>
    </style:style>
    <style:style style:name="T15" style:family="text">
      <style:text-properties officeooo:rsid="0031f019"/>
    </style:style>
    <style:style style:name="T16" style:family="text">
      <style:text-properties officeooo:rsid="0031f301"/>
    </style:style>
    <style:style style:name="T17" style:family="text">
      <style:text-properties officeooo:rsid="00326efc"/>
    </style:style>
    <style:style style:name="T18" style:family="text">
      <style:text-properties officeooo:rsid="00343c97"/>
    </style:style>
    <style:style style:name="T19" style:family="text">
      <style:text-properties officeooo:rsid="0028c8e7"/>
    </style:style>
    <style:style style:name="T20" style:family="text">
      <style:text-properties officeooo:rsid="001a0f5a"/>
    </style:style>
    <style:style style:name="T21" style:family="text">
      <style:text-properties officeooo:rsid="001b643f"/>
    </style:style>
    <style:style style:name="T22" style:family="text">
      <style:text-properties officeooo:rsid="001d35cd"/>
    </style:style>
    <style:style style:name="T23" style:family="text">
      <style:text-properties officeooo:rsid="001db95b"/>
    </style:style>
    <style:style style:name="T24" style:family="text">
      <style:text-properties officeooo:rsid="003b51d6"/>
    </style:style>
    <style:style style:name="T25" style:family="text">
      <style:text-properties officeooo:rsid="003d2927"/>
    </style:style>
    <style:style style:name="T26" style:family="text">
      <style:text-properties officeooo:rsid="003e8ab1"/>
    </style:style>
    <style:style style:name="T27" style:family="text">
      <style:text-properties officeooo:rsid="003e9de6"/>
    </style:style>
    <style:style style:name="T28" style:family="text">
      <style:text-properties officeooo:rsid="003ea21a"/>
    </style:style>
    <style:style style:name="T29" style:family="text">
      <style:text-properties officeooo:rsid="003f384f"/>
    </style:style>
    <style:style style:name="T30" style:family="text">
      <style:text-properties officeooo:rsid="00416309"/>
    </style:style>
    <style:style style:name="T31" style:family="text">
      <style:text-properties officeooo:rsid="004419c1"/>
    </style:style>
    <style:style style:name="T32" style:family="text">
      <style:text-properties officeooo:rsid="004716e3"/>
    </style:style>
    <style:style style:name="T33" style:family="text">
      <style:text-properties officeooo:rsid="0047d48c"/>
    </style:style>
    <style:style style:name="T34" style:family="text">
      <style:text-properties officeooo:rsid="004b7c60"/>
    </style:style>
    <style:style style:name="T35" style:family="text">
      <style:text-properties officeooo:rsid="004c4184"/>
    </style:style>
    <style:style style:name="T36" style:family="text">
      <style:text-properties officeooo:rsid="004e7540"/>
    </style:style>
    <style:style style:name="T37" style:family="text">
      <style:text-properties officeooo:rsid="00504de7"/>
    </style:style>
    <style:style style:name="T38" style:family="text">
      <style:text-properties fo:background-color="#ffff00" loext:char-shading-value="0"/>
    </style:style>
    <style:style style:name="T39" style:family="text">
      <style:text-properties fo:font-style="italic" style:text-underline-style="solid" style:text-underline-width="auto" style:text-underline-color="font-color" fo:font-weight="bold" fo:background-color="#ffff00" loext:char-shading-value="0"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officeooo:rsid="0051cff2"/>
    </style:style>
    <style:style style:name="T42" style:family="text">
      <style:text-properties officeooo:rsid="0051d792"/>
    </style:style>
    <style:style style:name="T43" style:family="text">
      <style:text-properties officeooo:rsid="0052d66e"/>
    </style:style>
    <style:style style:name="T44" style:family="text">
      <style:text-properties officeooo:rsid="00531d9c"/>
    </style:style>
    <style:style style:name="T45" style:family="text">
      <style:text-properties officeooo:rsid="0056c761"/>
    </style:style>
    <style:style style:name="T46" style:family="text">
      <style:text-properties officeooo:rsid="00576d79"/>
    </style:style>
    <style:style style:name="T47" style:family="text">
      <style:text-properties officeooo:rsid="0057db14"/>
    </style:style>
    <style:style style:name="T48" style:family="text">
      <style:text-properties officeooo:rsid="0059fe4c"/>
    </style:style>
    <style:style style:name="T49" style:family="text">
      <style:text-properties officeooo:rsid="005a4575"/>
    </style:style>
    <style:style style:name="T50" style:family="text">
      <style:text-properties officeooo:rsid="005b56b3"/>
    </style:style>
    <style:style style:name="T51" style:family="text">
      <style:text-properties officeooo:rsid="005d24f9"/>
    </style:style>
    <style:style style:name="T52" style:family="text">
      <style:text-properties officeooo:rsid="005e4692"/>
    </style:style>
    <style:style style:name="T53" style:family="text">
      <style:text-properties officeooo:rsid="005fd9b0"/>
    </style:style>
    <style:style style:name="T54" style:family="text">
      <style:text-properties officeooo:rsid="006297ce"/>
    </style:style>
    <style:style style:name="T55" style:family="text">
      <style:text-properties officeooo:rsid="0063671a"/>
    </style:style>
    <style:style style:name="T56" style:family="text">
      <style:text-properties officeooo:rsid="0063ff58"/>
    </style:style>
    <style:style style:name="T57" style:family="text">
      <style:text-properties officeooo:rsid="00665cb4"/>
    </style:style>
    <style:style style:name="T58" style:family="text">
      <style:text-properties officeooo:rsid="006b178b"/>
    </style:style>
    <style:style style:name="T59" style:family="text">
      <style:text-properties officeooo:rsid="006e1d7f"/>
    </style:style>
    <style:style style:name="T60" style:family="text">
      <style:text-properties officeooo:rsid="00721f19"/>
    </style:style>
    <style:style style:name="T61" style:family="text">
      <style:text-properties officeooo:rsid="007718ca"/>
    </style:style>
    <style:style style:name="T62" style:family="text">
      <style:text-properties officeooo:rsid="0079fb21"/>
    </style:style>
    <style:style style:name="T63" style:family="text">
      <style:text-properties officeooo:rsid="007a1d36"/>
    </style:style>
    <style:style style:name="T64" style:family="text">
      <style:text-properties officeooo:rsid="007a56be"/>
    </style:style>
    <style:style style:name="T65" style:family="text">
      <style:text-properties officeooo:rsid="007c7204"/>
    </style:style>
    <style:style style:name="T66" style:family="text">
      <style:text-properties officeooo:rsid="007ca5c3"/>
    </style:style>
    <style:style style:name="T67" style:family="text">
      <style:text-properties officeooo:rsid="007e3337"/>
    </style:style>
    <style:style style:name="T68" style:family="text">
      <style:text-properties officeooo:rsid="007f969d"/>
    </style:style>
    <style:style style:name="T69" style:family="text">
      <style:text-properties officeooo:rsid="008060c0"/>
    </style:style>
    <style:style style:name="T70" style:family="text">
      <style:text-properties officeooo:rsid="0082cbad"/>
    </style:style>
    <style:style style:name="T71" style:family="text">
      <style:text-properties officeooo:rsid="0083f55c"/>
    </style:style>
    <style:style style:name="T72" style:family="text">
      <style:text-properties officeooo:rsid="0085c760"/>
    </style:style>
    <style:style style:name="T73" style:family="text">
      <style:text-properties officeooo:rsid="00875599"/>
    </style:style>
    <style:style style:name="T74" style:family="text">
      <style:text-properties fo:font-weight="bold" style:font-weight-asian="bold" style:font-weight-complex="bold"/>
    </style:style>
    <style:style style:name="T75" style:family="text">
      <style:text-properties fo:font-weight="bold" officeooo:rsid="00c67afb" style:font-weight-asian="bold" style:font-weight-complex="bold"/>
    </style:style>
    <style:style style:name="T76" style:family="text">
      <style:text-properties fo:font-weight="bold" officeooo:rsid="00c78c3c" style:font-weight-asian="bold" style:font-weight-complex="bold"/>
    </style:style>
    <style:style style:name="T77" style:family="text">
      <style:text-properties fo:font-weight="bold" officeooo:rsid="00caa6a9" style:font-weight-asian="bold" style:font-weight-complex="bold"/>
    </style:style>
    <style:style style:name="T78" style:family="text">
      <style:text-properties fo:font-weight="bold" officeooo:rsid="00d03fa7" style:font-weight-asian="bold" style:font-weight-complex="bold"/>
    </style:style>
    <style:style style:name="T79" style:family="text">
      <style:text-properties fo:font-weight="bold" officeooo:rsid="00e4525c" style:font-weight-asian="bold" style:font-weight-complex="bold"/>
    </style:style>
    <style:style style:name="T80" style:family="text">
      <style:text-properties fo:font-weight="bold" officeooo:rsid="00ef3fa1" style:font-weight-asian="bold" style:font-weight-complex="bold"/>
    </style:style>
    <style:style style:name="T81" style:family="text">
      <style:text-properties fo:font-weight="bold" officeooo:rsid="00f49412" style:font-weight-asian="bold" style:font-weight-complex="bold"/>
    </style:style>
    <style:style style:name="T82" style:family="text">
      <style:text-properties fo:font-weight="bold" officeooo:rsid="00f5a142" style:font-weight-asian="bold" style:font-weight-complex="bold"/>
    </style:style>
    <style:style style:name="T83" style:family="text">
      <style:text-properties fo:font-weight="bold" officeooo:rsid="00fba63c" style:font-weight-asian="bold" style:font-weight-complex="bold"/>
    </style:style>
    <style:style style:name="T84" style:family="text">
      <style:text-properties fo:font-weight="bold" officeooo:rsid="00fc088a" style:font-weight-asian="bold" style:font-weight-complex="bold"/>
    </style:style>
    <style:style style:name="T85" style:family="text">
      <style:text-properties fo:font-weight="bold" officeooo:rsid="0100444e" style:font-weight-asian="bold" style:font-weight-complex="bold"/>
    </style:style>
    <style:style style:name="T86" style:family="text">
      <style:text-properties officeooo:rsid="008aa816"/>
    </style:style>
    <style:style style:name="T87" style:family="text">
      <style:text-properties officeooo:rsid="008ada0d"/>
    </style:style>
    <style:style style:name="T88" style:family="text">
      <style:text-properties officeooo:rsid="008bdae7"/>
    </style:style>
    <style:style style:name="T89" style:family="text">
      <style:text-properties officeooo:rsid="008d6d9c"/>
    </style:style>
    <style:style style:name="T90" style:family="text">
      <style:text-properties officeooo:rsid="008eb6ea"/>
    </style:style>
    <style:style style:name="T91" style:family="text">
      <style:text-properties officeooo:rsid="008ff9b4"/>
    </style:style>
    <style:style style:name="T92" style:family="text">
      <style:text-properties officeooo:rsid="00900f7a"/>
    </style:style>
    <style:style style:name="T93" style:family="text">
      <style:text-properties officeooo:rsid="00907fb2"/>
    </style:style>
    <style:style style:name="T94" style:family="text">
      <style:text-properties officeooo:rsid="009100d3"/>
    </style:style>
    <style:style style:name="T95" style:family="text">
      <style:text-properties officeooo:rsid="009186be"/>
    </style:style>
    <style:style style:name="T96" style:family="text">
      <style:text-properties officeooo:rsid="00926100"/>
    </style:style>
    <style:style style:name="T97" style:family="text">
      <style:text-properties officeooo:rsid="009369aa"/>
    </style:style>
    <style:style style:name="T98" style:family="text">
      <style:text-properties officeooo:rsid="0093a127"/>
    </style:style>
    <style:style style:name="T99" style:family="text">
      <style:text-properties officeooo:rsid="00942df9"/>
    </style:style>
    <style:style style:name="T100" style:family="text">
      <style:text-properties officeooo:rsid="009602ee"/>
    </style:style>
    <style:style style:name="T101" style:family="text">
      <style:text-properties officeooo:rsid="00973c04"/>
    </style:style>
    <style:style style:name="T102" style:family="text">
      <style:text-properties officeooo:rsid="00979198"/>
    </style:style>
    <style:style style:name="T103" style:family="text">
      <style:text-properties officeooo:rsid="009a7f60"/>
    </style:style>
    <style:style style:name="T104" style:family="text">
      <style:text-properties officeooo:rsid="009bd9d8"/>
    </style:style>
    <style:style style:name="T105" style:family="text">
      <style:text-properties officeooo:rsid="009db453"/>
    </style:style>
    <style:style style:name="T106" style:family="text">
      <style:text-properties officeooo:rsid="009fa045"/>
    </style:style>
    <style:style style:name="T107" style:family="text">
      <style:text-properties officeooo:rsid="009fc76a"/>
    </style:style>
    <style:style style:name="T108" style:family="text">
      <style:text-properties officeooo:rsid="00a01059"/>
    </style:style>
    <style:style style:name="T109" style:family="text">
      <style:text-properties officeooo:rsid="00a3cd70"/>
    </style:style>
    <style:style style:name="T110" style:family="text">
      <style:text-properties officeooo:rsid="00a4c669"/>
    </style:style>
    <style:style style:name="T111" style:family="text">
      <style:text-properties officeooo:rsid="004c87d7"/>
    </style:style>
    <style:style style:name="T112" style:family="text">
      <style:text-properties officeooo:rsid="00a64233"/>
    </style:style>
    <style:style style:name="T113" style:family="text">
      <style:text-properties officeooo:rsid="00a79c0c"/>
    </style:style>
    <style:style style:name="T114" style:family="text">
      <style:text-properties officeooo:rsid="00a969a7"/>
    </style:style>
    <style:style style:name="T115" style:family="text">
      <style:text-properties officeooo:rsid="00aa019d"/>
    </style:style>
    <style:style style:name="T116" style:family="text">
      <style:text-properties officeooo:rsid="00ab218c"/>
    </style:style>
    <style:style style:name="T117" style:family="text">
      <style:text-properties officeooo:rsid="00ac9c86"/>
    </style:style>
    <style:style style:name="T118" style:family="text">
      <style:text-properties officeooo:rsid="00acd4f3"/>
    </style:style>
    <style:style style:name="T119" style:family="text">
      <style:text-properties officeooo:rsid="00ae2012"/>
    </style:style>
    <style:style style:name="T120" style:family="text">
      <style:text-properties officeooo:rsid="00af50b1"/>
    </style:style>
    <style:style style:name="T121" style:family="text">
      <style:text-properties officeooo:rsid="00b0708a"/>
    </style:style>
    <style:style style:name="T122" style:family="text">
      <style:text-properties officeooo:rsid="00b22303"/>
    </style:style>
    <style:style style:name="T123" style:family="text">
      <style:text-properties officeooo:rsid="00b423fe"/>
    </style:style>
    <style:style style:name="T124" style:family="text">
      <style:text-properties officeooo:rsid="00b629d7"/>
    </style:style>
    <style:style style:name="T125" style:family="text">
      <style:text-properties officeooo:rsid="00b65c6c"/>
    </style:style>
    <style:style style:name="T126" style:family="text">
      <style:text-properties style:text-underline-style="solid" style:text-underline-width="auto" style:text-underline-color="font-color" fo:font-weight="bold" officeooo:rsid="00b65c6c" style:font-weight-asian="bold" style:font-weight-complex="bold"/>
    </style:style>
    <style:style style:name="T127" style:family="text">
      <style:text-properties style:text-underline-style="none" fo:font-weight="bold" officeooo:rsid="00b65c6c" style:font-weight-asian="bold" style:font-weight-complex="bold"/>
    </style:style>
    <style:style style:name="T128" style:family="text">
      <style:text-properties fo:font-weight="normal" style:font-weight-asian="normal" style:font-weight-complex="normal"/>
    </style:style>
    <style:style style:name="T129" style:family="text">
      <style:text-properties fo:font-weight="normal" officeooo:rsid="00caa6a9" style:font-weight-asian="normal" style:font-weight-complex="normal"/>
    </style:style>
    <style:style style:name="T130" style:family="text">
      <style:text-properties fo:font-weight="normal" officeooo:rsid="00d232f6" style:font-weight-asian="normal" style:font-weight-complex="normal"/>
    </style:style>
    <style:style style:name="T131" style:family="text">
      <style:text-properties fo:font-weight="normal" officeooo:rsid="00d39731" style:font-weight-asian="normal" style:font-weight-complex="normal"/>
    </style:style>
    <style:style style:name="T132" style:family="text">
      <style:text-properties fo:font-weight="normal" officeooo:rsid="00d7da90" style:font-weight-asian="normal" style:font-weight-complex="normal"/>
    </style:style>
    <style:style style:name="T133" style:family="text">
      <style:text-properties fo:font-weight="normal" officeooo:rsid="00e4525c" style:font-weight-asian="normal" style:font-weight-complex="normal"/>
    </style:style>
    <style:style style:name="T134" style:family="text">
      <style:text-properties fo:font-weight="normal" officeooo:rsid="00e5357d" style:font-weight-asian="normal" style:font-weight-complex="normal"/>
    </style:style>
    <style:style style:name="T135" style:family="text">
      <style:text-properties fo:font-weight="normal" officeooo:rsid="00e72d2d" style:font-weight-asian="normal" style:font-weight-complex="normal"/>
    </style:style>
    <style:style style:name="T136" style:family="text">
      <style:text-properties fo:font-weight="normal" officeooo:rsid="00e8d781" style:font-weight-asian="normal" style:font-weight-complex="normal"/>
    </style:style>
    <style:style style:name="T137" style:family="text">
      <style:text-properties fo:font-weight="normal" officeooo:rsid="00e992b9" style:font-weight-asian="normal" style:font-weight-complex="normal"/>
    </style:style>
    <style:style style:name="T138" style:family="text">
      <style:text-properties fo:font-weight="normal" officeooo:rsid="00f1d918" style:font-weight-asian="normal" style:font-weight-complex="normal"/>
    </style:style>
    <style:style style:name="T139" style:family="text">
      <style:text-properties fo:font-weight="normal" officeooo:rsid="00f49412" style:font-weight-asian="normal" style:font-weight-complex="normal"/>
    </style:style>
    <style:style style:name="T140" style:family="text">
      <style:text-properties fo:font-weight="normal" officeooo:rsid="00f4aec2" style:font-weight-asian="normal" style:font-weight-complex="normal"/>
    </style:style>
    <style:style style:name="T141" style:family="text">
      <style:text-properties fo:font-weight="normal" officeooo:rsid="00f74c33" style:font-weight-asian="normal" style:font-weight-complex="normal"/>
    </style:style>
    <style:style style:name="T142" style:family="text">
      <style:text-properties fo:font-weight="normal" officeooo:rsid="00fc088a" style:font-weight-asian="normal" style:font-weight-complex="normal"/>
    </style:style>
    <style:style style:name="T143" style:family="text">
      <style:text-properties fo:font-weight="normal" officeooo:rsid="00fd9e1a" style:font-weight-asian="normal" style:font-weight-complex="normal"/>
    </style:style>
    <style:style style:name="T144" style:family="text">
      <style:text-properties officeooo:rsid="00b6dd0c"/>
    </style:style>
    <style:style style:name="T145" style:family="text">
      <style:text-properties officeooo:rsid="00b80234"/>
    </style:style>
    <style:style style:name="T146" style:family="text">
      <style:text-properties officeooo:rsid="00b87860"/>
    </style:style>
    <style:style style:name="T147" style:family="text">
      <style:text-properties officeooo:rsid="00b8dc85"/>
    </style:style>
    <style:style style:name="T148" style:family="text">
      <style:text-properties officeooo:rsid="00b936f5"/>
    </style:style>
    <style:style style:name="T149" style:family="text">
      <style:text-properties fo:font-size="10pt" style:font-size-asian="10pt" style:font-size-complex="10pt"/>
    </style:style>
    <style:style style:name="T150" style:family="text">
      <style:text-properties fo:font-size="12pt" fo:font-weight="bold" style:font-size-asian="12pt" style:font-weight-asian="bold" style:font-size-complex="12pt" style:font-weight-complex="bold"/>
    </style:style>
    <style:style style:name="T151" style:family="text">
      <style:text-properties officeooo:rsid="00b9868a"/>
    </style:style>
    <style:style style:name="T152" style:family="text">
      <style:text-properties officeooo:rsid="00bd3530"/>
    </style:style>
    <style:style style:name="T153" style:family="text">
      <style:text-properties officeooo:rsid="00bdd3d2"/>
    </style:style>
    <style:style style:name="T154" style:family="text">
      <style:text-properties officeooo:rsid="00c09fe4"/>
    </style:style>
    <style:style style:name="T155" style:family="text">
      <style:text-properties officeooo:rsid="00c1a9a3"/>
    </style:style>
    <style:style style:name="T156" style:family="text">
      <style:text-properties officeooo:rsid="00caa6a9"/>
    </style:style>
    <style:style style:name="T157" style:family="text">
      <style:text-properties officeooo:rsid="00cb8407"/>
    </style:style>
    <style:style style:name="T158" style:family="text">
      <style:text-properties officeooo:rsid="00cc2d4b"/>
    </style:style>
    <style:style style:name="T159" style:family="text">
      <style:text-properties officeooo:rsid="00d03fa7"/>
    </style:style>
    <style:style style:name="T160" style:family="text">
      <style:text-properties officeooo:rsid="00d232f6"/>
    </style:style>
    <style:style style:name="T161" style:family="text">
      <style:text-properties officeooo:rsid="00d46117"/>
    </style:style>
    <style:style style:name="T162" style:family="text">
      <style:text-properties officeooo:rsid="00d50d99"/>
    </style:style>
    <style:style style:name="T163" style:family="text">
      <style:text-properties officeooo:rsid="00d7da90"/>
    </style:style>
    <style:style style:name="T164" style:family="text">
      <style:text-properties officeooo:rsid="00dde514"/>
    </style:style>
    <style:style style:name="T165" style:family="text">
      <style:text-properties officeooo:rsid="00e1b857"/>
    </style:style>
    <style:style style:name="T166" style:family="text">
      <style:text-properties officeooo:rsid="00e22d6a"/>
    </style:style>
    <style:style style:name="T167" style:family="text">
      <style:text-properties officeooo:rsid="00e2727d"/>
    </style:style>
    <style:style style:name="T168" style:family="text">
      <style:text-properties officeooo:rsid="00e35b5b"/>
    </style:style>
    <style:style style:name="T169" style:family="text">
      <style:text-properties officeooo:rsid="00e72d2d"/>
    </style:style>
    <style:style style:name="T170" style:family="text">
      <style:text-properties officeooo:rsid="00e8d781"/>
    </style:style>
    <style:style style:name="T171" style:family="text">
      <style:text-properties officeooo:rsid="00e992b9"/>
    </style:style>
    <style:style style:name="T172" style:family="text">
      <style:text-properties officeooo:rsid="00eadd32"/>
    </style:style>
    <style:style style:name="T173" style:family="text">
      <style:text-properties officeooo:rsid="00ebe143"/>
    </style:style>
    <style:style style:name="T174" style:family="text">
      <style:text-properties officeooo:rsid="00ecf2ee"/>
    </style:style>
    <style:style style:name="T175" style:family="text">
      <style:text-properties officeooo:rsid="00ede859"/>
    </style:style>
    <style:style style:name="T176" style:family="text">
      <style:text-properties officeooo:rsid="00f0d97c"/>
    </style:style>
    <style:style style:name="T177" style:family="text">
      <style:text-properties officeooo:rsid="00f11a0c"/>
    </style:style>
    <style:style style:name="T178" style:family="text">
      <style:text-properties officeooo:rsid="00f1d918"/>
    </style:style>
    <style:style style:name="T179" style:family="text">
      <style:text-properties officeooo:rsid="00f4aec2"/>
    </style:style>
    <style:style style:name="T180" style:family="text">
      <style:text-properties officeooo:rsid="00f4d895"/>
    </style:style>
    <style:style style:name="T181" style:family="text">
      <style:text-properties officeooo:rsid="00f5a142"/>
    </style:style>
    <style:style style:name="T182" style:family="text">
      <style:text-properties officeooo:rsid="00f74c33"/>
    </style:style>
    <style:style style:name="T183" style:family="text">
      <style:text-properties officeooo:rsid="00f8bd0f"/>
    </style:style>
    <style:style style:name="T184" style:family="text">
      <style:text-properties officeooo:rsid="00f8dc28"/>
    </style:style>
    <style:style style:name="T185" style:family="text">
      <style:text-properties officeooo:rsid="00f9195a"/>
    </style:style>
    <style:style style:name="T186" style:family="text">
      <style:text-properties officeooo:rsid="00fa12a4"/>
    </style:style>
    <style:style style:name="T187" style:family="text">
      <style:text-properties officeooo:rsid="00fba63c"/>
    </style:style>
    <style:style style:name="T188" style:family="text">
      <style:text-properties officeooo:rsid="00fbbef8"/>
    </style:style>
    <style:style style:name="T189" style:family="text">
      <style:text-properties officeooo:rsid="00fd9e1a"/>
    </style:style>
    <style:style style:name="T190" style:family="text">
      <style:text-properties officeooo:rsid="00feb2ca"/>
    </style:style>
    <style:style style:name="T191" style:family="text">
      <style:text-properties officeooo:rsid="01009a2d"/>
    </style:style>
    <style:style style:name="T192" style:family="text">
      <style:text-properties officeooo:rsid="0100fce5"/>
    </style:style>
    <style:style style:name="T193" style:family="text">
      <style:text-properties officeooo:rsid="0102be59"/>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color="#ffffff" draw:fill-color="#ffffff" draw:textarea-horizontal-align="justify" draw:textarea-vertical-align="middle" draw:auto-grow-height="false" fo:min-height="0.639cm" fo:min-width="17.28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span text:style-name="T1">CAN – J1939 Protocol Stack</text:span></text:p>
      <text:p text:style-name="Standard"><text:tab/><text:tab/><text:tab/><text:tab/><text:span text:style-name="T1">************************</text:span></text:p>
      <text:p text:style-name="P1"><text:tab/><text:tab/><text:tab/></text:p>
      <text:p text:style-name="P1">In this session, we’ll be learing about the protocol stack that we need for our task i.e. </text:p>
      <text:p text:style-name="P1">“J1939 secure communication”.</text:p>
      <text:p text:style-name="P1"/>
      <text:p text:style-name="P1">For this entire task, we need to choose some protocols for different layers of OSI/ISO model.</text:p>
      <text:p text:style-name="P1">Let’s first choose some protocols for different layers of OSI model and then create a protocol stack.</text:p>
      <text:p text:style-name="P1"/>
      <text:p text:style-name="P2">For our communication, all the layers of OSI model are not necessary just like many exceptions,</text:p>
      <text:p text:style-name="P2">we just need to choose protocols for : L1 , L2, L4, L7 only, and why we dont need other protocols</text:p>
      <text:p text:style-name="P2">can be understood by the sense that their properties and workflow are of no use to our communication scheme.</text:p>
      <text:p text:style-name="P2"/>
      <table:table table:name="Table1" table:style-name="Table1">
        <table:table-column table:style-name="Table1.A"/>
        <table:table-column table:style-name="Table1.B"/>
        <table:table-row>
          <table:table-cell table:style-name="Table1.A1" office:value-type="string">
            <text:p text:style-name="P3">L1</text:p>
          </table:table-cell>
          <table:table-cell table:style-name="Table1.B1" office:value-type="string">
            <text:p text:style-name="P3">CAN <text:s/><text:span text:style-name="T3">( developed )</text:span></text:p>
          </table:table-cell>
        </table:table-row>
        <table:table-row>
          <table:table-cell table:style-name="Table1.A2" office:value-type="string">
            <text:p text:style-name="P3">L2</text:p>
          </table:table-cell>
          <table:table-cell table:style-name="Table1.B2" office:value-type="string">
            <text:p text:style-name="P3">CAN <text:span text:style-name="T14">2.0B</text:span> <text:s/><text:span text:style-name="T3">( developed )</text:span></text:p>
          </table:table-cell>
        </table:table-row>
        <table:table-row>
          <table:table-cell table:style-name="Table1.A2" office:value-type="string">
            <text:p text:style-name="P3">L4</text:p>
          </table:table-cell>
          <table:table-cell table:style-name="Table1.B2" office:value-type="string">
            <text:p text:style-name="P3">J1939 Transport protocol ( <text:span text:style-name="T45">already developed,</text:span> <text:span text:style-name="T45">provided by ECOM libraries </text:span>).</text:p>
          </table:table-cell>
        </table:table-row>
        <table:table-row>
          <table:table-cell table:style-name="Table1.A2" office:value-type="string">
            <text:p text:style-name="P3">L7</text:p>
          </table:table-cell>
          <table:table-cell table:style-name="Table1.B2" office:value-type="string">
            <text:p text:style-name="P3">J1939 Application protocol ( already developed, provided by ECOM libraries ).</text:p>
          </table:table-cell>
        </table:table-row>
      </table:table>
      <text:p text:style-name="P2"/>
      <text:p text:style-name="P9">It’s time to explore above protocols briefly...</text:p>
      <text:p text:style-name="P9"/>
      <text:p text:style-name="P9">1.) <text:span text:style-name="T39">CAN Physical layer protocol</text:span> :</text:p>
      <text:p text:style-name="P9"/>
      <text:p text:style-name="P9"><text:tab/><text:span text:style-name="T4">This protocol uses 3 hardware components generally which include a CAN cable, a CAN <text:tab/>transceiver and a CAN controller.</text:span></text:p>
      <text:p text:style-name="P9"/>
      <text:p text:style-name="P9"><text:tab/><text:span text:style-name="T4">Let’s dicsuss these components in details...</text:span></text:p>
      <text:p text:style-name="P9"/>
      <text:p text:style-name="P9"><text:tab/><text:span text:style-name="T4">a.) CAN cables :</text:span></text:p>
      <text:p text:style-name="P9"><text:tab/><text:tab/><text:tab/><text:span text:style-name="T5">These cables generally contains 3 wires which includes ‘common ground’, <text:s/><text:tab/><text:tab/><text:tab/>‘CAN_H’ and ‘CAN_L’.</text:span></text:p>
      <text:p text:style-name="P9"><text:tab/><text:tab/><text:tab/><text:span text:style-name="T5">CAN_H means CAN HIGH and CAN_L means CAN LOW.</text:span></text:p>
      <text:p text:style-name="P9"><text:tab/><text:tab/><text:tab/><text:span text:style-name="T5">CAN physical layer protocol uses differential signaling mechanism,</text:span></text:p>
      <text:p text:style-name="P10"><text:tab/><text:tab/><text:tab/><text:span text:style-name="T5">thus the signal is taken as the potential difference between CAN_H and <text:tab/><text:tab/><text:tab/><text:tab/></text:span><text:span text:style-name="T8">CAN_L.</text:span></text:p>
      <text:p text:style-name="P12"><text:tab/></text:p>
      <text:p text:style-name="P12"><text:tab/><text:tab/><text:tab/><text:span text:style-name="T6">CAN bus is a one way shared bus shared by multiple nodes in the CAN <text:tab/><text:tab/><text:tab/><text:tab/>network. </text:span><text:span text:style-name="T8">t</text:span>he bus generally remains in logical 1 state when no data is being <text:tab/><text:tab/><text:tab/>transmitted.</text:p>
      <text:p text:style-name="P12"><text:tab/></text:p>
      <text:p text:style-name="P12"><text:tab/><text:tab/><text:tab/>To transmit logical 0 : </text:p>
      <text:p text:style-name="P12"><text:tab/><text:tab/><text:tab/><text:tab/><text:tab/>CAN_H is maintained at higher voltage than CAN_L, CAN_H <text:tab/><text:tab/><text:tab/><text:tab/><text:tab/>is typically kept at ~3.5V and CAN_L is kept at ~1.5V, <text:tab/><text:tab/><text:tab/><text:tab/><text:tab/><text:tab/>differential signaling is used in CAN Bus protocol, reasons for <text:tab/><text:tab/><text:tab/><text:tab/><text:tab/>using this type of signaling have already been discussed in</text:p>
      <text:p text:style-name="P12"><text:s/><text:tab/><text:tab/><text:tab/><text:tab/><text:tab/>'01_<text:span text:style-name="T7">S</text:span>ignaling.<text:span text:style-name="T7">pdf</text:span>'.</text:p>
      <text:p text:style-name="P12"><text:tab/><text:tab/><text:tab/><text:tab/><text:tab/>This state of CAN cable is called as 'dominant state' and a <text:tab/><text:tab/><text:tab/><text:tab/><text:tab/><text:tab/>'dominant bit' is being transferred.</text:p>
      <text:p text:style-name="P12"><text:tab/></text:p>
      <text:p text:style-name="P12"><text:soft-page-break/><text:tab/><text:tab/><text:tab/>To transmit logical 1 :</text:p>
      <text:p text:style-name="P12"><text:tab/><text:tab/><text:tab/><text:tab/><text:tab/>CAN_H and CAN_L are both kept at same voltages, typically <text:tab/><text:tab/><text:tab/><text:tab/><text:tab/>around ~2.5V.</text:p>
      <text:p text:style-name="P12"><text:tab/><text:tab/><text:tab/><text:tab/><text:tab/>This state of CAN cable is called as 'recessive state' and a <text:tab/><text:tab/><text:tab/><text:tab/><text:tab/><text:tab/>'recessive bit' is being transferred.</text:p>
      <text:p text:style-name="P12"/>
      <text:p text:style-name="P12"><text:tab/><text:tab/><text:tab/>The differential amplifier on transmitter and receiver side takes care of <text:tab/><text:tab/><text:tab/><text:tab/>transmitting and receiving the bits as potential difference between CAN_H <text:tab/><text:tab/><text:tab/>and CAN_L.</text:p>
      <text:p text:style-name="P10"><text:tab/><text:span text:style-name="T9">b.) CAN Transceiver : </text:span></text:p>
      <text:p text:style-name="P10"><text:tab/><text:tab/><text:tab/><text:span text:style-name="T9">This is an electronic device which is used in interconversion of the digital <text:tab/><text:tab/><text:tab/>signals and CAN signals. This takes digital signals of CAN frames from </text:span></text:p>
      <text:p text:style-name="P10"><text:tab/><text:tab/><text:tab/><text:span text:style-name="T9">CAN controller and converts those signals precisely into the CAN signals </text:span></text:p>
      <text:p text:style-name="P10"><text:tab/><text:tab/><text:tab/><text:span text:style-name="T9">i.e. in differential signals and thus does vice-versa, taking differential signals</text:span></text:p>
      <text:p text:style-name="P10"><text:tab/><text:tab/><text:tab/><text:span text:style-name="T9">from CAN bus and converting them into digital signals which can be read by</text:span></text:p>
      <text:p text:style-name="P10"><text:tab/><text:tab/><text:tab/><text:span text:style-name="T9">CAN controller.</text:span></text:p>
      <text:p text:style-name="P10"/>
      <text:p text:style-name="P46"><text:tab/>c.) CAN controller :</text:p>
      <text:p text:style-name="P11"><text:tab/><text:tab/><text:tab/><text:span text:style-name="T10">This is a 2 way device which again receives data from one side and send it </text:span></text:p>
      <text:p text:style-name="P11"><text:tab/><text:tab/><text:tab/><text:span text:style-name="T10">after processing to other side.</text:span></text:p>
      <text:p text:style-name="P11"><text:tab/><text:tab/><text:tab/><text:span text:style-name="T10">This, when receives signals from micro-controller, microcontroller sends the<text:tab/><text:tab/><text:tab/>payload to the CAN controller, packs that payload packet into the CAN frame<text:tab/><text:tab/><text:tab/>based on some hardware configurations of itself which we’ll discuss briefly </text:span></text:p>
      <text:p text:style-name="P11"><text:tab/><text:tab/><text:tab/><text:span text:style-name="T10">in CAN 2.0B Data-link layer protocol.</text:span></text:p>
      <text:p text:style-name="P11"><text:tab/><text:tab/><text:tab/><text:span text:style-name="T10">The frame is given to the CAN transceiver which in turn transmits the frame <text:tab/><text:tab/><text:tab/>onto the CAN bus.</text:span><text:tab/><text:tab/></text:p>
      <text:p text:style-name="P58"><text:span text:style-name="T10"><text:tab/><text:tab/><text:tab/>And when it receives signals from CAN Transceiver, it </text:span><text:span text:style-name="T64">sends </text:span><text:span text:style-name="T10">out the </text:span><text:span text:style-name="T73">relevant <text:tab/><text:tab/><text:tab/>information from frame like payload or CAN ID</text:span><text:span text:style-name="T64"> to the firmware or user <text:tab/><text:tab/><text:tab/><text:tab/>program entirely </text:span><text:span text:style-name="T10">depending on some hardware filtering of itself </text:span><text:span text:style-name="T64">which may <text:tab/><text:tab/><text:tab/>be configured by </text:span><text:span text:style-name="T10">micro-controller </text:span><text:span text:style-name="T64">to the micro-</text:span><text:span text:style-name="T73">c</text:span><text:span text:style-name="T64">ontroller </text:span><text:span text:style-name="T10">.</text:span></text:p>
      <text:p text:style-name="P58"><text:tab/><text:tab/></text:p>
      <text:p text:style-name="P58"><text:tab/><text:tab/><text:tab/><text:span text:style-name="T113">CAN controller registers and frame buffers are memory mapped to the </text:span></text:p>
      <text:p text:style-name="P58"><text:tab/><text:tab/><text:tab/><text:span text:style-name="T113">address space of the microprocessor, thus the CAN controller API just </text:span></text:p>
      <text:p text:style-name="P58"><text:tab/><text:tab/><text:tab/><text:span text:style-name="T113">writes to these specific memory addresses to control the CAN controller’s</text:span></text:p>
      <text:p text:style-name="P58"><text:tab/><text:tab/><text:tab/><text:span text:style-name="T113">operation mode and for sending and receiving the CAN frames.</text:span></text:p>
      <text:p text:style-name="P4"/>
      <text:p text:style-name="P6"><text:tab/>The collision etc are all handled by the physical layer i.e. by the CAN controller.</text:p>
      <text:p text:style-name="P26"><text:span text:style-name="T2"><text:tab/></text:span>The CAN bus is a wired-AND bus, meaning that when multiple nodes drive the bus <text:tab/><text:tab/>simultaneously, the resulting bus state is the logical AND of all the individual node states.</text:p>
      <text:p text:style-name="P6"><text:tab/><text:span text:style-name="T31">In idle or disconnected state, the bus remains in recessive state i.e. logical 1 state.</text:span></text:p>
      <text:p text:style-name="P26"><text:span text:style-name="T2"><text:tab/></text:span><text:span text:style-name="T31">In recessive state, </text:span>the node is still actively participating in the bus communication, but it's <text:tab/>not actively driving the bus to a dominant state.</text:p>
      <text:p text:style-name="P6"><text:tab/></text:p>
      <text:p text:style-name="P4"><text:tab/></text:p>
      <text:p text:style-name="P5"><text:tab/><text:span text:style-name="T11">So, this is actually what we needed to learn about CAN 2.0B Physical layer protocol for our <text:tab/>task.</text:span></text:p>
      <text:p text:style-name="P5"/>
      <text:p text:style-name="P13">2.) <text:span text:style-name="T39">CAN 2.0B Data-link layer protocol</text:span><text:span text:style-name="T38"> </text:span>:</text:p>
      <text:p text:style-name="P13"><text:tab/><text:span text:style-name="T13">Just like normal communication protocols like TCP/IP etc which at data-link layer uses <text:tab/>ethernet etc as its data-link protocol which creates a L2 frame by encapsulating IP packet</text:span></text:p>
      <text:p text:style-name="P13"><text:tab/><text:span text:style-name="T13">into it with some other data-link interface information, we, in CAN uses this protocol, </text:span></text:p>
      <text:p text:style-name="P13"><text:tab/><text:span text:style-name="T13">this protocol also does something similar, it takes the payload from firmware, the payload </text:span></text:p>
      <text:p text:style-name="P13"><text:soft-page-break/><text:tab/><text:span text:style-name="T13">may be raw user data or a packet of some other high layer protocols.</text:span></text:p>
      <text:p text:style-name="P13"><text:tab/><text:span text:style-name="T13">It when receives a payload from firmware, encapsulates it into the CAN frame with some </text:span></text:p>
      <text:p text:style-name="P13"><text:tab/><text:span text:style-name="T13">interface information like CAN ID etc, </text:span><text:span text:style-name="T16">note that these interface informations can be altered </text:span></text:p>
      <text:p text:style-name="P13"><text:tab/><text:span text:style-name="T16">by the mean of some upper level protocols.</text:span></text:p>
      <text:p text:style-name="P13"/>
      <text:p text:style-name="P13"><text:tab/><text:span text:style-name="T13">This protocol have multiple variants, some of them are listed below but we’ll studying only </text:span></text:p>
      <text:p text:style-name="P13"><text:tab/><text:span text:style-name="T13">one out of them which our task demands.</text:span></text:p>
      <text:p text:style-name="P14"><text:span text:style-name="Strong_20_Emphasis"/></text:p>
      <text:p text:style-name="P15"><text:span text:style-name="Strong_20_Emphasis"><text:span text:style-name="T15"><text:tab/>1. <text:s/></text:span></text:span><text:span text:style-name="Strong_20_Emphasis"><text:span text:style-name="T12">CAN 2.0A (Standard CAN)</text:span></text:span><text:span text:style-name="T12">: This is the original CAN protocol, also known as Standard <text:tab/> <text:s text:c="4"/>CAN. It uses an 11-bit identifier and has a maximum data rate of 1 Mbps.</text:span></text:p>
      <text:p text:style-name="P15"><text:span text:style-name="Strong_20_Emphasis"><text:span text:style-name="T15"><text:tab/></text:span></text:span></text:p>
      <text:p text:style-name="P15"><text:span text:style-name="Strong_20_Emphasis"><text:span text:style-name="T15"><text:tab/>2. <text:s/></text:span></text:span><text:span text:style-name="Strong_20_Emphasis">CAN 2.0B (Extended CAN)</text:span>: This variant uses a 29-bit identifier, which allows for more <text:tab/> <text:s text:c="4"/>nodes on the network. It also has a maximum data rate of 1 Mbps. </text:p>
      <text:list text:style-name="L1">
        <text:list-header>
          <text:p text:style-name="P133"><text:span text:style-name="Strong_20_Emphasis"/></text:p>
          <text:p text:style-name="P133"><text:span text:style-name="Strong_20_Emphasis"><text:span text:style-name="T15">3. <text:s/></text:span></text:span><text:span text:style-name="Strong_20_Emphasis">CAN FD (Flexible Data Rate)</text:span>: This variant allows for faster data rates (up to 8 Mbps)</text:p>
          <text:p text:style-name="P133"><text:s text:c="6"/>and larger data payloads (up to 64 bytes). It uses a 29-bit identifier and is backwar<text:span text:style-name="T15">d</text:span></text:p>
          <text:p text:style-name="P133"><text:s text:c="6"/>compatible with CAN 2.0B. </text:p>
          <text:p text:style-name="P133"><text:span text:style-name="Strong_20_Emphasis"/></text:p>
          <text:p text:style-name="P133"><text:span text:style-name="Strong_20_Emphasis"><text:span text:style-name="T15">4. <text:s/></text:span></text:span><text:span text:style-name="Strong_20_Emphasis">CAN XL (Extra Large)</text:span>: This is a newer variant that allows for even larger data</text:p>
          <text:p text:style-name="P133"><text:s text:c="5"/>payloads (up to 2048 bytes) and faster data rates (up to 10 Mbps). It uses a 32-bit</text:p>
          <text:p text:style-name="P133"><text:s text:c="5"/>identifier and is not backward compatible with previous CAN variants. </text:p>
          <text:p text:style-name="P133"><text:span text:style-name="Strong_20_Emphasis"/></text:p>
          <text:p text:style-name="P133"><text:span text:style-name="Strong_20_Emphasis"><text:span text:style-name="T15">5. <text:s/></text:span></text:span><text:span text:style-name="Strong_20_Emphasis">CANopen</text:span>: This is a higher-layer protocol that builds on top of the CAN 2.0B protocol. It</text:p>
          <text:p text:style-name="P133"><text:s text:c="5"/>adds additional features such as node addressing, data types, and communication</text:p>
          <text:p text:style-name="P133"><text:s text:c="5"/>protocols. </text:p>
          <text:p text:style-name="P133"><text:span text:style-name="Strong_20_Emphasis"/></text:p>
          <text:p text:style-name="P133"><text:span text:style-name="Strong_20_Emphasis"><text:span text:style-name="T15">6. <text:s/></text:span></text:span><text:span text:style-name="Strong_20_Emphasis">DeviceNet</text:span>: This is a variant of CAN that is used in industrial automation applications. It</text:p>
          <text:p text:style-name="P133"><text:s text:c="5"/>uses a 29-bit identifier and has a maximum data rate of 500 kbps. </text:p>
          <text:p text:style-name="P133"><text:span text:style-name="Strong_20_Emphasis"/></text:p>
          <text:p text:style-name="P133"><text:span text:style-name="T15">7.</text:span> <text:span text:style-name="Strong_20_Emphasis"><text:span text:style-name="T12">CAN-FD-Light</text:span></text:span><text:span text:style-name="T12">: This is a variant of CAN FD that is optimized for low-power</text:span></text:p>
          <text:p text:style-name="P134"><text:s text:c="4"/>applications. It uses a 29-bit identifier and has a maximum data rate of 2 Mbps. </text:p>
        </text:list-header>
      </text:list>
      <text:p text:style-name="P13"><text:tab/></text:p>
      <text:p text:style-name="P13"><text:tab/><text:span text:style-name="T2"><text:tab/><text:tab/></text:span></text:p>
      <text:p text:style-name="P5"><text:tab/><text:span text:style-name="T16">For our task, we need CAN 2.0B ( extended CAN ).</text:span></text:p>
      <text:p text:style-name="P5"/>
      <text:p text:style-name="P7"><text:tab/><text:span text:style-name="T17">So, in our case, the work of data-link layer will be to take user/firmware data and </text:span></text:p>
      <text:p text:style-name="P47"><text:tab/>encapsulate it into a CAN 2.0B frame and send it to transceiver, this protocol uses </text:p>
      <text:p text:style-name="P7"><text:tab/><text:span text:style-name="T17">a physical interface called CAN controller, we’ve already discussed the working of</text:span></text:p>
      <text:p text:style-name="P7"><text:tab/><text:span text:style-name="T17">CAN controller, now let’s discuss what a CAN controller do, what frame it creates</text:span></text:p>
      <text:p text:style-name="P7"><text:tab/><text:span text:style-name="T17">by encapsulating the firmware data.</text:span></text:p>
      <text:p text:style-name="P7"><text:tab/></text:p>
      <text:p text:style-name="P8"><text:tab/><text:span text:style-name="T18">CAN 2.0B frame structure : </text:span><text:tab/></text:p>
      <table:table table:name="Table2" table:style-name="Table2">
        <table:table-column table:style-name="Table2.A" table:number-columns-repeated="3"/>
        <table:table-row table:style-name="Table2.1">
          <table:table-cell table:style-name="Table2.A1" office:value-type="string">
            <text:p text:style-name="P38"><draw:custom-shape text:anchor-type="paragraph" draw:z-index="0" draw:name="Shape 2" draw:style-name="gr1" draw:text-style-name="P157" svg:width="17.289cm" svg:height="0.639cm" svg:x="-0.15cm" svg:y="3.685cm"><text:p/><draw:enhanced-geometry svg:viewBox="0 0 21600 21600" draw:type="rectangle" draw:enhanced-path="M 0 0 L 21600 0 21600 21600 0 21600 0 0 Z N"/></draw:custom-shape>Field</text:p>
          </table:table-cell>
          <table:table-cell table:style-name="Table2.A1" office:value-type="string">
            <text:p text:style-name="P38">Number of bits</text:p>
          </table:table-cell>
          <table:table-cell table:style-name="Table2.C1" office:value-type="string">
            <text:p text:style-name="P38">Description</text:p>
          </table:table-cell>
        </table:table-row>
        <table:table-row>
          <table:table-cell table:style-name="Table2.A2" office:value-type="string">
            <text:p text:style-name="P39">Start Of Frame ( SOF ) </text:p>
          </table:table-cell>
          <table:table-cell table:style-name="Table2.A2" office:value-type="string">
            <text:p text:style-name="P39">1</text:p>
          </table:table-cell>
          <table:table-cell table:style-name="Table2.C2" office:value-type="string">
            <text:p text:style-name="P39">Dominant bit always.</text:p>
          </table:table-cell>
        </table:table-row>
        <table:table-row>
          <table:table-cell table:style-name="Table2.A2" office:value-type="string">
            <text:p text:style-name="P39">Identifier</text:p>
          </table:table-cell>
          <table:table-cell table:style-name="Table2.A2" office:value-type="string">
            <text:p text:style-name="P40">29</text:p>
          </table:table-cell>
          <table:table-cell table:style-name="Table2.C2" office:value-type="string">
            <text:p text:style-name="P17">Unique identifier indicates priority.</text:p>
          </table:table-cell>
        </table:table-row>
        <table:table-row table:style-name="Table2.4">
          <table:table-cell table:style-name="Table2.A2" office:value-type="string">
            <text:p text:style-name="P39">Remote Transmission Request </text:p>
            <text:p text:style-name="P39">( RTR )</text:p>
          </table:table-cell>
          <table:table-cell table:style-name="Table2.A2" office:value-type="string">
            <text:p text:style-name="P39">1</text:p>
          </table:table-cell>
          <table:table-cell table:style-name="Table2.C2" office:value-type="string">
            <text:p text:style-name="P17">Dominant in data frames, recessive in remote frames.</text:p>
          </table:table-cell>
        </table:table-row>
        <text:soft-page-break/>
        <table:table-row>
          <table:table-cell table:style-name="Table2.A2" office:value-type="string">
            <text:p text:style-name="P39"/>
          </table:table-cell>
          <table:table-cell table:style-name="Table2.A2" office:value-type="string">
            <text:p text:style-name="P39"/>
          </table:table-cell>
          <table:table-cell table:style-name="Table2.C2" office:value-type="string">
            <text:p text:style-name="P39"/>
          </table:table-cell>
        </table:table-row>
        <table:table-row>
          <table:table-cell table:style-name="Table2.A2" office:value-type="string">
            <text:p text:style-name="P17">Data Length Code ( DLC )</text:p>
          </table:table-cell>
          <table:table-cell table:style-name="Table2.A2" office:value-type="string">
            <text:p text:style-name="P39">4</text:p>
          </table:table-cell>
          <table:table-cell table:style-name="Table2.C2" office:value-type="string">
            <text:p text:style-name="P17">Number of data bytes (0–8)</text:p>
          </table:table-cell>
        </table:table-row>
        <table:table-row>
          <table:table-cell table:style-name="Table2.A2" office:value-type="string">
            <text:p text:style-name="P39">Data </text:p>
          </table:table-cell>
          <table:table-cell table:style-name="Table2.A2" office:value-type="string">
            <text:p text:style-name="P39">0-8 bytes</text:p>
          </table:table-cell>
          <table:table-cell table:style-name="Table2.C2" office:value-type="string">
            <text:p text:style-name="P39">Data length determined by DLC field.</text:p>
          </table:table-cell>
        </table:table-row>
        <table:table-row>
          <table:table-cell table:style-name="Table2.A2" office:value-type="string">
            <text:p text:style-name="P17">Cyclic Redundancy Check ( CRC )</text:p>
          </table:table-cell>
          <table:table-cell table:style-name="Table2.A2" office:value-type="string">
            <text:p text:style-name="P39">15</text:p>
          </table:table-cell>
          <table:table-cell table:style-name="Table2.C2" office:value-type="string">
            <text:p text:style-name="P39">Used for error checking.</text:p>
          </table:table-cell>
        </table:table-row>
        <table:table-row>
          <table:table-cell table:style-name="Table2.A2" office:value-type="string">
            <text:p text:style-name="P17">CRC Delimiter </text:p>
          </table:table-cell>
          <table:table-cell table:style-name="Table2.A2" office:value-type="string">
            <text:p text:style-name="P39">1</text:p>
          </table:table-cell>
          <table:table-cell table:style-name="Table2.C2" office:value-type="string">
            <text:p text:style-name="P39">Must be recessive.</text:p>
          </table:table-cell>
        </table:table-row>
        <table:table-row>
          <table:table-cell table:style-name="Table2.A2" office:value-type="string">
            <text:p text:style-name="P39">Acknowledge ( ACK ) </text:p>
          </table:table-cell>
          <table:table-cell table:style-name="Table2.A2" office:value-type="string">
            <text:p text:style-name="P39">1</text:p>
          </table:table-cell>
          <table:table-cell table:style-name="Table2.C2" office:value-type="string">
            <text:p text:style-name="P39">Transmitter sends recessive, receiver overrides with dominant.</text:p>
          </table:table-cell>
        </table:table-row>
        <table:table-row>
          <table:table-cell table:style-name="Table2.A2" office:value-type="string">
            <text:p text:style-name="P39">Acknowledge delimiter</text:p>
          </table:table-cell>
          <table:table-cell table:style-name="Table2.A2" office:value-type="string">
            <text:p text:style-name="P39">1</text:p>
          </table:table-cell>
          <table:table-cell table:style-name="Table2.C2" office:value-type="string">
            <text:p text:style-name="P39">Must be recessive.</text:p>
          </table:table-cell>
        </table:table-row>
        <table:table-row>
          <table:table-cell table:style-name="Table2.A2" office:value-type="string">
            <text:p text:style-name="P39">End Of Frame ( EOF )</text:p>
          </table:table-cell>
          <table:table-cell table:style-name="Table2.A2" office:value-type="string">
            <text:p text:style-name="P39">7</text:p>
          </table:table-cell>
          <table:table-cell table:style-name="Table2.C2" office:value-type="string">
            <text:p text:style-name="P39">Must be recessive.</text:p>
          </table:table-cell>
        </table:table-row>
      </table:table>
      <text:p text:style-name="P16"/>
      <text:p text:style-name="P20"><text:tab/>One can see that the entire CAN protocol heavily relies on the dominant bits, since in</text:p>
      <text:p text:style-name="P20"><text:tab/>normal scenario when their is no data transmission, the state of the bus is recessive i.e. </text:p>
      <text:p text:style-name="P20"><text:tab/>in logical 1 state, thus to indicate any changes and signaling that some node has started <text:tab/>transmission, dominant bits must be sent first so that other nodes can identify the change </text:p>
      <text:p text:style-name="P20"><text:tab/>in potential across the CAN wires and interpret it accordingly.</text:p>
      <text:p text:style-name="P20"><text:tab/><text:span text:style-name="T19">This is also called as bit stuffing.</text:span></text:p>
      <text:p text:style-name="P16"/>
      <text:p text:style-name="P18"><text:tab/>Let’ s discuss all the fields of the CAN 2.0B frame and see that what interface information <text:tab/>does it have, and which information can be altered by higher-layer protocols...</text:p>
      <text:p text:style-name="P18"/>
      <text:p text:style-name="P19"><text:tab/>1.) <text:span text:style-name="T74">Start Of Frame ( SOF )</text:span> : This bit is used to indicate that a frame is following the bit,</text:p>
      <text:p text:style-name="P24"><text:tab/><text:tab/><text:tab/><text:tab/> <text:s text:c="9"/>this bit is '0' since CAN bus is in recessive state when there is</text:p>
      <text:p text:style-name="P24"><text:tab/> <text:tab/><text:tab/><text:tab/> <text:s text:c="9"/>no frame transmission, thus when all other receiving nodes <text:tab/><text:tab/><text:tab/><text:tab/><text:tab/> <text:s text:c="9"/>captures this dominant bit, they get ready for the CAN frame <text:tab/><text:tab/><text:tab/><text:tab/> <text:s text:c="9"/>which is following the SOF bit.</text:p>
      <text:p text:style-name="P24"/>
      <text:p text:style-name="P24"><text:tab/>2.) <text:span text:style-name="T74">Identifier</text:span> : This is an identity which is unique for each CAN <text:span text:style-name="T61">frame ( not CAN node )</text:span>, <text:tab/><text:tab/><text:tab/><text:span text:style-name="T62">it contains several sub-fields which actually represents the higher layer <text:tab/><text:tab/><text:tab/><text:tab/>protocol information thus for now, its just a field which is used in bus <text:tab/><text:tab/><text:tab/><text:tab/>arbitration</text:span>, <text:span text:style-name="T62">the information included in this field is set into the CAN <text:tab/><text:tab/><text:tab/><text:tab/>controller’s hardware from where the controller reads it and creates CAN <text:tab/><text:tab/><text:tab/>frames, the configuration is done by user program ( ECOM library in our <text:tab/><text:tab/><text:tab/><text:tab/>case. ), </text:span>this field can be said as <text:span text:style-name="T20">the</text:span> ground base of the enitre CSMA/CA <text:tab/><text:tab/><text:tab/><text:tab/>mechanism and bus arbitration ( bus arbitration is discussed in <text:s/><text:tab/><text:tab/><text:tab/><text:tab/><text:tab/>'02_collision_handling.<text:span text:style-name="T20">pdf</text:span>' ), lower the value of <text:span text:style-name="T62">a sub-field of this</text:span> quantity, <text:tab/><text:tab/><text:tab/>higher will be <text:tab/>its priority.</text:p>
      <text:p text:style-name="P24"><text:tab/><text:tab/><text:tab/>This is the only field which differentiates 'CAN 2.0A' and 'CAN 2.0B', since</text:p>
      <text:p text:style-name="P24"><text:s/><text:tab/><text:tab/><text:tab/><text:span text:style-name="T24">29</text:span> bits are assigned to this field and it represents identit<text:span text:style-name="T20">i</text:span>es of <text:span text:style-name="T63">CAN frames</text:span> <text:tab/><text:tab/><text:tab/>uniquely.</text:p>
      <text:p text:style-name="P24"><text:s/><text:tab/><text:tab/><text:tab/></text:p>
      <text:p text:style-name="P24"><text:tab/><text:tab/><text:tab/><text:span text:style-name="T157">This field is directly ine-to-one mapped to the header field of J1939 </text:span></text:p>
      <text:p text:style-name="P24"><text:tab/><text:tab/><text:tab/><text:span text:style-name="T157">application protocol.</text:span></text:p>
      <text:p text:style-name="P24"><text:tab/><text:tab/><text:tab/>When two nodes transmits simultaneously, both of them observes the change</text:p>
      <text:p text:style-name="P24"><text:s/><text:tab/><text:tab/><text:tab/>in potential on CAN wires when their non equal bit collides which happens at <text:tab/><text:tab/><text:tab/>the init<text:span text:style-name="T20">i</text:span>al phase before any actual data has been transferred, the node</text:p>
      <text:p text:style-name="P24"><text:s/><text:tab/><text:tab/><text:tab/>transmitting 0 will dominate and continue to transmit whereas the node</text:p>
      <text:p text:style-name="P24"><text:soft-page-break/><text:s/><text:tab/><text:tab/><text:tab/>transmitting 1 will lose the race and stop transmitting.</text:p>
      <text:p text:style-name="P24"/>
      <text:p text:style-name="P24"/>
      <text:p text:style-name="P86"><text:tab/><text:span text:style-name="T158">CAN ID</text:span><text:span text:style-name="T54"> ( 29 bits ) :</text:span><text:tab/></text:p>
      <table:table table:name="Table8" table:style-name="Table8">
        <table:table-column table:style-name="Table8.A"/>
        <table:table-column table:style-name="Table8.B"/>
        <table:table-column table:style-name="Table8.C"/>
        <table:table-row>
          <table:table-cell table:style-name="Table8.A1" office:value-type="string">
            <text:p text:style-name="P120">Sub-fields</text:p>
          </table:table-cell>
          <table:table-cell table:style-name="Table8.A1" office:value-type="string">
            <text:p text:style-name="P120">Size ( in bits )</text:p>
          </table:table-cell>
          <table:table-cell table:style-name="Table8.C1" office:value-type="string">
            <text:p text:style-name="P120">Description</text:p>
          </table:table-cell>
        </table:table-row>
        <table:table-row>
          <table:table-cell table:style-name="Table8.A2" office:value-type="string">
            <text:p text:style-name="P121">Priority</text:p>
          </table:table-cell>
          <table:table-cell table:style-name="Table8.A2" office:value-type="string">
            <text:p text:style-name="P121">3 bits</text:p>
          </table:table-cell>
          <table:table-cell table:style-name="Table8.C2" office:value-type="string">
            <text:p text:style-name="P132">Indicates the priority of the message. The priority level ranges from 0 (lowest) to 7 (highest).</text:p>
          </table:table-cell>
        </table:table-row>
        <table:table-row>
          <table:table-cell table:style-name="Table8.A2" office:value-type="string">
            <text:p text:style-name="P122">Reserved bit</text:p>
          </table:table-cell>
          <table:table-cell table:style-name="Table8.A2" office:value-type="string">
            <text:p text:style-name="P123">1 bit</text:p>
          </table:table-cell>
          <table:table-cell table:style-name="Table8.C2" office:value-type="string">
            <text:p text:style-name="P124">Reserved for future and is typically set to 0 i.e. dominant bit.</text:p>
          </table:table-cell>
        </table:table-row>
        <table:table-row>
          <table:table-cell table:style-name="Table8.A2" office:value-type="string">
            <text:p text:style-name="P122">Data page</text:p>
          </table:table-cell>
          <table:table-cell table:style-name="Table8.A2" office:value-type="string">
            <text:p text:style-name="P123">1 bit</text:p>
          </table:table-cell>
          <table:table-cell table:style-name="Table8.C2" office:value-type="string">
            <text:p text:style-name="P125">Used to extend PDU format field.</text:p>
          </table:table-cell>
        </table:table-row>
        <table:table-row>
          <table:table-cell table:style-name="Table8.A2" office:value-type="string">
            <text:p text:style-name="P126">PDU format</text:p>
            <text:p text:style-name="P127">Protocol Data Unit</text:p>
          </table:table-cell>
          <table:table-cell table:style-name="Table8.A2" office:value-type="string">
            <text:p text:style-name="P128">8 bits</text:p>
          </table:table-cell>
          <table:table-cell table:style-name="Table8.C2" office:value-type="string">
            <text:p text:style-name="P125">Determines message format and mode of message.</text:p>
          </table:table-cell>
        </table:table-row>
        <table:table-row>
          <table:table-cell table:style-name="Table8.A2" office:value-type="string">
            <text:p text:style-name="P126">PDU specific</text:p>
          </table:table-cell>
          <table:table-cell table:style-name="Table8.A2" office:value-type="string">
            <text:p text:style-name="P128">8 bits</text:p>
          </table:table-cell>
          <table:table-cell table:style-name="Table8.C2" office:value-type="string">
            <text:p text:style-name="P129">Plays significant role in message addressing and routing.</text:p>
          </table:table-cell>
        </table:table-row>
        <table:table-row>
          <table:table-cell table:style-name="Table8.A2" office:value-type="string">
            <text:p text:style-name="P126">Source address</text:p>
          </table:table-cell>
          <table:table-cell table:style-name="Table8.A2" office:value-type="string">
            <text:p text:style-name="P130">8 bits</text:p>
          </table:table-cell>
          <table:table-cell table:style-name="Table8.C2" office:value-type="string">
            <text:p text:style-name="P131">Represents the transmitting node <text:span text:style-name="T67">address.</text:span></text:p>
          </table:table-cell>
        </table:table-row>
      </table:table>
      <text:p text:style-name="P86"/>
      <text:p text:style-name="P86"><text:tab/><text:tab/><text:tab/><text:span text:style-name="T158">In depth details about this sub-fields are discussed in J1939 application layer</text:span></text:p>
      <text:p text:style-name="P86"><text:tab/><text:tab/><text:tab/><text:span text:style-name="T158">protocol.</text:span></text:p>
      <text:p text:style-name="P24"/>
      <text:p text:style-name="P24"><text:tab/>3.) <text:span text:style-name="T74">Remote Transmission Request ( RTR )</text:span> :<text:tab/></text:p>
      <text:p text:style-name="P24"><text:tab/><text:tab/><text:tab/>This bit represents the type of the frame, whether the frame is a data</text:p>
      <text:p text:style-name="P24"><text:s/><text:tab/><text:tab/><text:tab/>frame i.e. data sent by a node for some specific nodes or the frame is a remote <text:tab/><text:tab/><text:tab/>frame i.e. a query/request frame asking for data from some specific node as <text:tab/><text:tab/><text:tab/>per the firmware program.</text:p>
      <text:p text:style-name="P24"><text:tab/><text:tab/><text:tab/></text:p>
      <text:p text:style-name="P24"><text:tab/><text:tab/><text:tab/><text:span text:style-name="T20">T</text:span>his bit is 0 for data frames and 1 for remote frames.</text:p>
      <text:p text:style-name="P24"><text:tab/><text:tab/></text:p>
      <text:p text:style-name="P24"><text:tab/><text:span text:style-name="T25">4</text:span>.) <text:span text:style-name="T74">Data Length Code ( DLC ) </text:span>:<text:tab/></text:p>
      <text:p text:style-name="P24"><text:tab/><text:tab/><text:tab/><text:tab/>Represents the number of data bytes in next field, can be useful</text:p>
      <text:p text:style-name="P24"><text:s/><text:tab/><text:tab/><text:tab/><text:tab/>sometimes to shorten the frame size.</text:p>
      <text:p text:style-name="P24"><text:tab/><text:tab/><text:tab/><text:tab/>DLC number of bytes are actually extracted by CAN controller on</text:p>
      <text:p text:style-name="P24"><text:s/><text:tab/><text:tab/><text:tab/><text:tab/>receiver's node and are sent to firmware on request.</text:p>
      <text:p text:style-name="P24"><text:tab/><text:tab/><text:tab/><text:tab/>4 bits are given to this field which can easily represent the 8 bytes of</text:p>
      <text:p text:style-name="P24"><text:tab/> <text:tab/><text:tab/><text:tab/>data.</text:p>
      <text:p text:style-name="P24"><text:tab/><text:tab/><text:tab/><text:tab/><text:span text:style-name="T26">When the payload is ready from the micro-controller’s point of view, </text:span></text:p>
      <text:p text:style-name="P24"><text:tab/><text:tab/><text:tab/><text:tab/><text:span text:style-name="T26">it triggers some sort of signal to activate the CAN controller to read </text:span></text:p>
      <text:p text:style-name="P24"><text:tab/><text:tab/><text:tab/><text:tab/><text:span text:style-name="T26">specific number of bytes from the given memory, thus DLC should</text:span></text:p>
      <text:p text:style-name="P24"><text:tab/><text:tab/><text:tab/><text:tab/><text:span text:style-name="T26">be passed to handler function as argument or some how.</text:span></text:p>
      <text:p text:style-name="P24"><text:tab/><text:tab/><text:tab/><text:tab/><text:span text:style-name="T27">This field is criticial because it tells the CAN controller to read </text:span></text:p>
      <text:p text:style-name="P24"><text:tab/><text:tab/><text:tab/><text:tab/><text:span text:style-name="T27">only required number of bytes from the memory.</text:span></text:p>
      <text:p text:style-name="P24"><text:tab/><text:tab/><text:tab/><text:tab/></text:p>
      <text:p text:style-name="P24"><text:tab/></text:p>
      <text:p text:style-name="P24"><text:soft-page-break/><text:tab/><text:span text:style-name="T25">5</text:span>.) <text:span text:style-name="T74">Data field</text:span> : This field holds the actual data which the CAN controller receives from the <text:tab/><text:tab/><text:tab/> firmware program running on the transmitter's side.</text:p>
      <text:p text:style-name="P24"><text:tab/><text:tab/><text:tab/> for 'CAN 2.0<text:span text:style-name="T28">B</text:span>' the maximum data which one frame can transfer is only 8</text:p>
      <text:p text:style-name="P25"><text:s/><text:tab/><text:tab/><text:tab/> bytes, if larger data/payload is give<text:span text:style-name="T20">n</text:span> to <text:span text:style-name="T20">the</text:span> CAN controller, <text:span text:style-name="T28">i.e. if DLC value</text:span></text:p>
      <text:p text:style-name="P25"><text:tab/><text:tab/><text:tab/><text:span text:style-name="T28">is set more than 8, then many scenarios are possible like :</text:span></text:p>
      <text:p text:style-name="P25"><text:tab/><text:tab/><text:tab/></text:p>
      <text:p text:style-name="P25"><text:tab/><text:tab/><text:tab/><text:span text:style-name="Strong_20_Emphasis">Error or exception</text:span>: The CAN controller's firmware or library might detect <text:tab/><text:tab/><text:tab/>the invalid DLC value and raise an error or exception. This could be in the <text:tab/><text:tab/><text:tab/>form of a return code, an interrupt, or a fault flag being set. </text:p>
      <text:list text:style-name="L2">
        <text:list-item>
          <text:list>
            <text:list-item>
              <text:list>
                <text:list-item>
                  <text:list>
                    <text:list-item>
                      <text:list>
                        <text:list-header>
                          <text:p text:style-name="P135"><text:span text:style-name="Strong_20_Emphasis">Truncation</text:span>: The CAN controller might truncate the data to 8 bytes, ignoring any excess bytes beyond the 8-byte limit. This could result in data loss or corruption. </text:p>
                        </text:list-header>
                      </text:list>
                    </text:list-item>
                  </text:list>
                </text:list-item>
              </text:list>
            </text:list-item>
          </text:list>
        </text:list-item>
      </text:list>
      <text:list text:style-name="L3">
        <text:list-item>
          <text:list>
            <text:list-item>
              <text:list>
                <text:list-item>
                  <text:list>
                    <text:list-item>
                      <text:list>
                        <text:list-header>
                          <text:p text:style-name="P136"><text:span text:style-name="Strong_20_Emphasis">Wraparound</text:span>: In some cases, the CAN controller might wrap around the DLC value to a valid range (0-8). For example, if the DLC is set to 9, the controller might interpret it as 1 (9 mod 8 = 1). </text:p>
                        </text:list-header>
                      </text:list>
                    </text:list-item>
                  </text:list>
                </text:list-item>
              </text:list>
            </text:list-item>
          </text:list>
        </text:list-item>
      </text:list>
      <text:list text:style-name="L4">
        <text:list-item>
          <text:list>
            <text:list-item>
              <text:list>
                <text:list-item>
                  <text:list>
                    <text:list-item>
                      <text:list>
                        <text:list-header>
                          <text:p text:style-name="P137"><text:span text:style-name="Strong_20_Emphasis">Undefined behavior</text:span>: The CAN controller's behavior might be undefined or unpredictable when faced with an invalid DLC value. This could lead to unexpected results, such as transmitting incorrect data or causing bus errors.</text:p>
                        </text:list-header>
                      </text:list>
                    </text:list-item>
                  </text:list>
                </text:list-item>
              </text:list>
            </text:list-item>
          </text:list>
        </text:list-item>
      </text:list>
      <text:p text:style-name="P25"><text:tab/><text:tab/><text:tab/><text:span text:style-name="T29">The transport layer is supposed to chunk down the payload.</text:span></text:p>
      <text:p text:style-name="P25"/>
      <text:p text:style-name="P24"/>
      <text:p text:style-name="P22"><text:tab/><text:span text:style-name="T25">6</text:span>.)<text:span text:style-name="T74"> Cyclic Redundancy Check (CRC)</text:span> :</text:p>
      <text:p text:style-name="P24"><text:tab/><text:tab/><text:tab/><text:span text:style-name="T21">This field is of 15 bits, </text:span>CRC is used to detect errors in transmitted data.</text:p>
      <text:p text:style-name="P24"><text:tab/><text:tab/><text:tab/>The transmitter calculates a CRC value for the payload data using a <text:tab/><text:tab/><text:tab/><text:tab/>polynomial algorithm ( e.g., CRC-15 or CRC-21 <text:span text:style-name="T21">) and the calculated CRC</text:span></text:p>
      <text:p text:style-name="P24"><text:tab/><text:tab/><text:tab/><text:span text:style-name="T21">is placed into this field.</text:span></text:p>
      <text:p text:style-name="P24"><text:tab/><text:tab/><text:tab/>The receiver calculates the CRC value for the received payload data using the <text:tab/><text:tab/><text:tab/>same polynomial algorithm. <text:span text:style-name="T21">t</text:span>he receiver compares the calculated CRC value <text:tab/><text:tab/><text:tab/>with the received CRC value. If they match, the data is assumed to be error-<text:tab/><text:tab/><text:tab/>free. If they don't match, an error is detected.</text:p>
      <text:p text:style-name="P24"><text:tab/></text:p>
      <text:p text:style-name="P23"><text:tab/><text:span text:style-name="T25">7</text:span>.) <text:span text:style-name="T74">CRC Delimiter</text:span> : This is a 1 bit field which is just used to separate the CRC field from</text:p>
      <text:p text:style-name="P24"><text:tab/><text:tab/><text:tab/> <text:s text:c="9"/><text:span text:style-name="T22">the next field.</text:span></text:p>
      <text:p text:style-name="P24"><text:tab/><text:tab/><text:tab/> <text:s text:c="9"/><text:span text:style-name="T22">This field’s bit value must be dominant so that CRC ending can be </text:span></text:p>
      <text:p text:style-name="P24"><text:tab/><text:tab/><text:tab/> <text:s text:c="9"/><text:span text:style-name="T22">detected by the differential amplifiers for which the idle state is </text:span></text:p>
      <text:p text:style-name="P24"><text:tab/><text:tab/><text:tab/> <text:s text:c="9"/><text:span text:style-name="T22">recessive.</text:span></text:p>
      <text:p text:style-name="P24"/>
      <text:p text:style-name="P23"><text:tab/><text:span text:style-name="T25">8</text:span>.) <text:span text:style-name="T74">Acknowledge ( ACK )</text:span> : This is also a 1 bit field, this is a very clever technique which is</text:p>
      <text:p text:style-name="P24"><text:tab/><text:tab/><text:tab/><text:tab/> <text:s text:c="8"/><text:span text:style-name="T22">is implemented in the CAN </text:span><text:span text:style-name="T30">data-link layer and CAN physical <text:tab/><text:tab/><text:tab/><text:tab/> <text:s text:c="8"/>layer </text:span><text:span text:style-name="T22">protocol, this allows the </text:span>acknowledgement <text:span text:style-name="T22">process in the <text:tab/><text:tab/><text:tab/><text:tab/> <text:s text:c="8"/>communication to be completed without sending extra frames or<text:tab/><text:tab/><text:tab/><text:tab/> <text:s text:c="8"/>packets.</text:span></text:p>
      <text:p text:style-name="P24"/>
      <text:p text:style-name="P24"><text:tab/><text:tab/><text:tab/><text:tab/> <text:s text:c="8"/><text:span text:style-name="T22">At the time of the transmission of this bit, the frame sender will</text:span></text:p>
      <text:p text:style-name="P24"><text:tab/><text:tab/><text:tab/><text:tab/> <text:s text:c="8"/><text:span text:style-name="T22">send a recessive bit i.e. drive the bus in logical 1 state or </text:span></text:p>
      <text:p text:style-name="P24"><text:span text:style-name="T22"><text:tab/><text:tab/><text:tab/><text:tab/> <text:s text:c="8"/></text:span><text:span text:style-name="T32">just monitors the potential by letting the bus to float to recessive <text:tab/><text:tab/><text:tab/><text:tab/> <text:s text:c="8"/>state</text:span><text:span text:style-name="T22">, </text:span><text:span text:style-name="T31">driving the bus to recessive state. </text:span><text:span text:style-name="T22">the hardware or nodes is <text:tab/><text:tab/><text:tab/><text:tab/> <text:s text:c="8"/>designed in such a way under this protocol that they will respond <text:tab/><text:tab/><text:tab/><text:tab/> <text:s text:c="8"/>to this bit by driving the bus to the dominant state i.e. the <text:tab/><text:tab/><text:tab/><text:tab/><text:tab/> <text:s text:c="8"/>receiver when receives this bit, it overrides this bit with <text:tab/></text:span><text:soft-page-break/><text:span text:style-name="T22"><text:tab/><text:tab/><text:tab/><text:tab/> <text:s text:c="8"/>dominant bit which is monitored by frame sender as well, thus if <text:tab/><text:tab/><text:tab/><text:tab/> <text:s text:c="8"/>the change in bus state is detected, the acknowlegdement gets <text:tab/><text:tab/><text:tab/><text:tab/> <text:s text:c="8"/>completed.</text:span></text:p>
      <text:p text:style-name="P24"><text:tab/><text:tab/><text:tab/><text:tab/> <text:s text:c="8"/><text:span text:style-name="T32">If some of the node failed to receive the frame and dont respond</text:span></text:p>
      <text:p text:style-name="P24"><text:tab/><text:tab/><text:tab/><text:tab/> <text:s text:c="8"/><text:span text:style-name="T32">to this bit, it will let drive the bus into the recessive state and</text:span></text:p>
      <text:p text:style-name="P24"><text:tab/><text:tab/><text:tab/><text:tab/> <text:s text:c="8"/><text:span text:style-name="T32">since CAN bus is an AND bus, the bus will fall to recessive state</text:span></text:p>
      <text:p text:style-name="P24"><text:tab/><text:tab/><text:tab/><text:tab/> <text:s text:c="8"/><text:span text:style-name="T32">which when detected by sender results in error handling and <text:tab/><text:tab/><text:tab/><text:tab/><text:tab/> <text:s text:c="8"/>error frame transmission, then all nodes will take a little nap i.e. <text:tab/><text:tab/><text:tab/><text:tab/> <text:s text:c="8"/>will free up the bus to recessive state and then transmitter will <text:tab/><text:tab/><text:tab/><text:tab/> <text:s text:c="8"/>again transmit the frame.</text:span></text:p>
      <text:p text:style-name="P24"><text:tab/><text:tab/><text:tab/><text:tab/> <text:s text:c="8"/><text:span text:style-name="T22">The bus arbitration and collision detection mechanism is used</text:span></text:p>
      <text:p text:style-name="P24"><text:tab/><text:tab/><text:tab/><text:tab/> <text:s text:c="8"/><text:span text:style-name="T22">here to complete the acknowledgement process, clever huhh…?</text:span></text:p>
      <text:p text:style-name="P24"/>
      <text:p text:style-name="P23"><text:tab/><text:span text:style-name="T25">9</text:span>.) <text:span text:style-name="T74">ACK delimiter</text:span> : This is same as the CRC delimiter, its just a 1 bit field which separates</text:p>
      <text:p text:style-name="P24"><text:tab/><text:tab/><text:tab/> <text:s text:c="8"/><text:span text:style-name="T33">th</text:span><text:span text:style-name="T22">he ACK field from the EOF field.</text:span></text:p>
      <text:p text:style-name="P24"><text:tab/><text:tab/><text:tab/> <text:s text:c="8"/><text:span text:style-name="T23">This field is typically recessive.</text:span></text:p>
      <text:p text:style-name="P21"/>
      <text:p text:style-name="P21"><text:tab/>1<text:span text:style-name="T25">0</text:span>.) <text:span text:style-name="T74">End Of Frame ( EOF ) </text:span>:</text:p>
      <text:p text:style-name="P21"><text:tab/><text:tab/><text:tab/><text:tab/>This frame is used to indicate the end of the CAN frame, its size is 7 </text:p>
      <text:p text:style-name="P21"><text:tab/><text:tab/><text:tab/><text:tab/>bit and all of them are recessive bits.</text:p>
      <text:p text:style-name="P21"/>
      <text:p text:style-name="P21"/>
      <text:p text:style-name="P21"><text:tab/>So these are the bits which are transmitted to exchange one CAN frame, but if there is <text:tab/>continuous flow of CAN frames, there is a little delay added between consecutive frames in <text:tab/>order to ensure that the bus is free and in its natural state i.e. in recessive state between</text:p>
      <text:p text:style-name="P21"><text:tab/>each two frames.</text:p>
      <text:p text:style-name="P21"><text:tab/></text:p>
      <text:p text:style-name="P21"><text:tab/><text:span text:style-name="T72">Once the frame is received by a CAN controller, it just does the CRC check for the payload</text:span></text:p>
      <text:p text:style-name="P21"><text:tab/><text:span text:style-name="T72">which the CAN frame is carrying. Once the CRC check is done, it passes the relevant part of</text:span></text:p>
      <text:p text:style-name="P21"><text:tab/><text:span text:style-name="T72">the frame to the user program/firmware like the payload and CAN ID which is crucial since </text:span></text:p>
      <text:p text:style-name="P57"><text:tab/>it contains information which is necessary for application point of view.</text:p>
      <text:p text:style-name="P21"/>
      <text:p text:style-name="P21"><text:tab/><text:span text:style-name="T53">If an error is detected, error frames will be sent by the transmitter and all node will be <text:tab/>detached from the CAN bus for some small time, then the node will re-initiate the <text:tab/>transmission.</text:span></text:p>
      <text:p text:style-name="P21"><text:tab/></text:p>
      <text:p text:style-name="P21"><text:tab/><text:span text:style-name="T53">frame overloading is also possible, this happens when the frame transmission rate is more</text:span></text:p>
      <text:p text:style-name="P21"><text:tab/><text:span text:style-name="T53">than the processing power of individual node, this situation is also handled appropriately</text:span></text:p>
      <text:p text:style-name="P21"><text:tab/><text:span text:style-name="T53">by this protocol.</text:span></text:p>
      <text:p text:style-name="P21"/>
      <text:p text:style-name="P21"><text:tab/><text:span text:style-name="T53">A lot of error handling is done in CAN data-link layer protocol to avoid potential conflicts.</text:span></text:p>
      <text:p text:style-name="P21"/>
      <text:p text:style-name="P21"><text:tab/><text:span text:style-name="T34">So, the CAN controller will take the 8 byte payload from firmware and encapsulate it into</text:span></text:p>
      <text:p text:style-name="P21"><text:tab/><text:span text:style-name="T35">the </text:span><text:span text:style-name="T34">CAN 2.0B frame and hand it over to the CAN transceiver.</text:span></text:p>
      <text:p text:style-name="P18"><text:tab/></text:p>
      <text:p text:style-name="P18"/>
      <text:p text:style-name="P78"/>
      <text:p text:style-name="P81"><text:tab/><text:tab/><text:tab/></text:p>
      <text:p text:style-name="P35"/>
      <text:p text:style-name="P37"><text:span text:style-name="T162">3</text:span>.) <text:span text:style-name="T39">J1939 Application layer protocol</text:span> :</text:p>
      <text:p text:style-name="P37"><text:tab/><text:span text:style-name="T162">For understanding the J1939 transport protocol, one first need to understand the J1939</text:span></text:p>
      <text:p text:style-name="P37"><text:tab/><text:span text:style-name="T162">application layer protocol.</text:span></text:p>
      <text:p text:style-name="P37"><text:soft-page-break/></text:p>
      <text:p text:style-name="P37"><text:tab/><text:span text:style-name="T50">As per our task description, we dont need to implement this protocol and thus use ECOM</text:span></text:p>
      <text:p text:style-name="P37"><text:tab/><text:span text:style-name="T50">library for this as well.</text:span></text:p>
      <text:p text:style-name="P37"/>
      <text:p text:style-name="P37"><text:tab/><text:span text:style-name="T51">The handlers of this protocols defined in ECOM libraries just needs the firmware/user data,</text:span></text:p>
      <text:p text:style-name="P37"><text:tab/><text:span text:style-name="T51">and may require some additional information depending on library to library,</text:span></text:p>
      <text:p text:style-name="P37"><text:tab/><text:span text:style-name="T51">these handlers will create the entire J1939 Application packet, thus once J1939 Application </text:span></text:p>
      <text:p text:style-name="P37"><text:tab/><text:span text:style-name="T51">packet is ready, transport handlers can be called upon for handling transportation-layer.</text:span></text:p>
      <text:p text:style-name="P37"><text:tab/></text:p>
      <text:p text:style-name="P37"><text:tab/><text:span text:style-name="T52">let’s have a look at the J1939 Application packet’s structure which is generally same in</text:span></text:p>
      <text:p text:style-name="P37"><text:tab/><text:span text:style-name="T52">all ECOM libraries.</text:span></text:p>
      <text:p text:style-name="P37"><text:tab/></text:p>
      <text:p text:style-name="P37"><text:tab/><text:span text:style-name="T52">Structure of J1939 Application packet :</text:span></text:p>
      <text:p text:style-name="P37"/>
      <text:p text:style-name="P37"><text:tab/><text:span text:style-name="T54">Application packet is divided into two fields : Header and User data.</text:span></text:p>
      <text:p text:style-name="P37"><text:tab/><text:span text:style-name="T54">Further, the ‘Header’ field is divided into 6 sub-fields.</text:span></text:p>
      <text:p text:style-name="P27"><text:tab/></text:p>
      <text:p text:style-name="P34"><text:tab/><text:span text:style-name="T54">Header ( 29 bits ) :</text:span><text:tab/></text:p>
      <table:table table:name="Table3" table:style-name="Table3">
        <table:table-column table:style-name="Table3.A"/>
        <table:table-column table:style-name="Table3.B"/>
        <table:table-column table:style-name="Table3.C"/>
        <table:table-row>
          <table:table-cell table:style-name="Table3.A1" office:value-type="string">
            <text:p text:style-name="P41">Sub-fields</text:p>
          </table:table-cell>
          <table:table-cell table:style-name="Table3.A1" office:value-type="string">
            <text:p text:style-name="P41">Size ( in bits )</text:p>
          </table:table-cell>
          <table:table-cell table:style-name="Table3.C1" office:value-type="string">
            <text:p text:style-name="P41">Description</text:p>
          </table:table-cell>
        </table:table-row>
        <table:table-row>
          <table:table-cell table:style-name="Table3.A2" office:value-type="string">
            <text:p text:style-name="P42">Priority</text:p>
          </table:table-cell>
          <table:table-cell table:style-name="Table3.A2" office:value-type="string">
            <text:p text:style-name="P42">3 bits</text:p>
          </table:table-cell>
          <table:table-cell table:style-name="Table3.C2" office:value-type="string">
            <text:p text:style-name="Table_20_Contents">Indicates the priority of the message. The priority level ranges from 0 (lowest) to 7 (highest).</text:p>
          </table:table-cell>
        </table:table-row>
        <table:table-row>
          <table:table-cell table:style-name="Table3.A2" office:value-type="string">
            <text:p text:style-name="P48">Reserved bit</text:p>
          </table:table-cell>
          <table:table-cell table:style-name="Table3.A2" office:value-type="string">
            <text:p text:style-name="P43">1 bit</text:p>
          </table:table-cell>
          <table:table-cell table:style-name="Table3.C2" office:value-type="string">
            <text:p text:style-name="P50">Reserved for future and is typically set to 0 i.e. dominant bit.</text:p>
          </table:table-cell>
        </table:table-row>
        <table:table-row>
          <table:table-cell table:style-name="Table3.A2" office:value-type="string">
            <text:p text:style-name="P48">Data page</text:p>
          </table:table-cell>
          <table:table-cell table:style-name="Table3.A2" office:value-type="string">
            <text:p text:style-name="P43">1 bit</text:p>
          </table:table-cell>
          <table:table-cell table:style-name="Table3.C2" office:value-type="string">
            <text:p text:style-name="P51">Used to extend PDU format field.</text:p>
          </table:table-cell>
        </table:table-row>
        <table:table-row>
          <table:table-cell table:style-name="Table3.A2" office:value-type="string">
            <text:p text:style-name="P49">PDU format</text:p>
            <text:p text:style-name="P64">Protocol Data Unit</text:p>
          </table:table-cell>
          <table:table-cell table:style-name="Table3.A2" office:value-type="string">
            <text:p text:style-name="P44">8 bits</text:p>
          </table:table-cell>
          <table:table-cell table:style-name="Table3.C2" office:value-type="string">
            <text:p text:style-name="P51">Determines message format and mode of message.</text:p>
          </table:table-cell>
        </table:table-row>
        <table:table-row>
          <table:table-cell table:style-name="Table3.A2" office:value-type="string">
            <text:p text:style-name="P49">PDU specific</text:p>
          </table:table-cell>
          <table:table-cell table:style-name="Table3.A2" office:value-type="string">
            <text:p text:style-name="P44">8 bits</text:p>
          </table:table-cell>
          <table:table-cell table:style-name="Table3.C2" office:value-type="string">
            <text:p text:style-name="P52">Plays significant role in message addressing and routing.</text:p>
          </table:table-cell>
        </table:table-row>
        <table:table-row>
          <table:table-cell table:style-name="Table3.A2" office:value-type="string">
            <text:p text:style-name="P49">Source address</text:p>
          </table:table-cell>
          <table:table-cell table:style-name="Table3.A2" office:value-type="string">
            <text:p text:style-name="P45">8 bits</text:p>
          </table:table-cell>
          <table:table-cell table:style-name="Table3.C2" office:value-type="string">
            <text:p text:style-name="P63">Represents the transmitting node <text:span text:style-name="T67">address.</text:span></text:p>
          </table:table-cell>
        </table:table-row>
      </table:table>
      <text:p text:style-name="P27"/>
      <text:p text:style-name="P27"><text:tab/></text:p>
      <text:p text:style-name="P27"><text:tab/><text:span text:style-name="T60">Let’s discuss each of the sub-fields in details...</text:span></text:p>
      <text:p text:style-name="P27"/>
      <text:p text:style-name="P54"><text:tab/>1.) Priority bits :</text:p>
      <text:p text:style-name="P27"><text:tab/><text:tab/><text:tab/><text:span text:style-name="T65">this sub-field is necessary for ‘Bus arbitration’, it represents 7 different </text:span></text:p>
      <text:p text:style-name="P27"><text:tab/><text:tab/><text:tab/><text:span text:style-name="T65">levels of priority ( 0 – 7 ), where 0 has the highest priority and thus priority</text:span></text:p>
      <text:p text:style-name="P27"><text:tab/><text:tab/><text:tab/><text:span text:style-name="T65">decreases on increasing towards 7.</text:span></text:p>
      <text:p text:style-name="P27"><text:tab/><text:tab/><text:tab/><text:span text:style-name="T66">this sub-field covers 3 bits out of 29 bit J1939 header.</text:span></text:p>
      <text:p text:style-name="P27"><text:tab/><text:tab/><text:tab/></text:p>
      <text:p text:style-name="P27"><text:tab/><text:tab/><text:tab/><text:span text:style-name="T65">But priority is handled at data-link layer, then how <text:s/>this L1 protocol is <text:tab/><text:tab/><text:tab/><text:tab/>judging the priority ???</text:span></text:p>
      <text:p text:style-name="P53"><text:tab/><text:tab/><text:tab/>Actually, its the higher layer protocol which decides the priority of the frame </text:p>
      <text:p text:style-name="P53"><text:tab/><text:tab/><text:tab/>which CAN controller will transmit, the CAN controller is configured <text:tab/></text:p>
      <text:p text:style-name="P53"><text:soft-page-break/><text:tab/><text:tab/><text:tab/>dynamically and this information along with all the sub-fields of header </text:p>
      <text:p text:style-name="P53"><text:tab/><text:tab/><text:tab/>are mapped to CAN controller’s CAN ID register , thus CAN controller reads </text:p>
      <text:p text:style-name="P53"><text:tab/><text:tab/><text:tab/>the CAN ID register and creates a CAN frame.</text:p>
      <text:p text:style-name="P53"/>
      <text:p text:style-name="P53"><text:tab/><text:tab/><text:tab/><text:span text:style-name="T107">If two frames are having same priority bits, then subsequent bits of CAN ID</text:span></text:p>
      <text:p text:style-name="P53"><text:tab/><text:tab/><text:tab/><text:span text:style-name="T107">will be used to prioritize one node over other via bus arbitration.</text:span></text:p>
      <text:p text:style-name="P53"><text:tab/></text:p>
      <text:p text:style-name="P53"><text:span text:style-name="T66"><text:tab/>2.) </text:span><text:span text:style-name="T68">Reserved bit :</text:span></text:p>
      <text:p text:style-name="P53"><text:tab/><text:tab/><text:tab/><text:span text:style-name="T68">This bit is reserved for future </text:span><text:span text:style-name="T69">use and is typically dominant.</text:span></text:p>
      <text:p text:style-name="P53"><text:tab/><text:tab/><text:tab/></text:p>
      <text:p text:style-name="P66"><text:tab/>3.) Data page :</text:p>
      <text:p text:style-name="P53"><text:tab/><text:tab/><text:tab/><text:span text:style-name="T70">This is a single bit sub-fiel</text:span><text:span text:style-name="T86">d</text:span><text:span text:style-name="T70"> which is used to extend the next sub-field,</text:span></text:p>
      <text:p text:style-name="P53"><text:tab/><text:tab/><text:tab/><text:span text:style-name="T70">this bit is typically 0 if next sub-field is not extended but is 1 when the </text:span></text:p>
      <text:p text:style-name="P53"><text:tab/><text:tab/><text:tab/><text:span text:style-name="T70">next field is extended, it just doubles th</text:span><text:span text:style-name="T97">e</text:span><text:span text:style-name="T70"> count that next sub-field can <text:tab/><text:tab/><text:tab/><text:tab/>address.</text:span></text:p>
      <text:p text:style-name="P55"><text:tab/><text:tab/><text:tab/></text:p>
      <text:p text:style-name="P67"><text:tab/>4.) PDU format ( PF ) :</text:p>
      <text:p text:style-name="P55"><text:tab/><text:tab/><text:tab/><text:span text:style-name="T71">This is a 8 bit field which represents the message format that the CAN frame </text:span></text:p>
      <text:p text:style-name="P56"><text:tab/><text:tab/><text:tab/><text:span text:style-name="T71">will carry </text:span><text:span text:style-name="T72">like whether the message is intended for </text:span><text:span text:style-name="T87">broadcasting or for </text:span></text:p>
      <text:p text:style-name="P68"><text:tab/><text:tab/><text:tab/>specific nodes.</text:p>
      <text:p text:style-name="P56"/>
      <text:p text:style-name="P56"><text:tab/><text:tab/><text:tab/><text:span text:style-name="T88">There are two ranges of values for thi field :</text:span></text:p>
      <text:p text:style-name="P56"><text:tab/><text:tab/><text:tab/><text:span text:style-name="T88">a.) PDU1 format : values between 0x00 to 0xEF.</text:span></text:p>
      <text:p text:style-name="P56"><text:tab/><text:tab/><text:tab/><text:span text:style-name="T88">b.) PDU2 format : values between 0x</text:span><text:span text:style-name="T91">F0</text:span><text:span text:style-name="T88"> to 0xFF.</text:span></text:p>
      <text:p text:style-name="P27"><text:tab/><text:tab/></text:p>
      <text:p text:style-name="P27"><text:tab/><text:tab/><text:tab/><text:span text:style-name="T89">PDU1 format is used for specifying the node for which the frame is created,</text:span></text:p>
      <text:p text:style-name="P27"><text:tab/><text:tab/><text:tab/><text:span text:style-name="T89">PDU2 format is used to broadcast the frame to different groups.</text:span></text:p>
      <text:p text:style-name="P27"><text:tab/><text:tab/><text:tab/></text:p>
      <text:p text:style-name="P27"><text:tab/><text:tab/><text:tab/><text:span text:style-name="T90">In PDU1 format, different values of this field represents different data like</text:span></text:p>
      <text:p text:style-name="P27"><text:tab/><text:tab/><text:tab/><text:span text:style-name="T90">0x44 may represent engine temperature while 0x55 may represent coolant</text:span></text:p>
      <text:p text:style-name="P27"><text:tab/><text:tab/><text:tab/><text:span text:style-name="T90">temperature, so depending on this value, different handlers may be called.</text:span></text:p>
      <text:p text:style-name="P27"/>
      <text:p text:style-name="P30"><text:tab/><text:tab/><text:tab/><text:span text:style-name="T89">In PDU2 format, different values of this field represents different </text:span><text:span text:style-name="T94">data</text:span></text:p>
      <text:p text:style-name="P30"><text:span text:style-name="T89"><text:tab/><text:tab/><text:tab/></text:span><text:span text:style-name="T94">for being broadcast , like 0xF1 may represent vehicle diagnostics and 0xF3 </text:span></text:p>
      <text:p text:style-name="P30"><text:span text:style-name="T89"><text:tab/><text:tab/><text:tab/></text:span><text:span text:style-name="T94">may represent the enviromental conditions, basically message format for </text:span></text:p>
      <text:p text:style-name="P30"><text:span text:style-name="T89"><text:tab/><text:tab/><text:tab/></text:span><text:span text:style-name="T94">broadcasting instead of unicasting like PDU1 format.</text:span></text:p>
      <text:p text:style-name="P30"><text:tab/><text:tab/><text:tab/><text:span text:style-name="T96">PDU2 format values represents the general categories for broadcasting</text:span></text:p>
      <text:p text:style-name="P30"><text:tab/><text:tab/><text:tab/><text:span text:style-name="T96">frame types</text:span></text:p>
      <text:p text:style-name="P30"><text:tab/><text:tab/></text:p>
      <text:p text:style-name="P30"><text:tab/><text:tab/><text:tab/><text:span text:style-name="T94">The entire protocol stack doesn’t inherently supports the frame boradcasting</text:span></text:p>
      <text:p text:style-name="P30"><text:tab/><text:tab/><text:tab/><text:span text:style-name="T94">to the specific subgroups of the CAN network, if PF contains value greater </text:span></text:p>
      <text:p text:style-name="P30"><text:tab/><text:tab/><text:tab/><text:span text:style-name="T94">than 0xEF, then the frame will be broadcasted to all of the nodes.</text:span></text:p>
      <text:p text:style-name="P30"/>
      <text:p text:style-name="P30"><text:tab/><text:tab/><text:tab/><text:span text:style-name="T94">Note that this field represents the type of message not the node identity.</text:span></text:p>
      <text:p text:style-name="P30"><text:tab/><text:tab/><text:tab/></text:p>
      <text:p text:style-name="P30"><text:tab/><text:tab/><text:tab/><text:span text:style-name="T152">The value of Reserved bit and Data page bit doesn’t matters for this field,</text:span></text:p>
      <text:p text:style-name="P30"><text:tab/><text:tab/><text:tab/><text:span text:style-name="T152">whatever the value of reserved bit and data page bit, if the value of this field </text:span></text:p>
      <text:p text:style-name="P30"><text:tab/><text:tab/><text:tab/><text:span text:style-name="T152">is between 0x00 and 0xEF, the corresponding frame will corresponds to </text:span></text:p>
      <text:p text:style-name="P30"><text:tab/><text:tab/><text:tab/><text:span text:style-name="T152">unicast not broadcast, and if the value of this field is between 0xF0 and 0xFF, </text:span></text:p>
      <text:p text:style-name="P30"><text:tab/><text:tab/><text:tab/><text:span text:style-name="T152">then independently of the value of reserved and data page bit, the frame will </text:span></text:p>
      <text:p text:style-name="P30"><text:tab/><text:tab/><text:tab/><text:span text:style-name="T152">corresponds to broadcast.</text:span></text:p>
      <text:p text:style-name="P28"/>
      <text:p text:style-name="P69"><text:soft-page-break/><text:tab/>5.) PDU specific ( PS ) :</text:p>
      <text:p text:style-name="P28"><text:tab/><text:tab/><text:tab/><text:span text:style-name="T91">This is a 8 bit field, what it represents actually depends on PF field, if the PF</text:span></text:p>
      <text:p text:style-name="P28"><text:tab/><text:tab/><text:tab/><text:span text:style-name="T91">field contains PDU1 values, then PS will contain the address of that specific</text:span></text:p>
      <text:p text:style-name="P28"><text:tab/><text:tab/><text:tab/><text:span text:style-name="T91">node for which this specific frame is created </text:span><text:span text:style-name="T124">i.e. the destination node.</text:span></text:p>
      <text:p text:style-name="P29"><text:tab/><text:tab/><text:tab/><text:span text:style-name="T91">And if the PDU2 values are their in PF field, then </text:span><text:span text:style-name="T92">it doesn’t actually </text:span></text:p>
      <text:p text:style-name="P70"><text:tab/><text:tab/><text:tab/>represents the destination address since the message has to be broadcasted to</text:p>
      <text:p text:style-name="P29"><text:tab/><text:tab/><text:tab/><text:span text:style-name="T92">some specific node groups, </text:span><text:span text:style-name="T93">in this case, this field works as extension of PF </text:span></text:p>
      <text:p text:style-name="P29"><text:tab/><text:tab/><text:tab/><text:span text:style-name="T93">field and </text:span><text:span text:style-name="T95">in conjugation with PF field, it gives more details about the frame</text:span></text:p>
      <text:p text:style-name="P29"><text:tab/><text:tab/><text:tab/><text:span text:style-name="T95">like the message is of type PF : 0xF4 ; PS : 0x23 means the message </text:span></text:p>
      <text:p text:style-name="P31"><text:tab/><text:tab/><text:tab/><text:span text:style-name="T95">frame/ frame data belongs to the category PF : 0xF4 and if we further <text:tab/><text:tab/><text:tab/><text:tab/>categorize PF0xF4, then the frame may belong to sub-catefory PS0x23.</text:span></text:p>
      <text:p text:style-name="P31"><text:span text:style-name="T95"><text:tab/><text:tab/><text:tab/></text:span><text:span text:style-name="T96">More clearly, one can say that when PF belongs to PDU2 format and thus </text:span></text:p>
      <text:p text:style-name="P31"><text:tab/><text:tab/><text:tab/><text:span text:style-name="T96">PF represents general categories of the frame, in this case, PS represents the</text:span></text:p>
      <text:p text:style-name="P31"><text:tab/><text:tab/><text:tab/><text:span text:style-name="T96">specific categories under those general categories to make the message more </text:span></text:p>
      <text:p text:style-name="P31"><text:tab/><text:tab/><text:tab/><text:span text:style-name="T96">specified and detailed.</text:span></text:p>
      <text:p text:style-name="P31"/>
      <text:p text:style-name="P65"><text:tab/>6.) Source address :</text:p>
      <text:p text:style-name="P31"><text:tab/><text:tab/><text:tab/><text:span text:style-name="T98">This represents the source address of the frame transmitting node,</text:span></text:p>
      <text:p text:style-name="P31"><text:tab/><text:tab/><text:tab/><text:span text:style-name="T98">It’s generally used by higher layer protocols in order to call appropriate </text:span></text:p>
      <text:p text:style-name="P31"><text:tab/><text:tab/><text:tab/><text:span text:style-name="T98">hanlders based on source address since messages from some superior</text:span></text:p>
      <text:p text:style-name="P31"><text:tab/><text:tab/><text:tab/><text:span text:style-name="T98">node address can always be sensitive, thus can be used by higher layer </text:span></text:p>
      <text:p text:style-name="P31"><text:tab/><text:tab/><text:tab/><text:span text:style-name="T98">protocols.</text:span></text:p>
      <text:p text:style-name="P31"/>
      <text:p text:style-name="P31"><text:tab/><text:tab/><text:tab/><text:span text:style-name="T99">This field also limits the this entire protocol stack to only support</text:span></text:p>
      <text:p text:style-name="P31"><text:tab/><text:tab/><text:tab/><text:span text:style-name="T99">a CAN network with </text:span><text:span text:style-name="T100">maximum 255 nodes ( including the programmer</text:span></text:p>
      <text:p text:style-name="P31"><text:tab/><text:tab/><text:tab/><text:span text:style-name="T100">node as well. )</text:span></text:p>
      <text:p text:style-name="P31"><text:tab/><text:tab/><text:tab/><text:span text:style-name="T101">We wont’ go into the details of the node address allocation, this can be done</text:span></text:p>
      <text:p text:style-name="P31"><text:tab/><text:tab/><text:tab/><text:span text:style-name="T101">in two ways : static allocation and dynamic, but all this is handled by the</text:span></text:p>
      <text:p text:style-name="P31"><text:tab/><text:tab/><text:tab/><text:span text:style-name="T101">protocol stack </text:span><text:span text:style-name="T102">that we’ll be using.</text:span></text:p>
      <text:p text:style-name="P31"/>
      <text:p text:style-name="P32"><text:tab/><text:span text:style-name="T58">The data field of the J1939 Application protocol can max hold upto 1785 bytes.</text:span></text:p>
      <text:p text:style-name="P32"/>
      <text:p text:style-name="P32"><text:span text:style-name="T103"><text:tab/>When a J1939 Application packet is created, it contains both header and data fields, </text:span><text:span text:style-name="T104">then</text:span></text:p>
      <text:p text:style-name="P32"><text:tab/><text:span text:style-name="T104">since the type of J1939 packet is known like what payload is it carrying, and whether the</text:span></text:p>
      <text:p text:style-name="P32"><text:tab/><text:span text:style-name="T104">packet is intended for specific node or for broadcast, message category etc,</text:span></text:p>
      <text:p text:style-name="P32"><text:tab/><text:span text:style-name="T104">thus all the information about L7 protocol is present into the header field,</text:span></text:p>
      <text:p text:style-name="P32"><text:tab/><text:span text:style-name="T104">This field plays a crucial role in CAN frame transmission and design, the CAN 2.0B</text:span></text:p>
      <text:p text:style-name="P32"><text:tab/><text:span text:style-name="T104">frame contains a field named CAN ID, the header field from the J1939 application packet</text:span></text:p>
      <text:p text:style-name="P32"><text:tab/><text:span text:style-name="T104">is directly mapped into each CAN frame carrying the chunk of that specific J1939 </text:span></text:p>
      <text:p text:style-name="P61"><text:tab/>application packet since the J1939 appl<text:span text:style-name="T105">ic</text:span>ation packet can be larger ( 1<text:span text:style-name="T125">785</text:span> bytes max ).</text:p>
      <text:p text:style-name="P61"/>
      <text:p text:style-name="P62"><text:tab/><text:span text:style-name="T106">When the application packet is ready ( say its large enough thus needed to be chunked down </text:span></text:p>
      <text:p text:style-name="P103"><text:tab/><text:span text:style-name="T106">), thus transport layer will chunk it down and then calls data-link layer handlers, </text:span></text:p>
      <text:p text:style-name="P103"><text:span text:style-name="T106"><text:tab/></text:span><text:span text:style-name="T163">the</text:span><text:span text:style-name="T106"> header is mapped to CAN ID field of each CAN frame carrying the chunks of the J1939 <text:tab/>application packet, thus only user data from data field of J1939 application packet if <text:tab/>chunked down and packed into the CAN frames where each CAN frame will have the J1939 <text:tab/>application packet header mapped into its CAN ID.</text:span></text:p>
      <text:p text:style-name="P36"><text:tab/></text:p>
      <text:p text:style-name="P36"><text:tab/><text:span text:style-name="T144">The header of J1939 application packet ( 29 bits ) is one-to-one mapped to the CAN ID.</text:span></text:p>
      <text:p text:style-name="P61"/>
      <text:p text:style-name="P61"><text:tab/><text:span text:style-name="T105">The data-link layer is responsible for configuring the CAN controller and thus it maps the</text:span></text:p>
      <text:p text:style-name="P61"><text:tab/><text:span text:style-name="T105">header field to CAN ID field.</text:span> </text:p>
      <text:p text:style-name="P33"><text:soft-page-break/><text:tab/><text:span text:style-name="T108">Application l</text:span><text:span text:style-name="T109">a</text:span><text:span text:style-name="T108">yer can also configure the CAN controller like configuring CAN ID register</text:span></text:p>
      <text:p text:style-name="P33"><text:tab/><text:span text:style-name="T108">for each new J1939 application packet.</text:span><text:tab/></text:p>
      <text:p text:style-name="P33"/>
      <text:p text:style-name="P33"/>
      <text:p text:style-name="P33"><text:tab/><text:span text:style-name="T110">Let’s talk about a very important topic from the point of view of the entire CAN-J1939</text:span></text:p>
      <text:p text:style-name="P33"><text:tab/><text:span text:style-name="T110">protocol and that is PGN ( Parameter Group Number ).</text:span></text:p>
      <text:p text:style-name="P33"/>
      <text:p text:style-name="P33"><text:tab/><text:span text:style-name="T110">What are PGNs ???</text:span></text:p>
      <text:p text:style-name="P33"><text:tab/><text:span text:style-name="T110">These are the identities of the groups which are allocated to standard machine information</text:span></text:p>
      <text:p text:style-name="P71"><text:span text:style-name="T111"><text:tab/></text:span><text:span text:style-name="T110">like engine temperatur, wheel speed etc, </text:span>PGNs help in organizing and identifying different <text:tab/>types of messages or data packets exchanged in the network.</text:p>
      <text:p text:style-name="P71"/>
      <text:p text:style-name="P71"><text:tab/><text:span text:style-name="T112">Where are PGNs in J1939 application packets or in CAN frames.</text:span></text:p>
      <text:p text:style-name="P71"/>
      <text:p text:style-name="P71"><text:tab/><text:span text:style-name="T112">PGNs are associated with application layer protocols, they are present into the J1939</text:span></text:p>
      <text:p text:style-name="P71"><text:tab/><text:span text:style-name="T112">application packet’s header field,</text:span></text:p>
      <text:p text:style-name="P71"><text:tab/><text:span text:style-name="T112">the </text:span><text:span text:style-name="T117">reserved bit, </text:span><text:span text:style-name="T112"><text:s/>data page, PF, PS sub-fields of header field comes under the PGN,</text:span></text:p>
      <text:p text:style-name="P71"/>
      <text:p text:style-name="P71"><text:tab/><text:span text:style-name="T112">We know that data-page is just a bit to extend the PF or say just to double the PF in case </text:span></text:p>
      <text:p text:style-name="P71"><text:tab/><text:span text:style-name="T112">all ~240 message type are already used for unicasting ( is used for extending PF in case of </text:span></text:p>
      <text:p text:style-name="P71"><text:tab/><text:span text:style-name="T112">PDU2 as well ),</text:span></text:p>
      <text:p text:style-name="P71"/>
      <text:p text:style-name="P71"><text:tab/><text:span text:style-name="T118">Size of PGN in J1939 packet is </text:span><text:span text:style-name="T148">18</text:span><text:span text:style-name="T118"> bits </text:span><text:span text:style-name="T120">( respresented by 5 hex digits )</text:span><text:span text:style-name="T118">, which are directly <text:tab/>mapped to </text:span><text:span text:style-name="T164">some part of</text:span><text:span text:style-name="T118"> CAN identifier fie</text:span><text:span text:style-name="T119">l</text:span><text:span text:style-name="T118">d of CAN frame.</text:span></text:p>
      <text:p text:style-name="P71"/>
      <text:p text:style-name="P71"/>
      <text:p text:style-name="P71"><text:tab/><text:span text:style-name="T112">How PGN is calculated ???</text:span></text:p>
      <text:p text:style-name="P71"><text:tab/><text:span text:style-name="T112">for PDU1 format: </text:span></text:p>
      <text:p text:style-name="P71"><text:tab/><text:tab/><text:span text:style-name="T112">PGN = </text:span><text:span text:style-name="T121">(RB &lt;&lt; 17) + </text:span><text:span text:style-name="T112">( DP &lt;&lt; 9 ) + ( PF &lt;&lt; 8 ) <text:s/></text:span><text:span text:style-name="T120">{ all bits of PF are left shifted }</text:span></text:p>
      <text:p text:style-name="P71"><text:tab/><text:tab/><text:span text:style-name="T122">or</text:span></text:p>
      <text:p text:style-name="P71"><text:tab/><text:tab/><text:span text:style-name="T122">PGN = [RB]_[DP]_[PF] <text:s/>{ catenation of all the sub-fields. }</text:span></text:p>
      <text:p text:style-name="P71"><text:tab/><text:tab/><text:span text:style-name="T165">last 8 bits will be all zero since PS field is not used thus taken as 0x00.</text:span></text:p>
      <text:p text:style-name="P71"><text:tab/><text:tab/></text:p>
      <text:p text:style-name="P71"><text:tab/><text:tab/></text:p>
      <text:p text:style-name="P71"><text:tab/><text:span text:style-name="T112">For PDU2 format:</text:span></text:p>
      <text:p text:style-name="P72"><text:tab/><text:tab/><text:span text:style-name="T112">PGN = </text:span><text:span text:style-name="T121">(RB &lt;&lt; 17 ) + </text:span><text:span text:style-name="T112">( DP &lt;&lt; 9 ) + ( PF &lt;&lt;8 ) + PS <text:s/></text:span><text:span text:style-name="T120">{ all bits of PF are left shifted }</text:span></text:p>
      <text:p text:style-name="P73"><text:tab/><text:tab/><text:span text:style-name="T122">or</text:span></text:p>
      <text:p text:style-name="P73"><text:tab/><text:tab/><text:span text:style-name="T122">PGN = [RB]_[DP]_[PF]_[PS] <text:s/>{ catenation of all the sub-fields. }</text:span></text:p>
      <text:p text:style-name="P73"><text:tab/><text:tab/></text:p>
      <text:p text:style-name="P72"><text:tab/><text:tab/></text:p>
      <text:p text:style-name="P72"/>
      <text:p text:style-name="P72"/>
      <text:p text:style-name="P72"><text:tab/><text:span text:style-name="T145">Certain null bits are added at the front </text:span><text:span text:style-name="T146">of the header </text:span><text:span text:style-name="T145">to complete the byte.</text:span></text:p>
      <text:p text:style-name="P72"><text:tab/></text:p>
      <text:p text:style-name="P72"/>
      <text:p text:style-name="P71"/>
      <text:p text:style-name="P71"><text:tab/><text:span text:style-name="T112">Some of the PGN values are predefined for standard measurement systems of automotive</text:span></text:p>
      <text:p text:style-name="P71"><text:tab/><text:span text:style-name="T112">machines whereas some are left unused for propertiery usage.</text:span></text:p>
      <text:p text:style-name="P71"><text:tab/><text:span text:style-name="T112">We can use one of the PGN for our firmware data transfer, this PGN will be a message type</text:span></text:p>
      <text:p text:style-name="P71"><text:tab/><text:span text:style-name="T112">identifier which will only be used for firmware updates, and thus the receiver must be</text:span></text:p>
      <text:p text:style-name="P71"><text:tab/><text:span text:style-name="T112">able to start the firmware update on receiving the entire firmware data.</text:span></text:p>
      <text:p text:style-name="P71"/>
      <text:p text:style-name="P71"><text:soft-page-break/><text:tab/></text:p>
      <text:p text:style-name="P31"><text:tab/><text:span text:style-name="T126">Relation between CAN ID and PGN</text:span><text:span text:style-name="T127"> :</text:span></text:p>
      <text:p text:style-name="P80"><text:tab/></text:p>
      <text:p text:style-name="P28"><text:tab/><text:span text:style-name="T147">PGN forms the basis of CAN ID, the header field of the J1939 application packet ( size = </text:span></text:p>
      <text:p text:style-name="P28"><text:tab/><text:span text:style-name="T147">29 bits ) is one-to-one mapped to the CAN ID as discussed in application protocol section.</text:span></text:p>
      <text:p text:style-name="P28"><text:tab/></text:p>
      <text:p text:style-name="P28"><text:tab/><text:span text:style-name="T147">Let’s look the the following example to better understand the interconversion of PGN and</text:span></text:p>
      <text:p text:style-name="P28"><text:tab/><text:span text:style-name="T147">CAN ID since PGN is integral field of header which in-turn mapped to CAN ID.</text:span></text:p>
      <text:p text:style-name="P27"/>
      <text:p text:style-name="P78"><text:span text:style-name="T149"><text:tab/></text:span><text:span text:style-name="T150">Global PGN Example :</text:span></text:p>
      <text:p text:style-name="P79"><text:tab/>Original CAN ID:</text:p>
      <text:p text:style-name="Preformatted_20_Text"><text:span text:style-name="Source_20_Text"><text:tab/>1 <text:s text:c="3"/>8 <text:s text:c="3"/>F <text:s text:c="3"/>0 <text:s text:c="3"/>0 <text:s text:c="3"/>1 <text:s text:c="3"/>0 <text:s text:c="3"/>B</text:span></text:p>
      <text:p text:style-name="P74"><text:span text:style-name="Source_20_Text"><text:tab/>0001 1000 1111 0000 0000 0001 0000 1011</text:span></text:p>
      <text:p text:style-name="Text_20_body"><text:tab/>Separated <text:span text:style-name="T151">i</text:span>n each individual part:</text:p>
      <table:table table:name="Table4" table:style-name="Table4">
        <table:table-column table:style-name="Table4.A"/>
        <table:table-column table:style-name="Table4.B"/>
        <table:table-header-rows>
          <table:table-row>
            <table:table-cell table:style-name="Table4.A1" office:value-type="string">
              <text:p text:style-name="Table_20_Heading">Part</text:p>
            </table:table-cell>
            <table:table-cell table:style-name="Table4.A1" office:value-type="string">
              <text:p text:style-name="Table_20_Heading">Value</text:p>
            </table:table-cell>
          </table:table-row>
        </table:table-header-rows>
        <table:table-row>
          <table:table-cell table:style-name="Table4.A1" office:value-type="string">
            <text:p text:style-name="Table_20_Contents">Priority</text:p>
          </table:table-cell>
          <table:table-cell table:style-name="Table4.A1" office:value-type="string">
            <text:p text:style-name="Table_20_Contents"><text:span text:style-name="Source_20_Text">110</text:span></text:p>
          </table:table-cell>
        </table:table-row>
        <table:table-row>
          <table:table-cell table:style-name="Table4.A1" office:value-type="string">
            <text:p text:style-name="Table_20_Contents">Reserved</text:p>
          </table:table-cell>
          <table:table-cell table:style-name="Table4.A1" office:value-type="string">
            <text:p text:style-name="Table_20_Contents"><text:span text:style-name="Source_20_Text">0</text:span></text:p>
          </table:table-cell>
        </table:table-row>
        <table:table-row>
          <table:table-cell table:style-name="Table4.A1" office:value-type="string">
            <text:p text:style-name="Table_20_Contents">Data Page</text:p>
          </table:table-cell>
          <table:table-cell table:style-name="Table4.A1" office:value-type="string">
            <text:p text:style-name="Table_20_Contents"><text:span text:style-name="Source_20_Text">0</text:span></text:p>
          </table:table-cell>
        </table:table-row>
        <table:table-row>
          <table:table-cell table:style-name="Table4.A1" office:value-type="string">
            <text:p text:style-name="Table_20_Contents">PDU Format</text:p>
          </table:table-cell>
          <table:table-cell table:style-name="Table4.A1" office:value-type="string">
            <text:p text:style-name="Table_20_Contents"><text:span text:style-name="Source_20_Text">11110000</text:span></text:p>
          </table:table-cell>
        </table:table-row>
        <table:table-row>
          <table:table-cell table:style-name="Table4.A1" office:value-type="string">
            <text:p text:style-name="Table_20_Contents">PDU Specific</text:p>
          </table:table-cell>
          <table:table-cell table:style-name="Table4.A1" office:value-type="string">
            <text:p text:style-name="Table_20_Contents"><text:span text:style-name="Source_20_Text">00000001</text:span></text:p>
          </table:table-cell>
        </table:table-row>
        <table:table-row>
          <table:table-cell table:style-name="Table4.A1" office:value-type="string">
            <text:p text:style-name="Table_20_Contents">Source Address</text:p>
          </table:table-cell>
          <table:table-cell table:style-name="Table4.A1" office:value-type="string">
            <text:p text:style-name="Table_20_Contents"><text:span text:style-name="Source_20_Text">00001011</text:span></text:p>
          </table:table-cell>
        </table:table-row>
      </table:table>
      <text:p text:style-name="Quotations">Notice that an <text:span text:style-name="Strong_20_Emphasis">Extended CAN Identifier</text:span> has 29 bits, so the first three leading bits are not taken into account.</text:p>
      <text:p text:style-name="P76"><text:tab/>As the <text:span text:style-name="Emphasis">PDU Format</text:span> is <text:span text:style-name="Emphasis">greater or equal</text:span> than <text:span text:style-name="Source_20_Text">F0</text:span> this is a <text:span text:style-name="Strong_20_Emphasis">Global PGN</text:span>. In this type of PGNs <text:tab/>the <text:span text:style-name="Emphasis">PDU Specific</text:span> is appended to the <text:span text:style-name="Emphasis">PDU Format</text:span> to get the final PGN.</text:p>
      <text:p text:style-name="P74"><text:span text:style-name="Source_20_Text"><text:tab/>000000 (6 bits) + Reserved (1 bit) + Data Page (1 bit) + PDU Format (8 <text:tab/>bits) + PDU Specific (8 bits)</text:span></text:p>
      <text:p text:style-name="Preformatted_20_Text"><text:span text:style-name="Source_20_Text"><text:tab/>0 <text:s text:c="3"/>0 <text:s text:c="3"/>F <text:s text:c="3"/>0 <text:s text:c="3"/>0 <text:s text:c="3"/>1</text:span></text:p>
      <text:p text:style-name="P75"><text:span text:style-name="Source_20_Text"><text:tab/>0000 0000 1111 0000 0000 0001</text:span></text:p>
      <text:p text:style-name="P77"><text:tab/>The PGN is a 18 bit value.</text:p>
      <text:p text:style-name="Text_20_body"><text:tab/>Converted to decimal: <text:span text:style-name="Source_20_Text">61441 </text:span><text:span text:style-name="Source_20_Text"><text:span text:style-name="T151">or</text:span></text:span><text:span text:style-name="Source_20_Text"> </text:span><text:span text:style-name="Source_20_Text"><text:span text:style-name="T151">0x00F001.</text:span></text:span></text:p>
      <text:p text:style-name="P27"/>
      <text:p text:style-name="P27"><text:tab/><text:span text:style-name="T75">J1939 CAN protocol is a unique protocol which violates the rules of standard OSI</text:span></text:p>
      <text:p text:style-name="P83"><text:tab/>model, in this protocol, the application layer or user layer information is directly</text:p>
      <text:p text:style-name="P83"><text:tab/>mapped to the data-link layer header instead of being packet into the payload among</text:p>
      <text:p text:style-name="P82"><text:span text:style-name="T74"><text:tab/>with </text:span><text:span text:style-name="T76">the </text:span><text:span text:style-name="T74">user data.</text:span></text:p>
      <text:p text:style-name="P27"/>
      <text:p text:style-name="P27"/>
      <text:p text:style-name="P27"/>
      <text:p text:style-name="P27"/>
      <text:p text:style-name="P27"/>
      <text:p text:style-name="P27"/>
      <text:p text:style-name="P27"/>
      <text:p text:style-name="P27"/>
      <text:p text:style-name="P27"><text:soft-page-break/></text:p>
      <text:p text:style-name="P87"><text:span text:style-name="T162">4</text:span>.) <text:span text:style-name="T39">J1939 Transport layer protocol</text:span><text:span text:style-name="T40"> </text:span>:</text:p>
      <text:p text:style-name="P87"><text:tab/></text:p>
      <text:p text:style-name="P87"><text:tab/><text:span text:style-name="T46">ECOM libraries are great in terms of providing the implementation of both J1939 Transport</text:span></text:p>
      <text:p text:style-name="P87"><text:tab/><text:span text:style-name="T46">layer and J1939 Application layer protocols.</text:span></text:p>
      <text:p text:style-name="P87"><text:tab/></text:p>
      <text:p text:style-name="P87"><text:tab/><text:span text:style-name="T46">We don’t need to implement this protocol as well.</text:span></text:p>
      <text:p text:style-name="P87"/>
      <text:p text:style-name="P87"><text:tab/><text:span text:style-name="T159">This protocol handlers actually configures the CAN controller and write or read to/from the</text:span></text:p>
      <text:p text:style-name="P87"><text:tab/><text:span text:style-name="T159">CAN controller’s registers and buffers via MMIO, </text:span><text:span text:style-name="T161">thus the mapping of J1939 </text:span></text:p>
      <text:p text:style-name="P87"><text:span text:style-name="T161"><text:tab/>application header will be done by this layer itself.</text:span></text:p>
      <text:p text:style-name="P87"/>
      <text:p text:style-name="P87"><text:tab/><text:span text:style-name="T46">let’s just have a look inside this protocol.</text:span></text:p>
      <text:p text:style-name="P87"><text:tab/><text:span text:style-name="T36">If we just have a look at higher layer protocol or more specifically J1939 applications<text:tab/></text:span></text:p>
      <text:p text:style-name="P87"><text:tab/><text:span text:style-name="T36">layer prtocol, it will provide us a sequence of byte i.e. payload or J1939 L7 packet.</text:span></text:p>
      <text:p text:style-name="P87"><text:tab/><text:span text:style-name="T36">For now, we’ll just not look into the J1939 L7 packet and take it as a black box or</text:span></text:p>
      <text:p text:style-name="P87"><text:tab/><text:span text:style-name="T36">simply a payload or a byte stream.</text:span></text:p>
      <text:p text:style-name="P87"><text:tab/><text:span text:style-name="T37">Now, say the byte stream has length of some ‘N’ bytes, and since the maximum size of</text:span></text:p>
      <text:p text:style-name="P87"><text:tab/><text:span text:style-name="T37">data that can be loaded into a single CAN 2.0B frame is 8 bytes, so we need to distribute</text:span></text:p>
      <text:p text:style-name="P100"><text:tab/>the N bytes into chunks of 8 bytes ( where N&gt;8 ).</text:p>
      <text:p text:style-name="P87"><text:tab/></text:p>
      <text:p text:style-name="P87"><text:span text:style-name="T41"><text:tab/></text:span><text:span text:style-name="T42">B</text:span><text:span text:style-name="T41">ut wait...</text:span></text:p>
      <text:p text:style-name="P87"><text:tab/></text:p>
      <text:p text:style-name="P87"><text:span text:style-name="T41"><text:tab/></text:span><text:span text:style-name="T42">W</text:span><text:span text:style-name="T41">hat about the information of Transport layer protocols ???<text:line-break/><text:tab/></text:span><text:span text:style-name="T42">W</text:span><text:span text:style-name="T41">here do we store the transport layer information like packet number etc which is useful</text:span></text:p>
      <text:p text:style-name="P87"><text:tab/><text:span text:style-name="T41">in segmentation and reassembly of J1939 application packets ???</text:span></text:p>
      <text:p text:style-name="P87"><text:tab/></text:p>
      <text:p text:style-name="P87"><text:tab/><text:span text:style-name="T43">So, what one can do is to not take the 8 bytes chunks of J1939 application packet, instead</text:span></text:p>
      <text:p text:style-name="P87"><text:tab/><text:span text:style-name="T43">one can take 7 or less bytes for than and 1 or more bytes will be used for transport-layer</text:span></text:p>
      <text:p text:style-name="P87"><text:tab/><text:span text:style-name="T43">metadata like packet number/serial number etc.</text:span></text:p>
      <text:p text:style-name="P87"/>
      <text:p text:style-name="P87"><text:tab/><text:span text:style-name="T44">Now, there are many ways via which one can implement the transport layer protocol </text:span><text:span text:style-name="T47">in </text:span></text:p>
      <text:p text:style-name="P87"><text:span text:style-name="T44"><text:tab/></text:span><text:span text:style-name="T47">ECOM library</text:span><text:span text:style-name="T44">,</text:span></text:p>
      <text:p text:style-name="P87"><text:tab/><text:span text:style-name="T44">we’ll be discussing some of them...</text:span></text:p>
      <text:p text:style-name="P87"/>
      <text:p text:style-name="P101"><text:tab/>* One way is as discussed just above, instead of filling 8 bytes data field entirely with</text:p>
      <text:p text:style-name="P87"><text:tab/> <text:s text:c="2"/><text:span text:style-name="T44">application packet chunks, one can partially fill these 8 bytes with payload chunk and</text:span></text:p>
      <text:p text:style-name="P87"><text:tab/> <text:s text:c="2"/><text:span text:style-name="T44">thus remaining bytes can be used to fill the transport layer metadata.</text:span></text:p>
      <text:p text:style-name="P87"><text:tab/></text:p>
      <text:p text:style-name="P102"><text:tab/>* A more efficient approach can be sending an initial frame before sending the actually</text:p>
      <text:p text:style-name="P102"><text:tab/> <text:s text:c="2"/>the actual payload data which contains information like type of data i.e. it is a normal</text:p>
      <text:p text:style-name="P102"><text:tab/> <text:s text:c="2"/>data frame or a firmware update frame or a special error frame.</text:p>
      <text:p text:style-name="P102"/>
      <text:p text:style-name="P102"><text:tab/><text:span text:style-name="T48">So, all the Transport layer stuff like </text:span><text:span text:style-name="T59">J</text:span><text:span text:style-name="T48">1939 Application packet segmentation, appending </text:span></text:p>
      <text:p text:style-name="P102"><text:tab/><text:span text:style-name="T48">appropriate and relevant transport layer information, reassembly of CAN frame’s data </text:span></text:p>
      <text:p text:style-name="P102"><text:tab/><text:span text:style-name="T48">field etc are taken care by ECOM library’s transport handlers.</text:span></text:p>
      <text:p text:style-name="P102"/>
      <text:p text:style-name="P102"><text:tab/><text:span text:style-name="T55">In CAN 2.0B data-link layer protocol, we discussed that DLC field will be passed as some </text:span></text:p>
      <text:p text:style-name="P102"><text:tab/><text:span text:style-name="T55">argument to the CAN controller handler functions </text:span><text:span text:style-name="T57">or set into some CAN controller registers</text:span><text:span text:style-name="T55">, <text:tab/>transport handlers are supposed to do so, they will call the </text:span><text:span text:style-name="T56">CAN 2.0B data-link</text:span><text:span text:style-name="T55"> handler <text:tab/>functions to read the </text:span><text:span text:style-name="T56">payload</text:span><text:span text:style-name="T55"> chunk</text:span><text:span text:style-name="T56">s</text:span><text:span text:style-name="T55"> from the memory and construct the CAN 2.0B frame.</text:span></text:p>
      <text:p text:style-name="P102"/>
      <text:p text:style-name="P102"><text:soft-page-break/><text:tab/></text:p>
      <text:p text:style-name="P102"/>
      <text:p text:style-name="P102"><text:tab/><text:span text:style-name="T49">For transporting chunks of a single J1939 Application packet, CAN hardware configuration</text:span></text:p>
      <text:p text:style-name="P102"><text:tab/><text:span text:style-name="T49">generally kept same until and unless some specific requirement is necessary but it’s no</text:span><text:span text:style-name="T106">t</text:span><text:span text:style-name="T49"> the </text:span></text:p>
      <text:p text:style-name="P102"><text:tab/><text:span text:style-name="T49">part of our task.</text:span></text:p>
      <text:p text:style-name="P102"/>
      <text:p text:style-name="P102"/>
      <text:p text:style-name="P102"><text:tab/><text:span text:style-name="T114">Actual implementation of J1939 transport layer protocol :</text:span></text:p>
      <text:p text:style-name="P102"><text:tab/></text:p>
      <text:p text:style-name="P102"><text:tab/><text:span text:style-name="T114">If the data is less than or equal to 8 bytes, then it can be sent via single CAN frame thus</text:span></text:p>
      <text:p text:style-name="P102"><text:tab/><text:span text:style-name="T114">no chunks are made, but if the size of the data is greater than 8 bytes then out of these 8 </text:span></text:p>
      <text:p text:style-name="P104"><text:tab/>bytes, one byte is used for storing the sequence number of the 7 byte data, this sequence </text:p>
      <text:p text:style-name="P104"><text:tab/>number is used by the transport layer of the receiving node to reassamble the CAN frame</text:p>
      <text:p text:style-name="P104"><text:tab/>data into the actual large data, since only one byte is used for data indexing, thus maximum</text:p>
      <text:p text:style-name="P104"><text:tab/>number of packets that can be transferred by chunking down is 255 which puts a limit on </text:p>
      <text:p text:style-name="P104"><text:tab/>transmission of data larger than 255*7 ( =1785 ) bytes, to counter this, the application layer</text:p>
      <text:p text:style-name="P104"><text:tab/>of J1939 is designed in such a way that one J1939 application packet can holds upto 1785 </text:p>
      <text:p text:style-name="P104"><text:tab/>bytes, for more larger data, one can use multiple J1939 packets.</text:p>
      <text:p text:style-name="P104"/>
      <text:p text:style-name="P104"><text:tab/><text:span text:style-name="T115">In J1939 Transport layer, their are two </text:span><text:span text:style-name="T116">sub-</text:span><text:span text:style-name="T115">protocols used but for different purposes.</text:span></text:p>
      <text:p text:style-name="P104"><text:span text:style-name="T116"><text:tab/>1.) </text:span><text:span text:style-name="T123">CM</text:span><text:span text:style-name="T153">DT ( Connection Mode Data Transfer ) :</text:span></text:p>
      <text:p text:style-name="P105"><text:span text:style-name="T114"><text:tab/><text:tab/><text:tab/></text:span>The <text:span text:style-name="Strong_20_Emphasis"><text:span text:style-name="T128">Connection Mode Data Transfer (CMDT)</text:span></text:span> protocol is used when data <text:tab/><text:tab/><text:tab/>needs to be transferred to a specific destination, often in a request-response <text:tab/><text:tab/><text:tab/>scenario. It involves handshaking between the sender and receiver to control <text:tab/><text:tab/><text:tab/>the flow of the message.</text:p>
      <text:p text:style-name="P105"><text:tab/><text:tab/><text:tab/>the <text:span text:style-name="Strong_20_Emphasis"><text:span text:style-name="T128">CMDT</text:span></text:span> protocol uses the <text:span text:style-name="Strong_20_Emphasis"><text:span text:style-name="T128">Connection Management (TP.CM)</text:span></text:span> and <text:span text:style-name="Strong_20_Emphasis"><text:span text:style-name="T128">Data <text:tab/><text:tab/><text:tab/>Transfer (TP.DT)</text:span></text:span> frames. <text:span text:style-name="T154">It</text:span> includes additional frames for managing the <text:tab/><text:tab/><text:tab/><text:tab/>handshake between sender and receiver.</text:p>
      <text:p text:style-name="P105"><text:tab/></text:p>
      <text:p text:style-name="P105"><text:tab/><text:tab/><text:tab/><text:span text:style-name="T155">In TP.CM, their are </text:span><text:span text:style-name="T156">4</text:span><text:span text:style-name="T155"> type of frames :</text:span></text:p>
      <text:p text:style-name="P105"><text:tab/><text:tab/><text:tab/>&gt; <text:span text:style-name="T187">CMDT </text:span><text:span text:style-name="T155">TP.CM_RTS </text:span><text:span text:style-name="T160">( Request To Send )</text:span></text:p>
      <text:p text:style-name="P105"><text:tab/><text:tab/><text:tab/>&gt; <text:span text:style-name="T187">CMDT </text:span><text:span text:style-name="T155">TP.CM_CTS </text:span><text:span text:style-name="T160">( Clear To Send )</text:span></text:p>
      <text:p text:style-name="P105"><text:tab/><text:tab/><text:tab/>&gt; <text:span text:style-name="T187">CMDT </text:span><text:span text:style-name="T155">TP.CM_EOM_ACK </text:span><text:span text:style-name="T160">( End Of Message ACK )</text:span></text:p>
      <text:p text:style-name="P105"><text:tab/><text:tab/><text:tab/>&gt; <text:span text:style-name="T187">CMDT </text:span><text:span text:style-name="T156">TP.CM_ABORT</text:span></text:p>
      <text:p text:style-name="P105"/>
      <text:p text:style-name="P105"/>
      <text:p text:style-name="P105"><text:tab/><text:tab/><text:tab/><text:span text:style-name="T155">since the CAN frame layout includes the header for data-link layer</text:span></text:p>
      <text:p text:style-name="P105"><text:tab/><text:tab/><text:tab/><text:span text:style-name="T155">information, the information of upper subsequent layers has to be </text:span></text:p>
      <text:p text:style-name="P105"><text:tab/><text:tab/><text:tab/><text:span text:style-name="T155">in the data section of the CAN frame itself, thus the data section just </text:span></text:p>
      <text:p text:style-name="P105"><text:tab/><text:tab/><text:tab/><text:span text:style-name="T155">not only contains user data but instead transport layer data as well, so</text:span></text:p>
      <text:p text:style-name="P105"><text:tab/><text:tab/><text:tab/><text:span text:style-name="T155">all the transport information must be in the CAN data field.</text:span></text:p>
      <text:p text:style-name="P105"><text:tab/><text:tab/><text:tab/><text:span text:style-name="T155">So depending on the type of transport layer information, the information is</text:span></text:p>
      <text:p text:style-name="P105"><text:tab/><text:tab/><text:tab/><text:span text:style-name="T155">included into different frames with user data as well.</text:span></text:p>
      <text:p text:style-name="P107"><text:tab/><text:tab/><text:tab/></text:p>
      <text:p text:style-name="P107"><text:span text:style-name="T77"><text:tab/><text:tab/><text:tab/>Structure of TP.CM_RTS </text:span><text:span text:style-name="T78">CAN frame</text:span><text:span text:style-name="T77">: </text:span></text:p>
      <text:p text:style-name="P105"><text:span text:style-name="T77"><text:tab/><text:tab/><text:tab/></text:span><text:span text:style-name="T130">This CAN frame is sent by the sender for </text:span><text:span text:style-name="T131">asking the specific node for </text:span></text:p>
      <text:p text:style-name="P105"><text:span text:style-name="T131"><text:tab/><text:tab/><text:tab/>initiating a CMDT connection</text:span><text:span text:style-name="T130">,</text:span></text:p>
      <text:p text:style-name="P105"><text:span text:style-name="T130"><text:tab/><text:tab/><text:tab/></text:span><text:span text:style-name="T132">This is a Unicast frame i.e. specific destination address is required.</text:span></text:p>
      <text:p text:style-name="P105"><text:span text:style-name="T130"><text:tab/><text:tab/><text:tab/>All the nodes will read the CAN frame and checks the destination address</text:span></text:p>
      <text:p text:style-name="P105"><text:span text:style-name="T130"><text:tab/><text:tab/><text:tab/>against their own identities, if matches, connection handshaking continues</text:span></text:p>
      <text:p text:style-name="P105"><text:span text:style-name="T130"><text:tab/><text:tab/><text:tab/>else the packet is dropped.</text:span></text:p>
      <text:p text:style-name="P105"><text:span text:style-name="T130"><text:tab/><text:tab/></text:span></text:p>
      <text:p text:style-name="P105"><text:soft-page-break/><text:span text:style-name="T130"><text:tab/><text:tab/><text:tab/></text:span><text:span text:style-name="T131">The sender’s transport layer will write to register and buffers of the CAN </text:span></text:p>
      <text:p text:style-name="P105"><text:span text:style-name="T131"><text:tab/><text:tab/><text:tab/>controller in order to send the RTS frame, let’s see the actual structure of </text:span></text:p>
      <text:p text:style-name="P105"><text:span text:style-name="T131"><text:tab/><text:tab/><text:tab/>this frame.</text:span></text:p>
      <text:p text:style-name="P105"><text:span text:style-name="T131"><text:tab/><text:tab/><text:tab/></text:span></text:p>
      <text:p text:style-name="P105"><text:span text:style-name="T131"><text:tab/><text:tab/></text:span><text:bookmark text:name="rts-tp-cm-message"/><text:span text:style-name="T131"><text:tab/></text:span></text:p>
      <text:list text:style-name="L5">
        <text:list-item>
          <text:list>
            <text:list-item>
              <text:list>
                <text:list-item>
                  <text:p text:style-name="P140">Priority: 7 <text:span text:style-name="T166">(111)</text:span></text:p>
                </text:list-item>
                <text:list-item>
                  <text:p text:style-name="P139">PGN: 60416 (0xEC00) <text:span text:style-name="T166">(0-0-11101100-00000000) </text:span></text:p>
                </text:list-item>
                <text:list-item>
                  <text:p text:style-name="P139">Length<text:span text:style-name="T166">( DLC )</text:span>: 8 bytes <text:span text:style-name="T166">(1</text:span><text:span text:style-name="T170">000</text:span><text:span text:style-name="T166">)</text:span></text:p>
                </text:list-item>
                <text:list-item>
                  <text:p text:style-name="P139">Destination: Specific <text:span text:style-name="T166">node address.</text:span></text:p>
                </text:list-item>
                <text:list-item>
                  <text:p text:style-name="P139">Byte <text:span text:style-name="T184">0</text:span>: RTS (<text:span text:style-name="T166">0x</text:span><text:span text:style-name="T170">10</text:span>) <text:span text:style-name="T166">(</text:span><text:span text:style-name="T170">00010000</text:span><text:span text:style-name="T166">)</text:span></text:p>
                </text:list-item>
                <text:list-item>
                  <text:p text:style-name="P139">Byte <text:span text:style-name="T184">1</text:span> and 3: Message size in bytes</text:p>
                </text:list-item>
                <text:list-item>
                  <text:p text:style-name="P139">Byte <text:span text:style-name="T184">3</text:span>: Number of packets</text:p>
                </text:list-item>
                <text:list-item>
                  <text:p text:style-name="P139">Byte <text:span text:style-name="T184">4</text:span>: Total number of packet sent in response to CTS.</text:p>
                </text:list-item>
                <text:list-item>
                  <text:p text:style-name="P138">Byte <text:span text:style-name="T184">5</text:span> to <text:span text:style-name="T184">7</text:span>: PGN <text:span text:style-name="T166">( PGN of the data which will be sent in chunks, actual PGN of user data).</text:span></text:p>
                </text:list-item>
              </text:list>
            </text:list-item>
          </text:list>
        </text:list-item>
      </text:list>
      <text:p text:style-name="P105"/>
      <text:p text:style-name="P105"><text:tab/><text:tab/><text:tab/><text:span text:style-name="T167">The PGN of this frame will be the PGN for the data this frame is carrying i.e. </text:span></text:p>
      <text:p text:style-name="P105"><text:tab/><text:tab/><text:tab/><text:span text:style-name="T167">its carrying the handshaking information thus the PGN will corresponds to </text:span></text:p>
      <text:p text:style-name="P105"><text:tab/><text:tab/><text:tab/><text:span text:style-name="T167">transport PGN </text:span><text:span text:style-name="T168">and the PGN of the actual user data will be placed in data field</text:span></text:p>
      <text:p text:style-name="P105"><text:tab/><text:tab/><text:tab/><text:span text:style-name="T168">of the CAN frame as described above.</text:span></text:p>
      <text:p text:style-name="P105"><text:tab/></text:p>
      <text:p text:style-name="P105"><text:tab/><text:tab/><text:tab/>Byte <text:span text:style-name="T185">4</text:span> informs the receiver, even before the first packet is sent, what the <text:tab/><text:tab/><text:tab/><text:tab/>expected number of packets is in this transfer session, allowing the receiver to <text:tab/><text:tab/><text:tab/>plan buffer space and manage flow control accordingly.</text:p>
      <text:p text:style-name="P105"><text:tab/><text:tab/><text:tab/><text:span text:style-name="T169">First transfer session means that their are multiple sessions while sending a </text:span></text:p>
      <text:p text:style-name="P105"><text:tab/><text:tab/><text:tab/><text:span text:style-name="T169">large data other than just chunking down and sending chunks, this will be <text:tab/><text:tab/><text:tab/>more clear in CTS frame.</text:span></text:p>
      <text:p text:style-name="P105"><text:span text:style-name="T131"/></text:p>
      <text:p text:style-name="P109"><text:span text:style-name="T131"><text:tab/><text:tab/><text:tab/></text:span><text:span text:style-name="T77">Structure of TP.CM_</text:span><text:span text:style-name="T79">CTS</text:span><text:span text:style-name="T77"> </text:span><text:span text:style-name="T78">CAN frame</text:span><text:span text:style-name="T77">: </text:span></text:p>
      <text:p text:style-name="P105"><text:span text:style-name="T77"><text:tab/><text:tab/><text:tab/></text:span><text:span text:style-name="T133">This is a unicast </text:span><text:span text:style-name="T134">fra</text:span><text:span text:style-name="T135">m</text:span><text:span text:style-name="T134">e which is sent </text:span><text:span text:style-name="T136">by receiver in response of RTS sent to it.</text:span></text:p>
      <text:p text:style-name="P105"><text:span text:style-name="T136"><text:tab/><text:tab/><text:tab/>This packet tells the sender that receiver is now free to accept the CAN </text:span></text:p>
      <text:p text:style-name="P105"><text:span text:style-name="T136"><text:tab/><text:tab/><text:tab/>frames from sender and sender can now start sending the CAN frames.</text:span></text:p>
      <text:p text:style-name="P105"><text:span text:style-name="T136"/></text:p>
      <text:p text:style-name="P105"><text:span text:style-name="T136"><text:tab/><text:tab/><text:tab/>Structure :</text:span></text:p>
      <text:p text:style-name="P105"><text:span text:style-name="T136"/></text:p>
      <text:p text:style-name="P111"><text:span text:style-name="T136"><text:tab/><text:tab/><text:tab/></text:span></text:p>
      <text:list text:style-name="L6">
        <text:list-item>
          <text:list>
            <text:list-item>
              <text:list>
                <text:list-item>
                  <text:p text:style-name="P142">Priority: 7 <text:span text:style-name="T170">(111)<text:tab/></text:span></text:p>
                </text:list-item>
                <text:list-item>
                  <text:p text:style-name="P110"><text:span text:style-name="T136">PGN: 60416 (0xEC00) (0-0-</text:span><text:span text:style-name="T137">11101100-00000000)</text:span></text:p>
                </text:list-item>
                <text:list-item>
                  <text:p text:style-name="P142">Length<text:span text:style-name="T191">(DLC)</text:span>: 8 bytes <text:span text:style-name="T170">(1000)</text:span></text:p>
                </text:list-item>
                <text:list-item>
                  <text:p text:style-name="P142">Destination: Specific <text:span text:style-name="T171">node address.</text:span></text:p>
                </text:list-item>
                <text:list-item>
                  <text:p text:style-name="P142">Byte <text:span text:style-name="T184">0</text:span>: CTS (<text:span text:style-name="T170">0x11</text:span>) <text:span text:style-name="T170">(00010001)</text:span></text:p>
                </text:list-item>
                <text:list-item>
                  <text:p text:style-name="P142">Byte <text:span text:style-name="T184">1</text:span>: Max number of packets that can be sent at once. (Not larger than byte <text:tab/><text:span text:style-name="T185">4</text:span> of RTS)</text:p>
                </text:list-item>
                <text:list-item>
                  <text:p text:style-name="P142">Byte <text:span text:style-name="T184">2</text:span>: Next sequence number to start with</text:p>
                </text:list-item>
                <text:list-item>
                  <text:p text:style-name="P142">Byte <text:span text:style-name="T184">3</text:span> and 5: Reserved (0x<text:span text:style-name="T175">FF</text:span>)</text:p>
                </text:list-item>
                <text:list-item>
                  <text:p text:style-name="P141">Byte <text:span text:style-name="T184">4</text:span> to <text:span text:style-name="T184">7</text:span>: PGN</text:p>
                </text:list-item>
              </text:list>
            </text:list-item>
          </text:list>
        </text:list-item>
      </text:list>
      <text:p text:style-name="P105"><text:span text:style-name="T136"/></text:p>
      <text:p text:style-name="P105"><text:span text:style-name="T136"/></text:p>
      <text:p text:style-name="P88"><text:soft-page-break/><text:tab/><text:tab/><text:tab/><text:span text:style-name="T172">This CMDT protocol works in discontinous manner, it works in </text:span></text:p>
      <text:p text:style-name="P88"><text:tab/><text:tab/><text:tab/><text:span text:style-name="T172">different sessions,<text:tab/></text:span></text:p>
      <text:p text:style-name="P88"><text:tab/><text:tab/><text:tab/><text:span text:style-name="T172">let’s see how it works...</text:span></text:p>
      <text:p text:style-name="P88"><text:tab/><text:tab/><text:tab/><text:span text:style-name="T172">When sender prepares for sending a large message on CMDT to a </text:span></text:p>
      <text:p text:style-name="P88"><text:tab/><text:tab/><text:tab/><text:span text:style-name="T172">specific node, it first sends RTS frame to the required node, the node </text:span></text:p>
      <text:p text:style-name="P88"><text:tab/><text:tab/><text:tab/><text:span text:style-name="T172">in response transmits CTS frame, once the sender has sent the specific </text:span></text:p>
      <text:p text:style-name="P88"><text:tab/><text:tab/><text:tab/><text:span text:style-name="T172">number of CAN frames as instructed by byte 2 of data field of </text:span><text:span text:style-name="T173">CTS, then</text:span></text:p>
      <text:p text:style-name="P88"><text:tab/><text:tab/><text:tab/><text:span text:style-name="T173">sender will stop sending the CAN frames and then will wait for next CTS</text:span></text:p>
      <text:p text:style-name="P88"><text:tab/><text:tab/><text:tab/><text:span text:style-name="T173">from the receiver, once CTS is received, it will send more CAN frames </text:span></text:p>
      <text:p text:style-name="P88"><text:tab/><text:tab/><text:tab/><text:span text:style-name="T173">according to byte </text:span><text:span text:style-name="T185">1</text:span><text:span text:style-name="T173"> of received CTS frame.</text:span></text:p>
      <text:p text:style-name="P88"><text:tab/><text:tab/><text:tab/><text:span text:style-name="T173">RTS is sent only once at the starting of communication, byte </text:span><text:span text:style-name="T185">4</text:span><text:span text:style-name="T173"> of RTS</text:span></text:p>
      <text:p text:style-name="P88"><text:tab/><text:tab/><text:tab/><text:span text:style-name="T173">will only once instruct the receiver that how much maximum byte sender</text:span></text:p>
      <text:p text:style-name="P88"><text:tab/><text:tab/><text:tab/><text:span text:style-name="T173">can send in one go, thus the byte </text:span><text:span text:style-name="T185">1</text:span><text:span text:style-name="T173"> of the CTS must be less than or equal to</text:span></text:p>
      <text:p text:style-name="P89"><text:tab/><text:tab/><text:tab/><text:span text:style-name="T173">byte </text:span><text:span text:style-name="T185">4</text:span><text:span text:style-name="T173"> of RTS.</text:span></text:p>
      <text:p text:style-name="P89"><text:tab/><text:tab/><text:tab/><text:span text:style-name="T173">This cycle of CTS continues till all the CAN frames are not received by the </text:span></text:p>
      <text:p text:style-name="P89"><text:tab/><text:tab/><text:tab/><text:span text:style-name="T173">receiver node.</text:span></text:p>
      <text:p text:style-name="P89"/>
      <text:p text:style-name="P89"><text:tab/><text:tab/><text:tab/><text:span text:style-name="T174">Byte </text:span><text:span text:style-name="T185">2</text:span><text:span text:style-name="T174"> represents the serial number of the first CAN frame of next subsequent </text:span></text:p>
      <text:p text:style-name="P89"><text:tab/><text:tab/><text:tab/><text:span text:style-name="T174">session.</text:span></text:p>
      <text:p text:style-name="P89"/>
      <text:p text:style-name="P90"><text:tab/><text:tab/><text:tab/><text:span text:style-name="T77">Structure of TP.CM_</text:span><text:span text:style-name="T80">EOM_ACK</text:span><text:span text:style-name="T77"> </text:span><text:span text:style-name="T78">CAN frame</text:span><text:span text:style-name="T77">: </text:span></text:p>
      <text:p text:style-name="P91"><text:span text:style-name="T173"><text:tab/><text:tab/><text:tab/></text:span></text:p>
      <text:p text:style-name="P92"><text:span text:style-name="T173"><text:tab/><text:tab/><text:tab/></text:span><text:span text:style-name="T176">This frame is sent by the receiver’s node once all the frames it has received,<text:line-break/><text:tab/><text:tab/><text:tab/>this is a unicast frame intended for the sender node.<text:line-break/><text:tab/><text:tab/><text:tab/></text:span><text:span text:style-name="T177">Structure:</text:span></text:p>
      <text:p text:style-name="P92"/>
      <text:p text:style-name="P113"><text:span text:style-name="T173"><text:tab/><text:tab/><text:tab/></text:span></text:p>
      <text:list text:style-name="L8">
        <text:list-item>
          <text:list>
            <text:list-item>
              <text:list>
                <text:list-item>
                  <text:p text:style-name="P144">Priority: 7 <text:span text:style-name="T178">(111)</text:span></text:p>
                </text:list-item>
                <text:list-item>
                  <text:p text:style-name="P112">PGN: 60416 (0xEC00) <text:span text:style-name="T178">(0-0-</text:span><text:span text:style-name="T137">11101100-00000000</text:span><text:span text:style-name="T138">)</text:span></text:p>
                </text:list-item>
                <text:list-item>
                  <text:p text:style-name="P144">Length<text:span text:style-name="T191">(DLC)</text:span>: 8 bytes <text:span text:style-name="T178">(1000)</text:span></text:p>
                </text:list-item>
                <text:list-item>
                  <text:p text:style-name="P144">Destination: Specific</text:p>
                </text:list-item>
                <text:list-item>
                  <text:p text:style-name="P144">Byte <text:span text:style-name="T184">0</text:span>: EndofMsgACK (<text:span text:style-name="T178">0x13</text:span>) <text:span text:style-name="T178">(10011)</text:span></text:p>
                </text:list-item>
                <text:list-item>
                  <text:p text:style-name="P144">Byte <text:span text:style-name="T184">1</text:span> and <text:span text:style-name="T184">2</text:span>: Total message size in bytes</text:p>
                </text:list-item>
                <text:list-item>
                  <text:p text:style-name="P144">Byte <text:span text:style-name="T184">3</text:span>: Total number of packets</text:p>
                </text:list-item>
                <text:list-item>
                  <text:p text:style-name="P144">Byte <text:span text:style-name="T184">4</text:span>: Reserved (0x<text:span text:style-name="T178">FF</text:span>)</text:p>
                </text:list-item>
                <text:list-item>
                  <text:p text:style-name="P143">Byte <text:span text:style-name="T184">5</text:span> to <text:span text:style-name="T184">7</text:span>: PGN</text:p>
                </text:list-item>
              </text:list>
            </text:list-item>
          </text:list>
        </text:list-item>
      </text:list>
      <text:p text:style-name="Text_20_body"/>
      <text:p text:style-name="P145"><text:tab/><text:tab/><text:tab/> <text:span text:style-name="T77">Structure of TP.CM_</text:span><text:span text:style-name="T81">ABORT</text:span><text:span text:style-name="T77"> </text:span><text:span text:style-name="T78">CAN frame :</text:span></text:p>
      <text:p text:style-name="P145"><text:span text:style-name="T78"><text:tab/><text:tab/><text:tab/></text:span><text:span text:style-name="T139">This frame is sent by the receiver node whenever it need to terminate <text:tab/><text:tab/><text:tab/><text:tab/>connection urgently due to some issues on receiver’s side like out of memory <text:tab/><text:tab/><text:tab/>or etc.</text:span></text:p>
      <text:p text:style-name="P145"><text:span text:style-name="T139"><text:tab/><text:tab/><text:tab/></text:span><text:span text:style-name="T140">Structure :</text:span></text:p>
      <text:p text:style-name="P145"><text:span text:style-name="T140"><text:tab/><text:tab/><text:tab/></text:span></text:p>
      <text:list text:style-name="L9">
        <text:list-item>
          <text:list>
            <text:list-item>
              <text:list>
                <text:list-item>
                  <text:p text:style-name="P147">Priority: 7 <text:span text:style-name="T179">(111)</text:span></text:p>
                </text:list-item>
                <text:list-item>
                  <text:p text:style-name="P148"><text:span text:style-name="T140">PGN: 60416 (0xEC00) (</text:span><text:span text:style-name="T138">0-0-</text:span><text:span text:style-name="T137">11101100-00000000</text:span><text:span text:style-name="T138">)</text:span></text:p>
                </text:list-item>
                <text:list-item>
                  <text:p text:style-name="P147">Length<text:span text:style-name="T191">(DLC)</text:span>: 8 bytes <text:span text:style-name="T180">(1000)</text:span></text:p>
                </text:list-item>
                <text:list-item>
                  <text:p text:style-name="P147"><text:soft-page-break/>Destination: Specific</text:p>
                </text:list-item>
                <text:list-item>
                  <text:p text:style-name="P147">Byte <text:span text:style-name="T184">0</text:span>: Connection abort (<text:span text:style-name="T180">0xFF</text:span>) <text:span text:style-name="T180">(11111111)</text:span></text:p>
                </text:list-item>
                <text:list-item>
                  <text:p text:style-name="P147">Byte <text:span text:style-name="T184">1</text:span> and <text:span text:style-name="T184">2</text:span>: Connection abort reason</text:p>
                </text:list-item>
                <text:list-item>
                  <text:p text:style-name="P147">Byte 3 <text:span text:style-name="T184">and</text:span> <text:span text:style-name="T184">4</text:span>: Reserved (0x<text:span text:style-name="T180">FF</text:span>)</text:p>
                </text:list-item>
                <text:list-item>
                  <text:p text:style-name="P146">Byte <text:span text:style-name="T184">5</text:span> to <text:span text:style-name="T184">7</text:span>: PGN</text:p>
                </text:list-item>
              </text:list>
            </text:list-item>
          </text:list>
        </text:list-item>
      </text:list>
      <text:p text:style-name="P145"><text:span text:style-name="T140"/></text:p>
      <text:p text:style-name="P93"><text:span text:style-name="T173"><text:tab/><text:tab/><text:tab/></text:span><text:span text:style-name="T181">TP.DT consists of only one type of frame.</text:span></text:p>
      <text:p text:style-name="P94"><text:tab/><text:tab/><text:tab/><text:span text:style-name="T77">Structure of </text:span><text:span text:style-name="T83">CMDT </text:span><text:span text:style-name="T77">TP.</text:span><text:span text:style-name="T82">DT</text:span><text:span text:style-name="T77"> </text:span><text:span text:style-name="T78">CAN frame</text:span><text:span text:style-name="T77">:</text:span></text:p>
      <text:p text:style-name="P94"><text:span text:style-name="T77"><text:tab/><text:tab/><text:tab/></text:span></text:p>
      <text:p text:style-name="P115"><text:span text:style-name="T77"><text:tab/><text:tab/><text:tab/></text:span></text:p>
      <text:list text:style-name="L10">
        <text:list-item>
          <text:list>
            <text:list-item>
              <text:list>
                <text:list-item>
                  <text:p text:style-name="P150">Priority: 7 <text:span text:style-name="T182">(111)</text:span></text:p>
                </text:list-item>
                <text:list-item>
                  <text:p text:style-name="P114"><text:span text:style-name="T129">PGN: 60160 (0xEB00) </text:span><text:span text:style-name="T141">(0-0-11101000-00000000)</text:span></text:p>
                </text:list-item>
                <text:list-item>
                  <text:p text:style-name="P150">Length<text:span text:style-name="T191">(DLC)</text:span>: <text:span text:style-name="T182">specific data byte count (0 to 6 since 1 byte used for sequence <text:tab/><text:tab/>index).</text:span> </text:p>
                </text:list-item>
                <text:list-item>
                  <text:p text:style-name="P150">Destination: <text:span text:style-name="T183">specific node address.</text:span></text:p>
                </text:list-item>
                <text:list-item>
                  <text:p text:style-name="P150">Byte <text:span text:style-name="T185">0</text:span>: Sequence number (1 to 255)</text:p>
                </text:list-item>
                <text:list-item>
                  <text:p text:style-name="P149">Byte <text:span text:style-name="T185">1</text:span> to <text:span text:style-name="T185">7</text:span>: Data</text:p>
                </text:list-item>
              </text:list>
            </text:list-item>
          </text:list>
        </text:list-item>
      </text:list>
      <text:p text:style-name="P94"><text:span text:style-name="T77"><text:s/></text:span></text:p>
      <text:p text:style-name="P95"><text:span text:style-name="T186"><text:tab/>2.) BAM ( Broadcast Announce Message ) :</text:span></text:p>
      <text:p text:style-name="P95"><text:span text:style-name="T173"><text:tab/><text:tab/><text:tab/></text:span><text:span text:style-name="T186">BAM is used when the data which has to be sent is necessary for all nodes,</text:span></text:p>
      <text:p text:style-name="P95"><text:span text:style-name="T173"><text:tab/><text:tab/><text:tab/></text:span><text:span text:style-name="T186">thus a broadcast packet is sent, this protocol uses two different types of </text:span></text:p>
      <text:p text:style-name="P95"><text:span text:style-name="T173"><text:tab/><text:tab/><text:tab/></text:span><text:span text:style-name="T186">packets for ensuring the proper communication.</text:span></text:p>
      <text:p text:style-name="P96"><text:span text:style-name="T173"><text:tab/><text:tab/><text:tab/></text:span><text:span text:style-name="T186">It includes </text:span><text:span text:style-name="T187">BAM </text:span><text:span text:style-name="T186">TP.</text:span><text:span text:style-name="T187">CM and BAM TP.DT frames </text:span><text:span text:style-name="T188">each of which has only</text:span></text:p>
      <text:p text:style-name="P97"><text:span text:style-name="T173"><text:tab/><text:tab/><text:tab/></text:span><text:span text:style-name="T188">1 type of frames.</text:span></text:p>
      <text:p text:style-name="P97"/>
      <text:p text:style-name="P97"><text:span text:style-name="T173"><text:tab/><text:tab/><text:tab/></text:span><text:span text:style-name="T77">Structure of </text:span><text:span text:style-name="T84">BAM</text:span><text:span text:style-name="T83"> </text:span><text:span text:style-name="T77">TP.</text:span><text:span text:style-name="T84">CM</text:span><text:span text:style-name="T77"> </text:span><text:span text:style-name="T78">CAN fram</text:span><text:span text:style-name="T84">e :</text:span></text:p>
      <text:p text:style-name="P117"><text:span text:style-name="T84"><text:tab/><text:tab/><text:tab/></text:span></text:p>
      <text:list text:style-name="L11">
        <text:list-item>
          <text:list>
            <text:list-item>
              <text:list>
                <text:list-item>
                  <text:p text:style-name="P152">Priority: 7</text:p>
                </text:list-item>
                <text:list-item>
                  <text:p text:style-name="P116"><text:span text:style-name="T142">PGN: 60416 (0xEC00) </text:span><text:span text:style-name="T143">(0-0</text:span><text:span text:style-name="T138">-</text:span><text:span text:style-name="T137">11101100-00000000</text:span><text:span text:style-name="T138">)</text:span></text:p>
                </text:list-item>
                <text:list-item>
                  <text:p text:style-name="P152">Length<text:span text:style-name="T191">(DLC)</text:span>: 8 bytes <text:span text:style-name="T189">(1000)</text:span></text:p>
                </text:list-item>
                <text:list-item>
                  <text:p text:style-name="P152">Destination: Global (<text:span text:style-name="T189">0xFF</text:span>) <text:span text:style-name="T189">(11111111)</text:span></text:p>
                </text:list-item>
                <text:list-item>
                  <text:p text:style-name="P152">Byte <text:span text:style-name="T189">0</text:span>: BAM (<text:span text:style-name="T189">0X20</text:span>) <text:span text:style-name="T189">(100000)</text:span></text:p>
                </text:list-item>
                <text:list-item>
                  <text:p text:style-name="P152">Byte <text:span text:style-name="T189">1</text:span> and <text:span text:style-name="T189">2</text:span>: Message size in bytes</text:p>
                </text:list-item>
                <text:list-item>
                  <text:p text:style-name="P152">Byte <text:span text:style-name="T189">3</text:span>: Number of packets</text:p>
                </text:list-item>
                <text:list-item>
                  <text:p text:style-name="P152">Byte <text:span text:style-name="T189">4</text:span>: Reserved (0x<text:span text:style-name="T190">FF</text:span>)</text:p>
                </text:list-item>
                <text:list-item>
                  <text:p text:style-name="P151">Byte <text:span text:style-name="T189">5</text:span> to <text:span text:style-name="T189">7</text:span>: PGN <text:span text:style-name="T189">(PGN of data which the subsequent data frames will be </text:span></text:p>
                </text:list-item>
              </text:list>
            </text:list-item>
          </text:list>
        </text:list-item>
      </text:list>
      <text:p text:style-name="Text_20_body"><text:s/><text:tab/><text:tab/><text:tab/><text:tab/> <text:s text:c="8"/><text:span text:style-name="T189">carrying.)</text:span></text:p>
      <text:p text:style-name="Text_20_body"><text:tab/></text:p>
      <text:p text:style-name="Text_20_body"><text:tab/><text:tab/><text:tab/><text:span text:style-name="T190">The size of the information that needed to be broadcast can be more than 7 </text:span></text:p>
      <text:p text:style-name="Text_20_body"><text:tab/><text:tab/><text:tab/><text:span text:style-name="T190">bytes thus, that information must be chunked down and sent. This protocol</text:span></text:p>
      <text:p text:style-name="Text_20_body"><text:tab/><text:tab/><text:tab/><text:span text:style-name="T190">doesn’t provides relaibility like CMDT, if some node is not able to capture </text:span></text:p>
      <text:p text:style-name="Text_20_body"><text:tab/><text:tab/><text:tab/><text:span text:style-name="T190">some specific packet, then it won’t report for an error and neither the sender </text:span></text:p>
      <text:p text:style-name="Text_20_body"><text:tab/><text:tab/><text:tab/><text:span text:style-name="T190">will again broadcast the information.</text:span></text:p>
      <text:p text:style-name="P97"><text:soft-page-break/><text:span text:style-name="T84"/></text:p>
      <text:p text:style-name="P98"><text:tab/><text:tab/><text:tab/><text:span text:style-name="T77">Structure of </text:span><text:span text:style-name="T84">BAM</text:span><text:span text:style-name="T83"> </text:span><text:span text:style-name="T77">TP.</text:span><text:span text:style-name="T85">DT</text:span><text:span text:style-name="T77"> </text:span><text:span text:style-name="T78">CAN fram</text:span><text:span text:style-name="T84">e :</text:span><text:tab/><text:tab/><text:tab/></text:p>
      <text:p text:style-name="P119"><text:span text:style-name="T54"><text:tab/><text:tab/><text:tab/></text:span></text:p>
      <text:list text:style-name="L12">
        <text:list-item>
          <text:list>
            <text:list-item>
              <text:list>
                <text:list-item>
                  <text:p text:style-name="P155">Priority: 7 <text:span text:style-name="T191">(111)</text:span></text:p>
                </text:list-item>
                <text:list-item>
                  <text:p text:style-name="P118">PGN: 60160 (0xEB00) <text:span text:style-name="T191">(</text:span><text:span text:style-name="T141">0-0-11101000-00000000)</text:span></text:p>
                </text:list-item>
                <text:list-item>
                  <text:p text:style-name="P155">Length<text:span text:style-name="T191">(DLC):</text:span> <text:span text:style-name="T182">specific data byte count (0 to 6 since 1 byte used for sequence <text:tab/><text:tab/>index).</text:span></text:p>
                </text:list-item>
                <text:list-item>
                  <text:p text:style-name="P154">Destination: Global (<text:span text:style-name="T192">0xFF</text:span>) <text:span text:style-name="T192">(11111111)</text:span></text:p>
                </text:list-item>
                <text:list-item>
                  <text:p text:style-name="P154">Byte <text:span text:style-name="T192">0</text:span>: Sequence number (1 to 255)</text:p>
                </text:list-item>
                <text:list-item>
                  <text:p text:style-name="P153">Byte <text:span text:style-name="T192">1</text:span>to <text:span text:style-name="T192">7</text:span>: Data</text:p>
                </text:list-item>
              </text:list>
            </text:list-item>
          </text:list>
        </text:list-item>
      </text:list>
      <text:p text:style-name="Text_20_body"/>
      <text:p text:style-name="Text_20_body"><text:tab/><text:tab/><text:tab/><text:span text:style-name="T193">In our project, for transferring the firmware which is a large chunk of data,</text:span></text:p>
      <text:p text:style-name="Text_20_body"><text:tab/><text:tab/><text:tab/><text:span text:style-name="T193">we need to use CMDT transport protocol.</text:span></text:p>
      <text:p text:style-name="Text_20_body"/>
      <text:p text:style-name="P156">So, lets have a chosen stack of protocols which we’ll be using in our project...</text:p>
      <text:p text:style-name="P156">1.) L1 : CAN physical layer protocol.</text:p>
      <text:p text:style-name="P156">2.) L2 : CAN 2.0B data-link layer protocol.</text:p>
      <text:p text:style-name="P156">3.) L4 : CMDT J1939 transport layer protocol.</text:p>
      <text:p text:style-name="P156">4.) L7 : J1939 application layer protocol.</text:p>
      <text:p text:style-name="P59"/>
      <text:p text:style-name="P59"/>
      <text:p text:style-name="P59"/>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4T01:39:18.049788835</meta:creation-date>
    <dc:date>2024-09-17T23:48:08.395541799</dc:date>
    <meta:editing-duration>P3DT4H33M45S</meta:editing-duration>
    <meta:editing-cycles>200</meta:editing-cycles>
    <meta:generator>LibreOffice/24.2.5.2$Linux_X86_64 LibreOffice_project/420$Build-2</meta:generator>
    <meta:document-statistic meta:table-count="5" meta:image-count="0" meta:object-count="0" meta:page-count="18" meta:paragraph-count="679" meta:word-count="6767" meta:character-count="39648" meta:non-whitespace-character-count="31648"/>
  </office:meta>
</office:document-meta>
</file>